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9">
      <style:table-cell-properties fo:background-color="transparent" fo:border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 style:data-style-name="N4">
      <style:table-cell-properties fo:background-color="transparent" fo:border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Category" style:data-style-name="N49">
      <style:table-cell-properties fo:border-bottom="none" fo:background-color="#ff0000" fo:border-left="2.01pt solid #000000" fo:border-right="0.99pt solid #000000" fo:border-top="none"/>
    </style:style>
    <style:style style:name="ce20" style:family="table-cell" style:parent-style-name="Pivot_20_Table_20_Category" style:data-style-name="N49">
      <style:table-cell-properties fo:border-bottom="2.01pt solid #000000" fo:background-color="#ff0000" fo:border-left="2.01pt solid #000000" fo:border-right="0.99pt solid #000000" fo:border-top="none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0">
      <style:table-cell-properties fo:border-bottom="none" fo:background-color="#ff0000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2.01pt solid #000000" fo:background-color="#ff0000" fo:border-left="0.99pt solid #000000" fo:border-right="2.01pt solid #000000" fo:border-top="none"/>
    </style:style>
    <style:style style:name="ce22" style:family="table-cell" style:parent-style-name="Default" style:data-style-name="N49">
      <style:table-cell-properties fo:background-color="#ffff38"/>
    </style:style>
    <style:style style:name="ce36" style:family="table-cell" style:parent-style-name="Pivot_20_Table_20_Corner" style:data-style-name="N0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Default" style:data-style-name="N0">
      <style:table-cell-properties fo:background-color="#ffff38"/>
    </style:style>
    <style:style style:name="ce25" style:family="table-cell" style:parent-style-name="Default" style:data-style-name="N0"/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49">
      <style:table-cell-properties fo:border-bottom="none" fo:background-color="#ff0000" fo:border-left="2.01pt solid #000000" fo:border-right="0.99pt solid #000000" fo:border-top="none"/>
    </style:style>
    <style:style style:name="ce27" style:family="table-cell" style:parent-style-name="Pivot_20_Table_20_Category" style:data-style-name="N49">
      <style:table-cell-properties fo:border-bottom="2.01pt solid #000000" fo:background-color="#ff0000" fo:border-left="2.01pt solid #000000" fo:border-right="0.99pt solid #000000" fo:border-top="none"/>
    </style:style>
    <style:style style:name="ce4" style:family="table-cell" style:parent-style-name="Default">
      <style:table-cell-properties fo:background-color="#ffff38" fo:border="0.74pt solid #000000"/>
    </style:style>
    <style:style style:name="ce47" style:family="table-cell" style:parent-style-name="Default">
      <style:table-cell-properties fo:background-color="#ffff38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30">
      <style:table-cell-properties fo:background-color="#ffff38" fo:border="0.74pt solid #000000"/>
    </style:style>
    <style:style style:name="ce49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XIS" table:style-name="ta1">
        <table:table-column table:style-name="co1" table:default-cell-style-name="ce7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able:cell-range-source table:name="CSV_all" xlink:type="simple" xlink:href="../../my_life_strategy_funds/LifeStrategy%20Income%20Fund.csv" table:filter-name="Text - txt - csv (StarCalc)" table:filter-options="44,34,12,1,,0,false,false,true,false,false,0,false,false,true" table:last-column-spanned="2" table:last-row-spanned="509"/>
            <text:p>date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15.0900001525879" calcext:value-type="float">
            <text:p>15.0900001525879</text:p>
          </table:table-cell>
          <table:table-cell table:style-name="ce8"/>
          <table:table-cell table:style-name="ce10"/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15.0799999237061" calcext:value-type="float">
            <text:p>15.0799999237061</text:p>
          </table:table-cell>
          <table:table-cell table:style-name="ce8"/>
          <table:table-cell table:style-name="ce11"/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15.0100002288818" calcext:value-type="float">
            <text:p>15.0100002288818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14.9899997711182" calcext:value-type="float">
            <text:p>14.9899997711182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5.0699996948242" calcext:value-type="float">
            <text:p>15.0699996948242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15.039999961853" calcext:value-type="float">
            <text:p>15.039999961853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15.039999961853" calcext:value-type="float">
            <text:p>15.039999961853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15.0799999237061" calcext:value-type="float">
            <text:p>15.0799999237061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15.1099996566772" calcext:value-type="float">
            <text:p>15.1099996566772</text:p>
          </table:table-cell>
          <table:table-cell table:style-name="ce8"/>
          <table:table-cell table:style-name="ce12"/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15.0200004577637" calcext:value-type="float">
            <text:p>15.0200004577637</text:p>
          </table:table-cell>
          <table:table-cell table:style-name="ce9" table:number-columns-repeated="2"/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14.960000038147" calcext:value-type="float">
            <text:p>14.960000038147</text:p>
          </table:table-cell>
          <table:table-cell table:number-columns-repeated="2"/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14.9700002670288" calcext:value-type="float">
            <text:p>14.9700002670288</text:p>
          </table:table-cell>
          <table:table-cell table:number-columns-repeated="2"/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5.0299997329712" calcext:value-type="float">
            <text:p>15.0299997329712</text:p>
          </table:table-cell>
          <table:table-cell table:number-columns-repeated="2"/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15.0100002288818" calcext:value-type="float">
            <text:p>15.0100002288818</text:p>
          </table:table-cell>
          <table:table-cell table:number-columns-repeated="2"/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15.0500001907349" calcext:value-type="float">
            <text:p>15.0500001907349</text:p>
          </table:table-cell>
          <table:table-cell table:number-columns-repeated="2"/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5.1199998855591" calcext:value-type="float">
            <text:p>15.1199998855591</text:p>
          </table:table-cell>
          <table:table-cell table:number-columns-repeated="2"/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15.1199998855591" calcext:value-type="float">
            <text:p>15.1199998855591</text:p>
          </table:table-cell>
          <table:table-cell table:number-columns-repeated="2"/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15.1099996566772" calcext:value-type="float">
            <text:p>15.1099996566772</text:p>
          </table:table-cell>
          <table:table-cell table:number-columns-repeated="2"/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15.0799999237061" calcext:value-type="float">
            <text:p>15.0799999237061</text:p>
          </table:table-cell>
          <table:table-cell table:number-columns-repeated="2"/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15.0799999237061" calcext:value-type="float">
            <text:p>15.0799999237061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5.0900001525879" calcext:value-type="float">
            <text:p>15.0900001525879</text:p>
          </table:table-cell>
          <table:table-cell table:number-columns-repeated="2"/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14.960000038147" calcext:value-type="float">
            <text:p>14.960000038147</text:p>
          </table:table-cell>
          <table:table-cell table:number-columns-repeated="2"/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15.0799999237061" calcext:value-type="float">
            <text:p>15.0799999237061</text:p>
          </table:table-cell>
          <table:table-cell table:number-columns-repeated="2"/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15.0500001907349" calcext:value-type="float">
            <text:p>15.0500001907349</text:p>
          </table:table-cell>
          <table:table-cell table:number-columns-repeated="2"/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15.0200004577637" calcext:value-type="float">
            <text:p>15.0200004577637</text:p>
          </table:table-cell>
          <table:table-cell table:number-columns-repeated="2"/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15.0900001525879" calcext:value-type="float">
            <text:p>15.0900001525879</text:p>
          </table:table-cell>
          <table:table-cell table:number-columns-repeated="2"/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15.0900001525879" calcext:value-type="float">
            <text:p>15.0900001525879</text:p>
          </table:table-cell>
          <table:table-cell table:number-columns-repeated="2"/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15.2700004577637" calcext:value-type="float">
            <text:p>15.2700004577637</text:p>
          </table:table-cell>
          <table:table-cell table:number-columns-repeated="2"/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5.2700004577637" calcext:value-type="float">
            <text:p>15.2700004577637</text:p>
          </table:table-cell>
          <table:table-cell table:number-columns-repeated="2"/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.1099996566772" calcext:value-type="float">
            <text:p>15.1099996566772</text:p>
          </table:table-cell>
          <table:table-cell table:number-columns-repeated="2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.0100002288818" calcext:value-type="float">
            <text:p>15.0100002288818</text:p>
          </table:table-cell>
          <table:table-cell table:number-columns-repeated="2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.0100002288818" calcext:value-type="float">
            <text:p>15.0100002288818</text:p>
          </table:table-cell>
          <table:table-cell table:number-columns-repeated="2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.9099998474121" calcext:value-type="float">
            <text:p>14.9099998474121</text:p>
          </table:table-cell>
          <table:table-cell table:number-columns-repeated="2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.8599996566772" calcext:value-type="float">
            <text:p>14.8599996566772</text:p>
          </table:table-cell>
          <table:table-cell table:number-columns-repeated="2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.8900003433228" calcext:value-type="float">
            <text:p>14.8900003433228</text:p>
          </table:table-cell>
          <table:table-cell table:number-columns-repeated="2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.8500003814697" calcext:value-type="float">
            <text:p>14.8500003814697</text:p>
          </table:table-cell>
          <table:table-cell table:number-columns-repeated="2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.8500003814697" calcext:value-type="float">
            <text:p>14.8500003814697</text:p>
          </table:table-cell>
          <table:table-cell table:number-columns-repeated="2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.8999996185303" calcext:value-type="float">
            <text:p>14.8999996185303</text:p>
          </table:table-cell>
          <table:table-cell table:number-columns-repeated="2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.9300003051758" calcext:value-type="float">
            <text:p>14.9300003051758</text:p>
          </table:table-cell>
          <table:table-cell table:number-columns-repeated="2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.9099998474121" calcext:value-type="float">
            <text:p>14.9099998474121</text:p>
          </table:table-cell>
          <table:table-cell table:number-columns-repeated="2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.8599996566772" calcext:value-type="float">
            <text:p>14.8599996566772</text:p>
          </table:table-cell>
          <table:table-cell table:number-columns-repeated="2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.9099998474121" calcext:value-type="float">
            <text:p>14.9099998474121</text:p>
          </table:table-cell>
          <table:table-cell table:number-columns-repeated="2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.960000038147" calcext:value-type="float">
            <text:p>14.960000038147</text:p>
          </table:table-cell>
          <table:table-cell table:number-columns-repeated="2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.8800001144409" calcext:value-type="float">
            <text:p>14.8800001144409</text:p>
          </table:table-cell>
          <table:table-cell table:number-columns-repeated="2"/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14.8999996185303" calcext:value-type="float">
            <text:p>14.8999996185303</text:p>
          </table:table-cell>
          <table:table-cell table:number-columns-repeated="2"/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14.9700002670288" calcext:value-type="float">
            <text:p>14.9700002670288</text:p>
          </table:table-cell>
          <table:table-cell table:number-columns-repeated="2"/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15.0699996948242" calcext:value-type="float">
            <text:p>15.0699996948242</text:p>
          </table:table-cell>
          <table:table-cell table:number-columns-repeated="2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15.1199998855591" calcext:value-type="float">
            <text:p>15.1199998855591</text:p>
          </table:table-cell>
          <table:table-cell table:number-columns-repeated="2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15.1499996185303" calcext:value-type="float">
            <text:p>15.1499996185303</text:p>
          </table:table-cell>
          <table:table-cell table:number-columns-repeated="2"/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15.0600004196167" calcext:value-type="float">
            <text:p>15.0600004196167</text:p>
          </table:table-cell>
          <table:table-cell table:number-columns-repeated="2"/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15.1000003814697" calcext:value-type="float">
            <text:p>15.1000003814697</text:p>
          </table:table-cell>
          <table:table-cell table:number-columns-repeated="2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15.1499996185303" calcext:value-type="float">
            <text:p>15.1499996185303</text:p>
          </table:table-cell>
          <table:table-cell table:number-columns-repeated="2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15.3199996948242" calcext:value-type="float">
            <text:p>15.3199996948242</text:p>
          </table:table-cell>
          <table:table-cell table:number-columns-repeated="2"/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15.3199996948242" calcext:value-type="float">
            <text:p>15.3199996948242</text:p>
          </table:table-cell>
          <table:table-cell table:number-columns-repeated="2"/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15.3100004196167" calcext:value-type="float">
            <text:p>15.3100004196167</text:p>
          </table:table-cell>
          <table:table-cell table:number-columns-repeated="2"/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15.3599996566772" calcext:value-type="float">
            <text:p>15.3599996566772</text:p>
          </table:table-cell>
          <table:table-cell table:number-columns-repeated="2"/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5.3500003814697" calcext:value-type="float">
            <text:p>15.3500003814697</text:p>
          </table:table-cell>
          <table:table-cell table:number-columns-repeated="2"/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15.4099998474121" calcext:value-type="float">
            <text:p>15.4099998474121</text:p>
          </table:table-cell>
          <table:table-cell table:number-columns-repeated="2"/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15.3800001144409" calcext:value-type="float">
            <text:p>15.3800001144409</text:p>
          </table:table-cell>
          <table:table-cell table:number-columns-repeated="2"/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15.3599996566772" calcext:value-type="float">
            <text:p>15.3599996566772</text:p>
          </table:table-cell>
          <table:table-cell table:number-columns-repeated="2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5.3800001144409" calcext:value-type="float">
            <text:p>15.3800001144409</text:p>
          </table:table-cell>
          <table:table-cell table:number-columns-repeated="2"/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15.3900003433228" calcext:value-type="float">
            <text:p>15.3900003433228</text:p>
          </table:table-cell>
          <table:table-cell table:number-columns-repeated="2"/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15.3299999237061" calcext:value-type="float">
            <text:p>15.3299999237061</text:p>
          </table:table-cell>
          <table:table-cell table:number-columns-repeated="2"/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15.3500003814697" calcext:value-type="float">
            <text:p>15.3500003814697</text:p>
          </table:table-cell>
          <table:table-cell table:number-columns-repeated="2"/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5.1099996566772" calcext:value-type="float">
            <text:p>15.1099996566772</text:p>
          </table:table-cell>
          <table:table-cell table:number-columns-repeated="2"/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5.3100004196167" calcext:value-type="float">
            <text:p>15.3100004196167</text:p>
          </table:table-cell>
          <table:table-cell table:number-columns-repeated="2"/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15.3400001525879" calcext:value-type="float">
            <text:p>15.3400001525879</text:p>
          </table:table-cell>
          <table:table-cell table:number-columns-repeated="2"/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15.3900003433228" calcext:value-type="float">
            <text:p>15.3900003433228</text:p>
          </table:table-cell>
          <table:table-cell table:number-columns-repeated="2"/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15.4399995803833" calcext:value-type="float">
            <text:p>15.4399995803833</text:p>
          </table:table-cell>
          <table:table-cell table:number-columns-repeated="2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5.4200000762939" calcext:value-type="float">
            <text:p>15.4200000762939</text:p>
          </table:table-cell>
          <table:table-cell table:number-columns-repeated="2"/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15.4899997711182" calcext:value-type="float">
            <text:p>15.4899997711182</text:p>
          </table:table-cell>
          <table:table-cell table:number-columns-repeated="2"/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15.4499998092651" calcext:value-type="float">
            <text:p>15.4499998092651</text:p>
          </table:table-cell>
          <table:table-cell table:number-columns-repeated="2"/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15.3999996185303" calcext:value-type="float">
            <text:p>15.3999996185303</text:p>
          </table:table-cell>
          <table:table-cell table:number-columns-repeated="2"/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15.3500003814697" calcext:value-type="float">
            <text:p>15.3500003814697</text:p>
          </table:table-cell>
          <table:table-cell table:number-columns-repeated="2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15.3100004196167" calcext:value-type="float">
            <text:p>15.3100004196167</text:p>
          </table:table-cell>
          <table:table-cell table:number-columns-repeated="2"/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15.3800001144409" calcext:value-type="float">
            <text:p>15.3800001144409</text:p>
          </table:table-cell>
          <table:table-cell table:number-columns-repeated="2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5.3900003433228" calcext:value-type="float">
            <text:p>15.3900003433228</text:p>
          </table:table-cell>
          <table:table-cell table:number-columns-repeated="2"/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15.3999996185303" calcext:value-type="float">
            <text:p>15.3999996185303</text:p>
          </table:table-cell>
          <table:table-cell table:number-columns-repeated="2"/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15.5100002288818" calcext:value-type="float">
            <text:p>15.5100002288818</text:p>
          </table:table-cell>
          <table:table-cell table:number-columns-repeated="2"/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15.5500001907349" calcext:value-type="float">
            <text:p>15.5500001907349</text:p>
          </table:table-cell>
          <table:table-cell table:number-columns-repeated="2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5.4700002670288" calcext:value-type="float">
            <text:p>15.4700002670288</text:p>
          </table:table-cell>
          <table:table-cell table:number-columns-repeated="2"/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15.4300003051758" calcext:value-type="float">
            <text:p>15.4300003051758</text:p>
          </table:table-cell>
          <table:table-cell table:number-columns-repeated="2"/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15.3900003433228" calcext:value-type="float">
            <text:p>15.3900003433228</text:p>
          </table:table-cell>
          <table:table-cell table:number-columns-repeated="2"/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15.4300003051758" calcext:value-type="float">
            <text:p>15.4300003051758</text:p>
          </table:table-cell>
          <table:table-cell table:number-columns-repeated="2"/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15.4899997711182" calcext:value-type="float">
            <text:p>15.4899997711182</text:p>
          </table:table-cell>
          <table:table-cell table:number-columns-repeated="2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5.5100002288818" calcext:value-type="float">
            <text:p>15.5100002288818</text:p>
          </table:table-cell>
          <table:table-cell table:number-columns-repeated="2"/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15.6000003814697" calcext:value-type="float">
            <text:p>15.6000003814697</text:p>
          </table:table-cell>
          <table:table-cell table:number-columns-repeated="2"/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15.6300001144409" calcext:value-type="float">
            <text:p>15.6300001144409</text:p>
          </table:table-cell>
          <table:table-cell table:number-columns-repeated="2"/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15.6199998855591" calcext:value-type="float">
            <text:p>15.6199998855591</text:p>
          </table:table-cell>
          <table:table-cell table:number-columns-repeated="2"/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15.6199998855591" calcext:value-type="float">
            <text:p>15.6199998855591</text:p>
          </table:table-cell>
          <table:table-cell table:number-columns-repeated="2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5.6999998092651" calcext:value-type="float">
            <text:p>15.6999998092651</text:p>
          </table:table-cell>
          <table:table-cell table:number-columns-repeated="2"/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15.6999998092651" calcext:value-type="float">
            <text:p>15.6999998092651</text:p>
          </table:table-cell>
          <table:table-cell table:number-columns-repeated="2"/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15.7799997329712" calcext:value-type="float">
            <text:p>15.7799997329712</text:p>
          </table:table-cell>
          <table:table-cell table:number-columns-repeated="2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15.7399997711182" calcext:value-type="float">
            <text:p>15.7399997711182</text:p>
          </table:table-cell>
          <table:table-cell table:number-columns-repeated="2"/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15.7799997329712" calcext:value-type="float">
            <text:p>15.7799997329712</text:p>
          </table:table-cell>
          <table:table-cell table:number-columns-repeated="2"/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15.7399997711182" calcext:value-type="float">
            <text:p>15.7399997711182</text:p>
          </table:table-cell>
          <table:table-cell table:number-columns-repeated="2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5.789999961853" calcext:value-type="float">
            <text:p>15.789999961853</text:p>
          </table:table-cell>
          <table:table-cell table:number-columns-repeated="2"/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15.8199996948242" calcext:value-type="float">
            <text:p>15.8199996948242</text:p>
          </table:table-cell>
          <table:table-cell table:number-columns-repeated="2"/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15.8699998855591" calcext:value-type="float">
            <text:p>15.8699998855591</text:p>
          </table:table-cell>
          <table:table-cell table:number-columns-repeated="2"/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15.8999996185303" calcext:value-type="float">
            <text:p>15.8999996185303</text:p>
          </table:table-cell>
          <table:table-cell table:number-columns-repeated="2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5.9499998092651" calcext:value-type="float">
            <text:p>15.9499998092651</text:p>
          </table:table-cell>
          <table:table-cell table:number-columns-repeated="2"/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15.9300003051758" calcext:value-type="float">
            <text:p>15.9300003051758</text:p>
          </table:table-cell>
          <table:table-cell table:number-columns-repeated="2"/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15.8800001144409" calcext:value-type="float">
            <text:p>15.8800001144409</text:p>
          </table:table-cell>
          <table:table-cell table:number-columns-repeated="2"/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15.9499998092651" calcext:value-type="float">
            <text:p>15.9499998092651</text:p>
          </table:table-cell>
          <table:table-cell table:number-columns-repeated="2"/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15.9200000762939" calcext:value-type="float">
            <text:p>15.9200000762939</text:p>
          </table:table-cell>
          <table:table-cell table:number-columns-repeated="2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5.9399995803833" calcext:value-type="float">
            <text:p>15.9399995803833</text:p>
          </table:table-cell>
          <table:table-cell table:number-columns-repeated="2"/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15.9300003051758" calcext:value-type="float">
            <text:p>15.9300003051758</text:p>
          </table:table-cell>
          <table:table-cell table:number-columns-repeated="2"/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15.960000038147" calcext:value-type="float">
            <text:p>15.960000038147</text:p>
          </table:table-cell>
          <table:table-cell table:number-columns-repeated="2"/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15.8699998855591" calcext:value-type="float">
            <text:p>15.8699998855591</text:p>
          </table:table-cell>
          <table:table-cell table:number-columns-repeated="2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15.8699998855591" calcext:value-type="float">
            <text:p>15.8699998855591</text:p>
          </table:table-cell>
          <table:table-cell table:number-columns-repeated="2"/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15.789999961853" calcext:value-type="float">
            <text:p>15.789999961853</text:p>
          </table:table-cell>
          <table:table-cell table:number-columns-repeated="2"/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15.7399997711182" calcext:value-type="float">
            <text:p>15.7399997711182</text:p>
          </table:table-cell>
          <table:table-cell table:number-columns-repeated="2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5.6899995803833" calcext:value-type="float">
            <text:p>15.6899995803833</text:p>
          </table:table-cell>
          <table:table-cell table:number-columns-repeated="2"/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15.6999998092651" calcext:value-type="float">
            <text:p>15.6999998092651</text:p>
          </table:table-cell>
          <table:table-cell table:number-columns-repeated="2"/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15.6899995803833" calcext:value-type="float">
            <text:p>15.6899995803833</text:p>
          </table:table-cell>
          <table:table-cell table:number-columns-repeated="2"/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15.6899995803833" calcext:value-type="float">
            <text:p>15.6899995803833</text:p>
          </table:table-cell>
          <table:table-cell table:number-columns-repeated="2"/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15.7700004577637" calcext:value-type="float">
            <text:p>15.7700004577637</text:p>
          </table:table-cell>
          <table:table-cell table:number-columns-repeated="2"/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15.7200002670288" calcext:value-type="float">
            <text:p>15.7200002670288</text:p>
          </table:table-cell>
          <table:table-cell table:number-columns-repeated="2"/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5.6599998474121" calcext:value-type="float">
            <text:p>15.6599998474121</text:p>
          </table:table-cell>
          <table:table-cell table:number-columns-repeated="2"/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15.6400003433228" calcext:value-type="float">
            <text:p>15.6400003433228</text:p>
          </table:table-cell>
          <table:table-cell table:number-columns-repeated="2"/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15.5900001525879" calcext:value-type="float">
            <text:p>15.5900001525879</text:p>
          </table:table-cell>
          <table:table-cell table:number-columns-repeated="2"/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15.6300001144409" calcext:value-type="float">
            <text:p>15.6300001144409</text:p>
          </table:table-cell>
          <table:table-cell table:number-columns-repeated="2"/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15.6000003814697" calcext:value-type="float">
            <text:p>15.6000003814697</text:p>
          </table:table-cell>
          <table:table-cell table:number-columns-repeated="2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5.6000003814697" calcext:value-type="float">
            <text:p>15.6000003814697</text:p>
          </table:table-cell>
          <table:table-cell table:number-columns-repeated="2"/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15.6099996566772" calcext:value-type="float">
            <text:p>15.6099996566772</text:p>
          </table:table-cell>
          <table:table-cell table:number-columns-repeated="2"/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15.539999961853" calcext:value-type="float">
            <text:p>15.539999961853</text:p>
          </table:table-cell>
          <table:table-cell table:number-columns-repeated="2"/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5.5500001907349" calcext:value-type="float">
            <text:p>15.5500001907349</text:p>
          </table:table-cell>
          <table:table-cell table:number-columns-repeated="2"/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15.6000003814697" calcext:value-type="float">
            <text:p>15.6000003814697</text:p>
          </table:table-cell>
          <table:table-cell table:number-columns-repeated="2"/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15.5699996948242" calcext:value-type="float">
            <text:p>15.5699996948242</text:p>
          </table:table-cell>
          <table:table-cell table:number-columns-repeated="2"/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15.6599998474121" calcext:value-type="float">
            <text:p>15.6599998474121</text:p>
          </table:table-cell>
          <table:table-cell table:number-columns-repeated="2"/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15.5900001525879" calcext:value-type="float">
            <text:p>15.5900001525879</text:p>
          </table:table-cell>
          <table:table-cell table:number-columns-repeated="2"/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15.5699996948242" calcext:value-type="float">
            <text:p>15.5699996948242</text:p>
          </table:table-cell>
          <table:table-cell table:number-columns-repeated="2"/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15.5699996948242" calcext:value-type="float">
            <text:p>15.5699996948242</text:p>
          </table:table-cell>
          <table:table-cell table:number-columns-repeated="2"/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15.5299997329712" calcext:value-type="float">
            <text:p>15.5299997329712</text:p>
          </table:table-cell>
          <table:table-cell table:number-columns-repeated="2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.5699996948242" calcext:value-type="float">
            <text:p>15.5699996948242</text:p>
          </table:table-cell>
          <table:table-cell table:number-columns-repeated="2"/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15.5900001525879" calcext:value-type="float">
            <text:p>15.5900001525879</text:p>
          </table:table-cell>
          <table:table-cell table:number-columns-repeated="2"/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15.6099996566772" calcext:value-type="float">
            <text:p>15.6099996566772</text:p>
          </table:table-cell>
          <table:table-cell table:number-columns-repeated="2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15.6999998092651" calcext:value-type="float">
            <text:p>15.6999998092651</text:p>
          </table:table-cell>
          <table:table-cell table:number-columns-repeated="2"/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15.8000001907349" calcext:value-type="float">
            <text:p>15.8000001907349</text:p>
          </table:table-cell>
          <table:table-cell table:number-columns-repeated="2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.8199996948242" calcext:value-type="float">
            <text:p>15.8199996948242</text:p>
          </table:table-cell>
          <table:table-cell table:number-columns-repeated="2"/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15.8100004196167" calcext:value-type="float">
            <text:p>15.8100004196167</text:p>
          </table:table-cell>
          <table:table-cell table:number-columns-repeated="2"/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15.8800001144409" calcext:value-type="float">
            <text:p>15.8800001144409</text:p>
          </table:table-cell>
          <table:table-cell table:number-columns-repeated="2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15.8199996948242" calcext:value-type="float">
            <text:p>15.8199996948242</text:p>
          </table:table-cell>
          <table:table-cell table:number-columns-repeated="2"/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15.8199996948242" calcext:value-type="float">
            <text:p>15.8199996948242</text:p>
          </table:table-cell>
          <table:table-cell table:number-columns-repeated="2"/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15.7200002670288" calcext:value-type="float">
            <text:p>15.7200002670288</text:p>
          </table:table-cell>
          <table:table-cell table:number-columns-repeated="2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.7200002670288" calcext:value-type="float">
            <text:p>15.7200002670288</text:p>
          </table:table-cell>
          <table:table-cell table:number-columns-repeated="2"/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15.5600004196167" calcext:value-type="float">
            <text:p>15.5600004196167</text:p>
          </table:table-cell>
          <table:table-cell table:number-columns-repeated="2"/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15.5200004577637" calcext:value-type="float">
            <text:p>15.5200004577637</text:p>
          </table:table-cell>
          <table:table-cell table:number-columns-repeated="2"/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15.5600004196167" calcext:value-type="float">
            <text:p>15.5600004196167</text:p>
          </table:table-cell>
          <table:table-cell table:number-columns-repeated="2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.5500001907349" calcext:value-type="float">
            <text:p>15.5500001907349</text:p>
          </table:table-cell>
          <table:table-cell table:number-columns-repeated="2"/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15.6000003814697" calcext:value-type="float">
            <text:p>15.6000003814697</text:p>
          </table:table-cell>
          <table:table-cell table:number-columns-repeated="2"/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15.539999961853" calcext:value-type="float">
            <text:p>15.539999961853</text:p>
          </table:table-cell>
          <table:table-cell table:number-columns-repeated="2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.0500001907349" calcext:value-type="float">
            <text:p>15.0500001907349</text:p>
          </table:table-cell>
          <table:table-cell table:number-columns-repeated="2"/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15.0299997329712" calcext:value-type="float">
            <text:p>15.0299997329712</text:p>
          </table:table-cell>
          <table:table-cell table:number-columns-repeated="2"/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15.0299997329712" calcext:value-type="float">
            <text:p>15.0299997329712</text:p>
          </table:table-cell>
          <table:table-cell table:number-columns-repeated="2"/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5.0500001907349" calcext:value-type="float">
            <text:p>15.0500001907349</text:p>
          </table:table-cell>
          <table:table-cell table:number-columns-repeated="2"/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14.8900003433228" calcext:value-type="float">
            <text:p>14.8900003433228</text:p>
          </table:table-cell>
          <table:table-cell table:number-columns-repeated="2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4.8699998855591" calcext:value-type="float">
            <text:p>14.8699998855591</text:p>
          </table:table-cell>
          <table:table-cell table:number-columns-repeated="2"/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14.8800001144409" calcext:value-type="float">
            <text:p>14.8800001144409</text:p>
          </table:table-cell>
          <table:table-cell table:number-columns-repeated="2"/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15.0200004577637" calcext:value-type="float">
            <text:p>15.0200004577637</text:p>
          </table:table-cell>
          <table:table-cell table:number-columns-repeated="2"/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15.0600004196167" calcext:value-type="float">
            <text:p>15.0600004196167</text:p>
          </table:table-cell>
          <table:table-cell table:number-columns-repeated="2"/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15.1199998855591" calcext:value-type="float">
            <text:p>15.1199998855591</text:p>
          </table:table-cell>
          <table:table-cell table:number-columns-repeated="2"/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15.2700004577637" calcext:value-type="float">
            <text:p>15.2700004577637</text:p>
          </table:table-cell>
          <table:table-cell table:number-columns-repeated="2"/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15.2700004577637" calcext:value-type="float">
            <text:p>15.2700004577637</text:p>
          </table:table-cell>
          <table:table-cell table:number-columns-repeated="2"/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15.3400001525879" calcext:value-type="float">
            <text:p>15.3400001525879</text:p>
          </table:table-cell>
          <table:table-cell table:number-columns-repeated="2"/>
        </table:table-row>
        <table:table-row table:style-name="ro1">
          <table:table-cell office:value-type="date" office:date-value="2025-02-26" calcext:value-type="date">
            <text:p>2025-02-26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5-02-27" calcext:value-type="date">
            <text:p>2025-02-27</text:p>
          </table:table-cell>
          <table:table-cell office:value-type="float" office:value="15.3199996948242" calcext:value-type="float">
            <text:p>15.3199996948242</text:p>
          </table:table-cell>
          <table:table-cell table:number-columns-repeated="2"/>
        </table:table-row>
        <table:table-row table:style-name="ro1">
          <table:table-cell office:value-type="date" office:date-value="2025-02-28" calcext:value-type="date">
            <text:p>2025-02-28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5.3599996566772" calcext:value-type="float">
            <text:p>15.3599996566772</text:p>
          </table:table-cell>
          <table:table-cell table:number-columns-repeated="2"/>
        </table:table-row>
        <table:table-row table:style-name="ro1">
          <table:table-cell office:value-type="date" office:date-value="2025-03-04" calcext:value-type="date">
            <text:p>2025-03-04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5-03-05" calcext:value-type="date">
            <text:p>2025-03-05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3-07" calcext:value-type="date">
            <text:p>2025-03-07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3-11" calcext:value-type="date">
            <text:p>2025-03-11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5-03-12" calcext:value-type="date">
            <text:p>2025-03-12</text:p>
          </table:table-cell>
          <table:table-cell office:value-type="float" office:value="15.1599998474121" calcext:value-type="float">
            <text:p>15.1599998474121</text:p>
          </table:table-cell>
          <table:table-cell table:number-columns-repeated="2"/>
        </table:table-row>
        <table:table-row table:style-name="ro1">
          <table:table-cell office:value-type="date" office:date-value="2025-03-13" calcext:value-type="date">
            <text:p>2025-03-13</text:p>
          </table:table-cell>
          <table:table-cell office:value-type="float" office:value="15.1499996185303" calcext:value-type="float">
            <text:p>15.1499996185303</text:p>
          </table:table-cell>
          <table:table-cell table:number-columns-repeated="2"/>
        </table:table-row>
        <table:table-row table:style-name="ro1">
          <table:table-cell office:value-type="date" office:date-value="2025-03-14" calcext:value-type="date">
            <text:p>2025-03-14</text:p>
          </table:table-cell>
          <table:table-cell office:value-type="float" office:value="15.1899995803833" calcext:value-type="float">
            <text:p>15.1899995803833</text:p>
          </table:table-cell>
          <table:table-cell table:number-columns-repeated="2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3-18" calcext:value-type="date">
            <text:p>2025-03-18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5-03-19" calcext:value-type="date">
            <text:p>2025-03-19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3-20" calcext:value-type="date">
            <text:p>2025-03-20</text:p>
          </table:table-cell>
          <table:table-cell office:value-type="float" office:value="15.2799997329712" calcext:value-type="float">
            <text:p>15.2799997329712</text:p>
          </table:table-cell>
          <table:table-cell table:number-columns-repeated="2"/>
        </table:table-row>
        <table:table-row table:style-name="ro1">
          <table:table-cell office:value-type="date" office:date-value="2025-03-21" calcext:value-type="date">
            <text:p>2025-03-21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5.2600002288818" calcext:value-type="float">
            <text:p>15.2600002288818</text:p>
          </table:table-cell>
          <table:table-cell table:number-columns-repeated="2"/>
        </table:table-row>
        <table:table-row table:style-name="ro1">
          <table:table-cell office:value-type="date" office:date-value="2025-03-25" calcext:value-type="date">
            <text:p>2025-03-25</text:p>
          </table:table-cell>
          <table:table-cell office:value-type="float" office:value="15.2700004577637" calcext:value-type="float">
            <text:p>15.2700004577637</text:p>
          </table:table-cell>
          <table:table-cell table:number-columns-repeated="2"/>
        </table:table-row>
        <table:table-row table:style-name="ro1">
          <table:table-cell office:value-type="date" office:date-value="2025-03-26" calcext:value-type="date">
            <text:p>2025-03-26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3-27" calcext:value-type="date">
            <text:p>2025-03-27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3-28" calcext:value-type="date">
            <text:p>2025-03-28</text:p>
          </table:table-cell>
          <table:table-cell office:value-type="float" office:value="15.1099996566772" calcext:value-type="float">
            <text:p>15.1099996566772</text:p>
          </table:table-cell>
          <table:table-cell table:number-columns-repeated="2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5.1300001144409" calcext:value-type="float">
            <text:p>15.1300001144409</text:p>
          </table:table-cell>
          <table:table-cell table:number-columns-repeated="2"/>
        </table:table-row>
        <table:table-row table:style-name="ro1">
          <table:table-cell office:value-type="date" office:date-value="2025-04-01" calcext:value-type="date">
            <text:p>2025-04-01</text:p>
          </table:table-cell>
          <table:table-cell office:value-type="float" office:value="15.1700000762939" calcext:value-type="float">
            <text:p>15.1700000762939</text:p>
          </table:table-cell>
          <table:table-cell table:number-columns-repeated="2"/>
        </table:table-row>
        <table:table-row table:style-name="ro1">
          <table:table-cell office:value-type="date" office:date-value="2025-04-02" calcext:value-type="date">
            <text:p>2025-04-02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5-04-04" calcext:value-type="date">
            <text:p>2025-04-04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4.8500003814697" calcext:value-type="float">
            <text:p>14.8500003814697</text:p>
          </table:table-cell>
          <table:table-cell table:number-columns-repeated="2"/>
        </table:table-row>
        <table:table-row table:style-name="ro1">
          <table:table-cell office:value-type="date" office:date-value="2025-04-08" calcext:value-type="date">
            <text:p>2025-04-08</text:p>
          </table:table-cell>
          <table:table-cell office:value-type="float" office:value="14.7600002288818" calcext:value-type="float">
            <text:p>14.7600002288818</text:p>
          </table:table-cell>
          <table:table-cell table:number-columns-repeated="2"/>
        </table:table-row>
        <table:table-row table:style-name="ro1">
          <table:table-cell office:value-type="date" office:date-value="2025-04-09" calcext:value-type="date">
            <text:p>2025-04-09</text:p>
          </table:table-cell>
          <table:table-cell office:value-type="float" office:value="14.9300003051758" calcext:value-type="float">
            <text:p>14.9300003051758</text:p>
          </table:table-cell>
          <table:table-cell table:number-columns-repeated="2"/>
        </table:table-row>
        <table:table-row table:style-name="ro1">
          <table:table-cell office:value-type="date" office:date-value="2025-04-10" calcext:value-type="date">
            <text:p>2025-04-10</text:p>
          </table:table-cell>
          <table:table-cell office:value-type="float" office:value="14.8400001525879" calcext:value-type="float">
            <text:p>14.8400001525879</text:p>
          </table:table-cell>
          <table:table-cell table:number-columns-repeated="2"/>
        </table:table-row>
        <table:table-row table:style-name="ro1">
          <table:table-cell office:value-type="date" office:date-value="2025-04-11" calcext:value-type="date">
            <text:p>2025-04-11</text:p>
          </table:table-cell>
          <table:table-cell office:value-type="float" office:value="14.8800001144409" calcext:value-type="float">
            <text:p>14.8800001144409</text:p>
          </table:table-cell>
          <table:table-cell table:number-columns-repeated="2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4.9700002670288" calcext:value-type="float">
            <text:p>14.9700002670288</text:p>
          </table:table-cell>
          <table:table-cell table:number-columns-repeated="2"/>
        </table:table-row>
        <table:table-row table:style-name="ro1">
          <table:table-cell office:value-type="date" office:date-value="2025-04-15" calcext:value-type="date">
            <text:p>2025-04-1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5-04-16" calcext:value-type="date">
            <text:p>2025-04-16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4-17" calcext:value-type="date">
            <text:p>2025-04-17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4.8999996185303" calcext:value-type="float">
            <text:p>14.8999996185303</text:p>
          </table:table-cell>
          <table:table-cell table:number-columns-repeated="2"/>
        </table:table-row>
        <table:table-row table:style-name="ro1">
          <table:table-cell office:value-type="date" office:date-value="2025-04-22" calcext:value-type="date">
            <text:p>2025-04-22</text:p>
          </table:table-cell>
          <table:table-cell office:value-type="float" office:value="14.9899997711182" calcext:value-type="float">
            <text:p>14.9899997711182</text:p>
          </table:table-cell>
          <table:table-cell table:number-columns-repeated="2"/>
        </table:table-row>
        <table:table-row table:style-name="ro1">
          <table:table-cell office:value-type="date" office:date-value="2025-04-23" calcext:value-type="date">
            <text:p>2025-04-23</text:p>
          </table:table-cell>
          <table:table-cell office:value-type="float" office:value="15.039999961853" calcext:value-type="float">
            <text:p>15.039999961853</text:p>
          </table:table-cell>
          <table:table-cell table:number-columns-repeated="2"/>
        </table:table-row>
        <table:table-row table:style-name="ro1">
          <table:table-cell office:value-type="date" office:date-value="2025-04-24" calcext:value-type="date">
            <text:p>2025-04-24</text:p>
          </table:table-cell>
          <table:table-cell office:value-type="float" office:value="15.1400003433228" calcext:value-type="float">
            <text:p>15.1400003433228</text:p>
          </table:table-cell>
          <table:table-cell table:number-columns-repeated="2"/>
        </table:table-row>
        <table:table-row table:style-name="ro1">
          <table:table-cell office:value-type="date" office:date-value="2025-04-25" calcext:value-type="date">
            <text:p>2025-04-25</text:p>
          </table:table-cell>
          <table:table-cell office:value-type="float" office:value="15.1800003051758" calcext:value-type="float">
            <text:p>15.1800003051758</text:p>
          </table:table-cell>
          <table:table-cell table:number-columns-repeated="2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4-29" calcext:value-type="date">
            <text:p>2025-04-29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5-04-30" calcext:value-type="date">
            <text:p>2025-04-30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5-05-02" calcext:value-type="date">
            <text:p>2025-05-02</text:p>
          </table:table-cell>
          <table:table-cell office:value-type="float" office:value="15.2399997711182" calcext:value-type="float">
            <text:p>15.2399997711182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-05-06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-05-08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-05-09</text:p>
          </table:table-cell>
          <table:table-cell office:value-type="float" office:value="15.210000038147" calcext:value-type="float">
            <text:p>15.210000038147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-05-13</text:p>
          </table:table-cell>
          <table:table-cell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-05-14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-05-15</text:p>
          </table:table-cell>
          <table:table-cell office:value-type="float" office:value="15.289999961853" calcext:value-type="float">
            <text:p>15.289999961853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-05-16</text:p>
          </table:table-cell>
          <table:table-cell office:value-type="float" office:value="15.3100004196167" calcext:value-type="float">
            <text:p>15.3100004196167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5.3299999237061" calcext:value-type="float">
            <text:p>15.3299999237061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-05-20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float" office:value="15.1999998092651" calcext:value-type="float">
            <text:p>15.1999998092651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-05-22</text:p>
          </table:table-cell>
          <table:table-cell office:value-type="float" office:value="15.2200002670288" calcext:value-type="float">
            <text:p>15.2200002670288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-05-23</text:p>
          </table:table-cell>
          <table:table-cell office:value-type="float" office:value="15.2299995422363" calcext:value-type="float">
            <text:p>15.2299995422363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-05-27</text:p>
          </table:table-cell>
          <table:table-cell office:value-type="float" office:value="15.3400001525879" calcext:value-type="float">
            <text:p>15.3400001525879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-05-28</text:p>
          </table:table-cell>
          <table:table-cell office:value-type="float" office:value="15.3000001907349" calcext:value-type="float">
            <text:p>15.3000001907349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-05-29</text:p>
          </table:table-cell>
          <table:table-cell office:value-type="float" office:value="15.3500003814697" calcext:value-type="float">
            <text:p>15.3500003814697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-05-30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5.3599996566772" calcext:value-type="float">
            <text:p>15.3599996566772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-06-03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-06-04</text:p>
          </table:table-cell>
          <table:table-cell office:value-type="float" office:value="15.4300003051758" calcext:value-type="float">
            <text:p>15.4300003051758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-06-05</text:p>
          </table:table-cell>
          <table:table-cell office:value-type="float" office:value="15.3900003433228" calcext:value-type="float">
            <text:p>15.3900003433228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-06-06</text:p>
          </table:table-cell>
          <table:table-cell office:value-type="float" office:value="15.3699998855591" calcext:value-type="float">
            <text:p>15.3699998855591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5.3999996185303" calcext:value-type="float">
            <text:p>15.3999996185303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-06-10</text:p>
          </table:table-cell>
          <table:table-cell office:value-type="float" office:value="15.4399995803833" calcext:value-type="float">
            <text:p>15.4399995803833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-06-11</text:p>
          </table:table-cell>
          <table:table-cell office:value-type="float" office:value="15.4499998092651" calcext:value-type="float">
            <text:p>15.4499998092651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-06-12</text:p>
          </table:table-cell>
          <table:table-cell office:value-type="float" office:value="15.5100002288818" calcext:value-type="float">
            <text:p>15.5100002288818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-06-13</text:p>
          </table:table-cell>
          <table:table-cell office:value-type="float" office:value="15.4200000762939" calcext:value-type="float">
            <text:p>15.4200000762939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5.4399995803833" calcext:value-type="float">
            <text:p>15.4399995803833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-06-17</text:p>
          </table:table-cell>
          <table:table-cell office:value-type="float" office:value="15.4399995803833" calcext:value-type="float">
            <text:p>15.4399995803833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-06-18</text:p>
          </table:table-cell>
          <table:table-cell office:value-type="float" office:value="15.4499998092651" calcext:value-type="float">
            <text:p>15.4499998092651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-06-20</text:p>
          </table:table-cell>
          <table:table-cell office:value-type="float" office:value="15.4399995803833" calcext:value-type="float">
            <text:p>15.4399995803833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5.4799995422363" calcext:value-type="float">
            <text:p>15.479999542236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-06-24</text:p>
          </table:table-cell>
          <table:table-cell office:value-type="float" office:value="15.4799995422363" calcext:value-type="float">
            <text:p>15.4799995422363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-06-25</text:p>
          </table:table-cell>
          <table:table-cell office:value-type="float" office:value="15.5500001907349" calcext:value-type="float">
            <text:p>15.5500001907349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-06-26</text:p>
          </table:table-cell>
          <table:table-cell office:value-type="float" office:value="15.6199998855591" calcext:value-type="float">
            <text:p>15.6199998855591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-06-27</text:p>
          </table:table-cell>
          <table:table-cell office:value-type="float" office:value="15.6099996566772" calcext:value-type="float">
            <text:p>15.6099996566772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5.539999961853" calcext:value-type="float">
            <text:p>15.539999961853</text:p>
          </table:table-cell>
          <table:table-cell table:number-columns-repeated="2"/>
        </table:table-row>
        <table:table-row table:style-name="ro1">
          <table:table-cell office:value-type="date" office:date-value="2025-07-01" calcext:value-type="date">
            <text:p>2025-07-01</text:p>
          </table:table-cell>
          <table:table-cell office:value-type="float" office:value="15.5299997329712" calcext:value-type="float">
            <text:p>15.5299997329712</text:p>
          </table:table-cell>
          <table:table-cell table:number-columns-repeated="2"/>
        </table:table-row>
        <table:table-row table:style-name="ro1">
          <table:table-cell office:value-type="date" office:date-value="2025-07-02" calcext:value-type="date">
            <text:p>2025-07-02</text:p>
          </table:table-cell>
          <table:table-cell office:value-type="float" office:value="15.5299997329712" calcext:value-type="float">
            <text:p>15.5299997329712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-07-03</text:p>
          </table:table-cell>
          <table:table-cell office:value-type="float" office:value="15.5299997329712" calcext:value-type="float">
            <text:p>15.5299997329712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5.4700002670288" calcext:value-type="float">
            <text:p>15.4700002670288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-07-08</text:p>
          </table:table-cell>
          <table:table-cell office:value-type="float" office:value="15.460000038147" calcext:value-type="float">
            <text:p>15.460000038147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-07-09</text:p>
          </table:table-cell>
          <table:table-cell office:value-type="float" office:value="15.5200004577637" calcext:value-type="float">
            <text:p>15.5200004577637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-07-10</text:p>
          </table:table-cell>
          <table:table-cell office:value-type="float" office:value="15.5200004577637" calcext:value-type="float">
            <text:p>15.5200004577637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-07-11</text:p>
          </table:table-cell>
          <table:table-cell office:value-type="float" office:value="15.460000038147" calcext:value-type="float">
            <text:p>15.460000038147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-07-15</text:p>
          </table:table-cell>
          <table:table-cell office:value-type="float" office:value="15.4300003051758" calcext:value-type="float">
            <text:p>15.4300003051758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-07-16</text:p>
          </table:table-cell>
          <table:table-cell office:value-type="float" office:value="15.4499998092651" calcext:value-type="float">
            <text:p>15.4499998092651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-07-17</text:p>
          </table:table-cell>
          <table:table-cell office:value-type="float" office:value="15.4700002670288" calcext:value-type="float">
            <text:p>15.4700002670288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-07-18</text:p>
          </table:table-cell>
          <table:table-cell office:value-type="float" office:value="15.4899997711182" calcext:value-type="float">
            <text:p>15.4899997711182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5.5299997329712" calcext:value-type="float">
            <text:p>15.5299997329712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-07-22</text:p>
          </table:table-cell>
          <table:table-cell office:value-type="float" office:value="15.5600004196167" calcext:value-type="float">
            <text:p>15.5600004196167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-07-23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-07-24</text:p>
          </table:table-cell>
          <table:table-cell office:value-type="float" office:value="15.5600004196167" calcext:value-type="float">
            <text:p>15.5600004196167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-07-25</text:p>
          </table:table-cell>
          <table:table-cell office:value-type="float" office:value="15.5699996948242" calcext:value-type="float">
            <text:p>15.5699996948242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5.5500001907349" calcext:value-type="float">
            <text:p>15.5500001907349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-07-29</text:p>
          </table:table-cell>
          <table:table-cell office:value-type="float" office:value="15.5900001525879" calcext:value-type="float">
            <text:p>15.5900001525879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-07-30</text:p>
          </table:table-cell>
          <table:table-cell office:value-type="float" office:value="15.5600004196167" calcext:value-type="float">
            <text:p>15.5600004196167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-07-31</text:p>
          </table:table-cell>
          <table:table-cell office:value-type="float" office:value="15.539999961853" calcext:value-type="float">
            <text:p>15.539999961853</text:p>
          </table:table-cell>
          <table:table-cell table:number-columns-repeated="2"/>
        </table:table-row>
        <table:table-row table:style-name="ro1">
          <table:table-cell office:value-type="date" office:date-value="2025-08-01" calcext:value-type="date">
            <text:p>2025-08-01</text:p>
          </table:table-cell>
          <table:table-cell office:value-type="float" office:value="15.5799999237061" calcext:value-type="float">
            <text:p>15.5799999237061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5.6400003433228" calcext:value-type="float">
            <text:p>15.6400003433228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-08-05</text:p>
          </table:table-cell>
          <table:table-cell office:value-type="float" office:value="15.6400003433228" calcext:value-type="float">
            <text:p>15.6400003433228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-08-06</text:p>
          </table:table-cell>
          <table:table-cell office:value-type="float" office:value="15.6599998474121" calcext:value-type="float">
            <text:p>15.6599998474121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-08-07</text:p>
          </table:table-cell>
          <table:table-cell office:value-type="float" office:value="15.6599998474121" calcext:value-type="float">
            <text:p>15.6599998474121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-08-08</text:p>
          </table:table-cell>
          <table:table-cell office:value-type="float" office:value="15.6499996185303" calcext:value-type="float">
            <text:p>15.6499996185303</text:p>
          </table:table-cell>
          <table:table-cell table:number-columns-repeated="2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5.6599998474121" calcext:value-type="float">
            <text:p>15.6599998474121</text:p>
          </table:table-cell>
          <table:table-cell table:number-columns-repeated="2"/>
        </table:table-row>
        <table:table-row table:style-name="ro1">
          <table:table-cell office:value-type="date" office:date-value="2025-08-12" calcext:value-type="date">
            <text:p>2025-08-12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5-08-13" calcext:value-type="date">
            <text:p>2025-08-13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date" office:date-value="2025-08-14" calcext:value-type="date">
            <text:p>2025-08-14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5-08-15" calcext:value-type="date">
            <text:p>2025-08-15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5.6899995803833" calcext:value-type="float">
            <text:p>15.6899995803833</text:p>
          </table:table-cell>
          <table:table-cell table:number-columns-repeated="2"/>
        </table:table-row>
        <table:table-row table:style-name="ro1">
          <table:table-cell office:value-type="date" office:date-value="2025-08-19" calcext:value-type="date">
            <text:p>2025-08-19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5-08-20" calcext:value-type="date">
            <text:p>2025-08-20</text:p>
          </table:table-cell>
          <table:table-cell office:value-type="float" office:value="15.6800003051758" calcext:value-type="float">
            <text:p>15.6800003051758</text:p>
          </table:table-cell>
          <table:table-cell table:number-columns-repeated="2"/>
        </table:table-row>
        <table:table-row table:style-name="ro1">
          <table:table-cell office:value-type="date" office:date-value="2025-08-21" calcext:value-type="date">
            <text:p>2025-08-21</text:p>
          </table:table-cell>
          <table:table-cell office:value-type="float" office:value="15.6499996185303" calcext:value-type="float">
            <text:p>15.6499996185303</text:p>
          </table:table-cell>
          <table:table-cell table:number-columns-repeated="2"/>
        </table:table-row>
        <table:table-row table:style-name="ro1">
          <table:table-cell office:value-type="date" office:date-value="2025-08-22" calcext:value-type="date">
            <text:p>2025-08-22</text:p>
          </table:table-cell>
          <table:table-cell office:value-type="float" office:value="15.7600002288818" calcext:value-type="float">
            <text:p>15.7600002288818</text:p>
          </table:table-cell>
          <table:table-cell table:number-columns-repeated="2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5.710000038147" calcext:value-type="float">
            <text:p>15.710000038147</text:p>
          </table:table-cell>
          <table:table-cell table:number-columns-repeated="2"/>
        </table:table-row>
        <table:table-row table:style-name="ro1">
          <table:table-cell office:value-type="date" office:date-value="2025-08-26" calcext:value-type="date">
            <text:p>2025-08-26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5-08-27" calcext:value-type="date">
            <text:p>2025-08-27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date" office:date-value="2025-08-28" calcext:value-type="date">
            <text:p>2025-08-28</text:p>
          </table:table-cell>
          <table:table-cell office:value-type="float" office:value="15.7700004577637" calcext:value-type="float">
            <text:p>15.7700004577637</text:p>
          </table:table-cell>
          <table:table-cell table:number-columns-repeated="2"/>
        </table:table-row>
        <table:table-row table:style-name="ro1">
          <table:table-cell office:value-type="date" office:date-value="2025-08-29" calcext:value-type="date">
            <text:p>2025-08-29</text:p>
          </table:table-cell>
          <table:table-cell office:value-type="float" office:value="15.7399997711182" calcext:value-type="float">
            <text:p>15.7399997711182</text:p>
          </table:table-cell>
          <table:table-cell table:number-columns-repeated="2"/>
        </table:table-row>
        <table:table-row table:style-name="ro1">
          <table:table-cell office:value-type="date" office:date-value="2025-09-02" calcext:value-type="date">
            <text:p>2025-09-02</text:p>
          </table:table-cell>
          <table:table-cell office:value-type="float" office:value="15.6899995803833" calcext:value-type="float">
            <text:p>15.6899995803833</text:p>
          </table:table-cell>
          <table:table-cell table:number-columns-repeated="2"/>
        </table:table-row>
        <table:table-row table:style-name="ro1">
          <table:table-cell office:value-type="date" office:date-value="2025-09-03" calcext:value-type="date">
            <text:p>2025-09-03</text:p>
          </table:table-cell>
          <table:table-cell office:value-type="float" office:value="15.7299995422363" calcext:value-type="float">
            <text:p>15.7299995422363</text:p>
          </table:table-cell>
          <table:table-cell table:number-columns-repeated="2"/>
        </table:table-row>
        <table:table-row table:style-name="ro1">
          <table:table-cell office:value-type="date" office:date-value="2025-09-04" calcext:value-type="date">
            <text:p>2025-09-04</text:p>
          </table:table-cell>
          <table:table-cell office:value-type="float" office:value="15.8000001907349" calcext:value-type="float">
            <text:p>15.8000001907349</text:p>
          </table:table-cell>
          <table:table-cell table:number-columns-repeated="2"/>
        </table:table-row>
        <table:table-row table:style-name="ro1">
          <table:table-cell office:value-type="date" office:date-value="2025-09-05" calcext:value-type="date">
            <text:p>2025-09-05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5.9099998474121" calcext:value-type="float">
            <text:p>15.9099998474121</text:p>
          </table:table-cell>
          <table:table-cell table:number-columns-repeated="2"/>
        </table:table-row>
        <table:table-row table:style-name="ro1">
          <table:table-cell office:value-type="date" office:date-value="2025-09-09" calcext:value-type="date">
            <text:p>2025-09-09</text:p>
          </table:table-cell>
          <table:table-cell office:value-type="float" office:value="15.8900003433228" calcext:value-type="float">
            <text:p>15.8900003433228</text:p>
          </table:table-cell>
          <table:table-cell table:number-columns-repeated="2"/>
        </table:table-row>
        <table:table-row table:style-name="ro1">
          <table:table-cell office:value-type="date" office:date-value="2025-09-10" calcext:value-type="date">
            <text:p>2025-09-10</text:p>
          </table:table-cell>
          <table:table-cell office:value-type="float" office:value="15.9200000762939" calcext:value-type="float">
            <text:p>15.9200000762939</text:p>
          </table:table-cell>
          <table:table-cell table:number-columns-repeated="2"/>
        </table:table-row>
        <table:table-row table:style-name="ro1">
          <table:table-cell office:value-type="date" office:date-value="2025-09-11" calcext:value-type="date">
            <text:p>2025-09-11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2025-09-12</text:p>
          </table:table-cell>
          <table:table-cell office:value-type="float" office:value="15.9499998092651" calcext:value-type="float">
            <text:p>15.9499998092651</text:p>
          </table:table-cell>
          <table:table-cell table:number-columns-repeated="2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5.9899997711182" calcext:value-type="float">
            <text:p>15.9899997711182</text:p>
          </table:table-cell>
          <table:table-cell table:number-columns-repeated="2"/>
        </table:table-row>
        <table:table-row table:style-name="ro1">
          <table:table-cell office:value-type="date" office:date-value="2025-09-16" calcext:value-type="date">
            <text:p>2025-09-16</text:p>
          </table:table-cell>
          <table:table-cell office:value-type="float" office:value="15.9899997711182" calcext:value-type="float">
            <text:p>15.9899997711182</text:p>
          </table:table-cell>
          <table:table-cell table:number-columns-repeated="2"/>
        </table:table-row>
        <table:table-row table:style-name="ro1">
          <table:table-cell office:value-type="date" office:date-value="2025-09-17" calcext:value-type="date">
            <text:p>2025-09-17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18" calcext:value-type="date">
            <text:p>2025-09-18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19" calcext:value-type="date">
            <text:p>2025-09-19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23" calcext:value-type="date">
            <text:p>2025-09-23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09-24" calcext:value-type="date">
            <text:p>2025-09-24</text:p>
          </table:table-cell>
          <table:table-cell office:value-type="float" office:value="15.9399995803833" calcext:value-type="float">
            <text:p>15.9399995803833</text:p>
          </table:table-cell>
          <table:table-cell table:number-columns-repeated="2"/>
        </table:table-row>
        <table:table-row table:style-name="ro1">
          <table:table-cell office:value-type="date" office:date-value="2025-09-25" calcext:value-type="date">
            <text:p>2025-09-25</text:p>
          </table:table-cell>
          <table:table-cell office:value-type="float" office:value="15.8999996185303" calcext:value-type="float">
            <text:p>15.8999996185303</text:p>
          </table:table-cell>
          <table:table-cell table:number-columns-repeated="2"/>
        </table:table-row>
        <table:table-row table:style-name="ro1">
          <table:table-cell office:value-type="date" office:date-value="2025-09-26" calcext:value-type="date">
            <text:p>2025-09-26</text:p>
          </table:table-cell>
          <table:table-cell office:value-type="float" office:value="15.9200000762939" calcext:value-type="float">
            <text:p>15.9200000762939</text:p>
          </table:table-cell>
          <table:table-cell table:number-columns-repeated="2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5.8400001525879" calcext:value-type="float">
            <text:p>15.8400001525879</text:p>
          </table:table-cell>
          <table:table-cell table:number-columns-repeated="2"/>
        </table:table-row>
        <table:table-row table:style-name="ro1">
          <table:table-cell office:value-type="date" office:date-value="2025-09-30" calcext:value-type="date">
            <text:p>2025-09-30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float" office:value="15.8900003433228" calcext:value-type="float">
            <text:p>15.8900003433228</text:p>
          </table:table-cell>
          <table:table-cell table:number-columns-repeated="2"/>
        </table:table-row>
        <table:table-row table:style-name="ro1">
          <table:table-cell office:value-type="date" office:date-value="2025-10-02" calcext:value-type="date">
            <text:p>2025-10-02</text:p>
          </table:table-cell>
          <table:table-cell office:value-type="float" office:value="15.9099998474121" calcext:value-type="float">
            <text:p>15.9099998474121</text:p>
          </table:table-cell>
          <table:table-cell table:number-columns-repeated="2"/>
        </table:table-row>
        <table:table-row table:style-name="ro1">
          <table:table-cell office:value-type="date" office:date-value="2025-10-03" calcext:value-type="date">
            <text:p>2025-10-03</text:p>
          </table:table-cell>
          <table:table-cell office:value-type="float" office:value="15.9099998474121" calcext:value-type="float">
            <text:p>15.9099998474121</text:p>
          </table:table-cell>
          <table:table-cell table:number-columns-repeated="2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5.8999996185303" calcext:value-type="float">
            <text:p>15.8999996185303</text:p>
          </table:table-cell>
          <table:table-cell table:number-columns-repeated="2"/>
        </table:table-row>
        <table:table-row table:style-name="ro1">
          <table:table-cell office:value-type="date" office:date-value="2025-10-07" calcext:value-type="date">
            <text:p>2025-10-07</text:p>
          </table:table-cell>
          <table:table-cell office:value-type="float" office:value="15.8999996185303" calcext:value-type="float">
            <text:p>15.8999996185303</text:p>
          </table:table-cell>
          <table:table-cell table:number-columns-repeated="2"/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float" office:value="15.9200000762939" calcext:value-type="float">
            <text:p>15.9200000762939</text:p>
          </table:table-cell>
          <table:table-cell table:number-columns-repeated="2"/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float" office:value="15.8900003433228" calcext:value-type="float">
            <text:p>15.8900003433228</text:p>
          </table:table-cell>
          <table:table-cell table:number-columns-repeated="2"/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5.9200000762939" calcext:value-type="float">
            <text:p>15.9200000762939</text:p>
          </table:table-cell>
          <table:table-cell table:number-columns-repeated="2"/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float" office:value="15.9399995803833" calcext:value-type="float">
            <text:p>15.9399995803833</text:p>
          </table:table-cell>
          <table:table-cell table:number-columns-repeated="2"/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float" office:value="15.960000038147" calcext:value-type="float">
            <text:p>15.960000038147</text:p>
          </table:table-cell>
          <table:table-cell table:number-columns-repeated="2"/>
        </table:table-row>
        <table:table-row table:style-name="ro1">
          <table:table-cell office:value-type="date" office:date-value="2025-10-16" calcext:value-type="date">
            <text:p>2025-10-16</text:p>
          </table:table-cell>
          <table:table-cell office:value-type="float" office:value="15.9899997711182" calcext:value-type="float">
            <text:p>15.9899997711182</text:p>
          </table:table-cell>
          <table:table-cell table:number-columns-repeated="2"/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float" office:value="15.9799995422363" calcext:value-type="float">
            <text:p>15.9799995422363</text:p>
          </table:table-cell>
          <table:table-cell table:number-columns-repeated="2"/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16.0300006866455" calcext:value-type="float">
            <text:p>16.0300006866455</text:p>
          </table:table-cell>
          <table:table-cell table:number-columns-repeated="2"/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float" office:value="16.0400009155273" calcext:value-type="float">
            <text:p>16.0400009155273</text:p>
          </table:table-cell>
          <table:table-cell table:number-columns-repeated="2"/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float" office:value="16.0200004577637" calcext:value-type="float">
            <text:p>16.0200004577637</text:p>
          </table:table-cell>
          <table:table-cell table:number-columns-repeated="2"/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float" office:value="16.0300006866455" calcext:value-type="float">
            <text:p>16.0300006866455</text:p>
          </table:table-cell>
          <table:table-cell table:number-columns-repeated="2"/>
        </table:table-row>
        <table:table-row table:style-name="ro1">
          <table:table-cell office:value-type="date" office:date-value="2025-10-24" calcext:value-type="date">
            <text:p>2025-10-24</text:p>
          </table:table-cell>
          <table:table-cell office:value-type="float" office:value="16.0499992370605" calcext:value-type="float">
            <text:p>16.0499992370605</text:p>
          </table:table-cell>
          <table:table-cell table:number-columns-repeated="2"/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16.0900001525879" calcext:value-type="float">
            <text:p>16.0900001525879</text:p>
          </table:table-cell>
          <table:table-cell table:number-columns-repeated="2"/>
        </table:table-row>
        <table:table-row table:style-name="ro1">
          <table:table-cell office:value-type="date" office:date-value="2025-10-28" calcext:value-type="date">
            <text:p>2025-10-28</text:p>
          </table:table-cell>
          <table:table-cell office:value-type="float" office:value="16.1100006103516" calcext:value-type="float">
            <text:p>16.1100006103516</text:p>
          </table:table-cell>
          <table:table-cell table:number-columns-repeated="2"/>
        </table:table-row>
        <table:table-row table:style-name="ro1">
          <table:table-cell office:value-type="date" office:date-value="2025-10-29" calcext:value-type="date">
            <text:p>2025-10-29</text:p>
          </table:table-cell>
          <table:table-cell office:value-type="float" office:value="16.0499992370605" calcext:value-type="float">
            <text:p>16.0499992370605</text:p>
          </table:table-cell>
          <table:table-cell table:number-columns-repeated="2"/>
        </table:table-row>
        <table:table-row table:style-name="ro1">
          <table:table-cell office:value-type="date" office:date-value="2025-10-30" calcext:value-type="date">
            <text:p>2025-10-30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2"/>
        </table:table-row>
        <table:table-row table:style-name="ro1">
          <table:table-cell office:value-type="date" office:date-value="2025-10-31" calcext:value-type="date">
            <text:p>2025-10-31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2"/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5-11-04" calcext:value-type="date">
            <text:p>2025-11-04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11-05" calcext:value-type="date">
            <text:p>2025-11-05</text:p>
          </table:table-cell>
          <table:table-cell office:value-type="float" office:value="15.9499998092651" calcext:value-type="float">
            <text:p>15.9499998092651</text:p>
          </table:table-cell>
          <table:table-cell table:number-columns-repeated="2"/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float" office:value="15.960000038147" calcext:value-type="float">
            <text:p>15.960000038147</text:p>
          </table:table-cell>
          <table:table-cell table:number-columns-repeated="2"/>
        </table:table-row>
        <table:table-row table:style-name="ro1">
          <table:table-cell office:value-type="date" office:date-value="2025-11-07" calcext:value-type="date">
            <text:p>2025-11-07</text:p>
          </table:table-cell>
          <table:table-cell office:value-type="float" office:value="15.960000038147" calcext:value-type="float">
            <text:p>15.960000038147</text:p>
          </table:table-cell>
          <table:table-cell table:number-columns-repeated="2"/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float" office:value="16.0400009155273" calcext:value-type="float">
            <text:p>16.0400009155273</text:p>
          </table:table-cell>
          <table:table-cell table:number-columns-repeated="2"/>
        </table:table-row>
        <table:table-row table:style-name="ro1">
          <table:table-cell office:value-type="date" office:date-value="2025-11-12" calcext:value-type="date">
            <text:p>2025-11-12</text:p>
          </table:table-cell>
          <table:table-cell office:value-type="float" office:value="16.0499992370605" calcext:value-type="float">
            <text:p>16.0499992370605</text:p>
          </table:table-cell>
          <table:table-cell table:number-columns-repeated="2"/>
        </table:table-row>
        <table:table-row table:style-name="ro1">
          <table:table-cell office:value-type="date" office:date-value="2025-11-13" calcext:value-type="date">
            <text:p>2025-11-13</text:p>
          </table:table-cell>
          <table:table-cell office:value-type="float" office:value="15.9700002670288" calcext:value-type="float">
            <text:p>15.9700002670288</text:p>
          </table:table-cell>
          <table:table-cell table:number-columns-repeated="2"/>
        </table:table-row>
        <table:table-row table:style-name="ro1">
          <table:table-cell office:value-type="date" office:date-value="2025-11-14" calcext:value-type="date">
            <text:p>2025-11-14</text:p>
          </table:table-cell>
          <table:table-cell office:value-type="float" office:value="15.9399995803833" calcext:value-type="float">
            <text:p>15.9399995803833</text:p>
          </table:table-cell>
          <table:table-cell table:number-columns-repeated="2"/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15.9099998474121" calcext:value-type="float">
            <text:p>15.9099998474121</text:p>
          </table:table-cell>
          <table:table-cell table:number-columns-repeated="2"/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float" office:value="15.8900003433228" calcext:value-type="float">
            <text:p>15.8900003433228</text:p>
          </table:table-cell>
          <table:table-cell table:number-columns-repeated="2"/>
        </table:table-row>
        <table:table-row table:style-name="ro1">
          <table:table-cell office:value-type="date" office:date-value="2025-11-19" calcext:value-type="date">
            <text:p>2025-11-19</text:p>
          </table:table-cell>
          <table:table-cell office:value-type="float" office:value="15.8800001144409" calcext:value-type="float">
            <text:p>15.8800001144409</text:p>
          </table:table-cell>
          <table:table-cell table:number-columns-repeated="2"/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float" office:value="15.8500003814697" calcext:value-type="float">
            <text:p>15.8500003814697</text:p>
          </table:table-cell>
          <table:table-cell table:number-columns-repeated="2"/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float" office:value="15.9099998474121" calcext:value-type="float">
            <text:p>15.9099998474121</text:p>
          </table:table-cell>
          <table:table-cell table:number-columns-repeated="2"/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15.960000038147" calcext:value-type="float">
            <text:p>15.960000038147</text:p>
          </table:table-cell>
          <table:table-cell table:number-columns-repeated="2"/>
        </table:table-row>
        <table:table-row table:style-name="ro1">
          <table:table-cell office:value-type="date" office:date-value="2025-11-25" calcext:value-type="date">
            <text:p>2025-11-25</text:p>
          </table:table-cell>
          <table:table-cell office:value-type="float" office:value="16.0200004577637" calcext:value-type="float">
            <text:p>16.0200004577637</text:p>
          </table:table-cell>
          <table:table-cell table:number-columns-repeated="2"/>
        </table:table-row>
        <table:table-row table:style-name="ro1">
          <table:table-cell office:value-type="date" office:date-value="2025-11-26" calcext:value-type="date">
            <text:p>2025-11-26</text:p>
          </table:table-cell>
          <table:table-cell office:value-type="float" office:value="16.0599994659424" calcext:value-type="float">
            <text:p>16.0599994659424</text:p>
          </table:table-cell>
          <table:table-cell table:number-columns-repeated="2"/>
        </table:table-row>
        <table:table-row table:style-name="ro1">
          <table:table-cell office:value-type="date" office:date-value="2025-11-28" calcext:value-type="date">
            <text:p>2025-11-28</text:p>
          </table:table-cell>
          <table:table-cell office:value-type="float" office:value="16.0599994659424" calcext:value-type="float">
            <text:p>16.0599994659424</text:p>
          </table:table-cell>
          <table:table-cell table:number-columns-repeated="2"/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float" office:value="16.0200004577637" calcext:value-type="float">
            <text:p>16.0200004577637</text:p>
          </table:table-cell>
          <table:table-cell table:number-columns-repeated="2"/>
        </table:table-row>
        <table:table-row table:style-name="ro1">
          <table:table-cell office:value-type="date" office:date-value="2025-12-03" calcext:value-type="date">
            <text:p>2025-12-03</text:p>
          </table:table-cell>
          <table:table-cell office:value-type="float" office:value="16.0599994659424" calcext:value-type="float">
            <text:p>16.0599994659424</text:p>
          </table:table-cell>
          <table:table-cell table:number-columns-repeated="2"/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float" office:value="16.0400009155273" calcext:value-type="float">
            <text:p>16.0400009155273</text:p>
          </table:table-cell>
          <table:table-cell table:number-columns-repeated="2"/>
        </table:table-row>
        <table:table-row table:style-name="ro1">
          <table:table-cell office:value-type="date" office:date-value="2025-12-05" calcext:value-type="date">
            <text:p>2025-12-05</text:p>
          </table:table-cell>
          <table:table-cell office:value-type="float" office:value="16.0200004577637" calcext:value-type="float">
            <text:p>16.0200004577637</text:p>
          </table:table-cell>
          <table:table-cell table:number-columns-repeated="2"/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5-12-09" calcext:value-type="date">
            <text:p>2025-12-09</text:p>
          </table:table-cell>
          <table:table-cell office:value-type="float" office:value="15.9899997711182" calcext:value-type="float">
            <text:p>15.9899997711182</text:p>
          </table:table-cell>
          <table:table-cell table:number-columns-repeated="2"/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float" office:value="16.0300006866455" calcext:value-type="float">
            <text:p>16.0300006866455</text:p>
          </table:table-cell>
          <table:table-cell table:number-columns-repeated="2"/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float" office:value="16.0499992370605" calcext:value-type="float">
            <text:p>16.0499992370605</text:p>
          </table:table-cell>
          <table:table-cell table:number-columns-repeated="2"/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float" office:value="15.9899997711182" calcext:value-type="float">
            <text:p>15.9899997711182</text:p>
          </table:table-cell>
          <table:table-cell table:number-columns-repeated="2"/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2"/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2"/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float" office:value="15.9799995422363" calcext:value-type="float">
            <text:p>15.9799995422363</text:p>
          </table:table-cell>
          <table:table-cell table:number-columns-repeated="2"/>
        </table:table-row>
        <table:table-row table:style-name="ro1">
          <table:table-cell office:value-type="date" office:date-value="2025-12-18" calcext:value-type="date">
            <text:p>2025-12-18</text:p>
          </table:table-cell>
          <table:table-cell office:value-type="float" office:value="16.0200004577637" calcext:value-type="float">
            <text:p>16.0200004577637</text:p>
          </table:table-cell>
          <table:table-cell table:number-columns-repeated="2"/>
        </table:table-row>
        <table:table-row table:style-name="ro1">
          <table:table-cell office:value-type="date" office:date-value="2025-12-19" calcext:value-type="date">
            <text:p>2025-12-19</text:p>
          </table:table-cell>
          <table:table-cell office:value-type="float" office:value="16.0300006866455" calcext:value-type="float">
            <text:p>16.0300006866455</text:p>
          </table:table-cell>
          <table:table-cell table:number-columns-repeated="2"/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16.0499992370605" calcext:value-type="float">
            <text:p>16.0499992370605</text:p>
          </table:table-cell>
          <table:table-cell table:number-columns-repeated="2"/>
        </table:table-row>
        <table:table-row table:style-name="ro1">
          <table:table-cell office:value-type="date" office:date-value="2025-12-23" calcext:value-type="date">
            <text:p>2025-12-23</text:p>
          </table:table-cell>
          <table:table-cell office:value-type="float" office:value="15.7700004577637" calcext:value-type="float">
            <text:p>15.7700004577637</text:p>
          </table:table-cell>
          <table:table-cell table:number-columns-repeated="2"/>
        </table:table-row>
        <table:table-row table:style-name="ro1">
          <table:table-cell office:value-type="date" office:date-value="2025-12-24" calcext:value-type="date">
            <text:p>2025-12-24</text:p>
          </table:table-cell>
          <table:table-cell office:value-type="float" office:value="15.8000001907349" calcext:value-type="float">
            <text:p>15.8000001907349</text:p>
          </table:table-cell>
          <table:table-cell table:number-columns-repeated="2"/>
        </table:table-row>
        <table:table-row table:style-name="ro1">
          <table:table-cell office:value-type="date" office:date-value="2025-12-26" calcext:value-type="date">
            <text:p>2025-12-26</text:p>
          </table:table-cell>
          <table:table-cell office:value-type="float" office:value="15.8000001907349" calcext:value-type="float">
            <text:p>15.8000001907349</text:p>
          </table:table-cell>
          <table:table-cell table:number-columns-repeated="2"/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15.8100004196167" calcext:value-type="float">
            <text:p>15.8100004196167</text:p>
          </table:table-cell>
          <table:table-cell table:number-columns-repeated="2"/>
        </table:table-row>
        <table:table-row table:style-name="ro1">
          <table:table-cell office:value-type="date" office:date-value="2025-12-30" calcext:value-type="date">
            <text:p>2025-12-30</text:p>
          </table:table-cell>
          <table:table-cell office:value-type="float" office:value="15.8100004196167" calcext:value-type="float">
            <text:p>15.8100004196167</text:p>
          </table:table-cell>
          <table:table-cell table:number-columns-repeated="2"/>
        </table:table-row>
        <table:table-row table:style-name="ro1">
          <table:table-cell office:value-type="date" office:date-value="2025-12-31" calcext:value-type="date">
            <text:p>2025-12-31</text:p>
          </table:table-cell>
          <table:table-cell office:value-type="float" office:value="15.7700004577637" calcext:value-type="float">
            <text:p>15.7700004577637</text:p>
          </table:table-cell>
          <table:table-cell table:number-columns-repeated="2"/>
        </table:table-row>
        <table:table-row table:style-name="ro1">
          <table:table-cell office:value-type="date" office:date-value="2026-01-02" calcext:value-type="date">
            <text:p>2026-01-02</text:p>
          </table:table-cell>
          <table:table-cell office:value-type="float" office:value="15.7700004577637" calcext:value-type="float">
            <text:p>15.7700004577637</text:p>
          </table:table-cell>
          <table:table-cell table:number-columns-repeated="2"/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15.8299999237061" calcext:value-type="float">
            <text:p>15.8299999237061</text:p>
          </table:table-cell>
          <table:table-cell table:number-columns-repeated="2"/>
        </table:table-row>
        <table:table-row table:style-name="ro1">
          <table:table-cell office:value-type="date" office:date-value="2026-01-06" calcext:value-type="date">
            <text:p>2026-01-06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6-01-07" calcext:value-type="date">
            <text:p>2026-01-07</text:p>
          </table:table-cell>
          <table:table-cell office:value-type="float" office:value="15.8599996566772" calcext:value-type="float">
            <text:p>15.8599996566772</text:p>
          </table:table-cell>
          <table:table-cell table:number-columns-repeated="2"/>
        </table:table-row>
        <table:table-row table:style-name="ro1">
          <table:table-cell office:value-type="date" office:date-value="2026-01-08" calcext:value-type="date">
            <text:p>2026-01-08</text:p>
          </table:table-cell>
          <table:table-cell office:value-type="float" office:value="15.8400001525879" calcext:value-type="float">
            <text:p>15.8400001525879</text:p>
          </table:table-cell>
          <table:table-cell table:number-columns-repeated="2"/>
        </table:table-row>
        <table:table-row table:style-name="ro1">
          <table:table-cell office:value-type="date" office:date-value="2026-01-09" calcext:value-type="date">
            <text:p>2026-01-09</text:p>
          </table:table-cell>
          <table:table-cell office:value-type="float" office:value="15.8900003433228" calcext:value-type="float">
            <text:p>15.890000343322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float" office:value="0.479289940828402" calcext:value-type="float">
            <text:p>0.479289940828402</text:p>
          </table:table-cell>
          <table:table-cell table:number-columns-repeated="2"/>
        </table:table-row>
      </table:table>
      <table:table table:name="Median" table:style-name="ta1">
        <table:shapes>
          <draw:frame draw:z-index="0" draw:style-name="gr1" draw:text-style-name="P1" svg:width="6.2988in" svg:height="3.5429in" svg:x="6.9685in" svg:y="0.3173in">
            <draw:object draw:notify-on-update-of-ranges="Median.A2:Median.A107 Median.B1:Median.B1 Median.B2:Median.B107 Median.C1:Median.C1 Median.C2:Median.C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5"/>
        <table:table-column table:style-name="co3" table:default-cell-style-name="ce28"/>
        <table:table-column table:style-name="co2" table:default-cell-style-name="Default"/>
        <table:table-row table:style-name="ro1">
          <table:table-cell table:style-name="ce13" office:value-type="string" calcext:value-type="string">
            <text:p>Week </text:p>
          </table:table-cell>
          <table:table-cell table:style-name="ce21" office:value-type="string" calcext:value-type="string">
            <text:p>Median - clos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style-name="ce14" office:value-type="date" office:date-value="2024-01-01" calcext:value-type="date">
            <text:p>2024-01-01</text:p>
          </table:table-cell>
          <table:table-cell table:style-name="ce26" office:value-type="float" office:value="15.0450000762939" calcext:value-type="float">
            <text:p>15.0450000762939</text:p>
          </table:table-cell>
          <table:table-cell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5.0699996948242" calcext:value-type="float">
            <text:p>15.0699996948242</text:p>
          </table:table-cell>
          <table:table-cell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4.9850001335144" calcext:value-type="float">
            <text:p>14.9850001335144</text:p>
          </table:table-cell>
          <table:table-cell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5.0299997329712" calcext:value-type="float">
            <text:p>15.0299997329712</text:p>
          </table:table-cell>
          <table:table-cell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5.1300001144409" calcext:value-type="float">
            <text:p>15.1300001144409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5.0799999237061" calcext:value-type="float">
            <text:p>15.0799999237061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5.039999961853" calcext:value-type="float">
            <text:p>15.039999961853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5.0700001716614" calcext:value-type="float">
            <text:p>15.0700001716614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5.1000003814697" calcext:value-type="float">
            <text:p>15.1000003814697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5.2550001144409" calcext:value-type="float">
            <text:p>15.2550001144409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.1400003433228" calcext:value-type="float">
            <text:p>15.1400003433228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.0100002288818" calcext:value-type="float">
            <text:p>15.0100002288818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.8599996566772" calcext:value-type="float">
            <text:p>14.8599996566772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.9099998474121" calcext:value-type="float">
            <text:p>14.9099998474121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.960000038147" calcext:value-type="float">
            <text:p>14.960000038147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5.1199998855591" calcext:value-type="float">
            <text:p>15.1199998855591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5.2299995422363" calcext:value-type="float">
            <text:p>15.2299995422363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5.1999998092651" calcext:value-type="float">
            <text:p>15.1999998092651</text:p>
          </table:table-cell>
          <table:table-cell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5.1200003623962" calcext:value-type="float">
            <text:p>15.1200003623962</text:p>
          </table:table-cell>
          <table:table-cell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5.3100004196167" calcext:value-type="float">
            <text:p>15.3100004196167</text:p>
          </table:table-cell>
          <table:table-cell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5.3500003814697" calcext:value-type="float">
            <text:p>15.3500003814697</text:p>
          </table:table-cell>
          <table:table-cell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5.1999998092651" calcext:value-type="float">
            <text:p>15.1999998092651</text:p>
          </table:table-cell>
          <table:table-cell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5.3400001525879" calcext:value-type="float">
            <text:p>15.3400001525879</text:p>
          </table:table-cell>
          <table:table-cell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5.4200000762939" calcext:value-type="float">
            <text:p>15.4200000762939</text:p>
          </table:table-cell>
          <table:table-cell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5.4300003051758" calcext:value-type="float">
            <text:p>15.4300003051758</text:p>
          </table:table-cell>
          <table:table-cell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5.6199998855591" calcext:value-type="float">
            <text:p>15.6199998855591</text:p>
          </table:table-cell>
          <table:table-cell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5.7299995422363" calcext:value-type="float">
            <text:p>15.7299995422363</text:p>
          </table:table-cell>
          <table:table-cell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5.7399997711182" calcext:value-type="float">
            <text:p>15.7399997711182</text:p>
          </table:table-cell>
          <table:table-cell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15.75" calcext:value-type="float">
            <text:p>15.75</text:p>
          </table:table-cell>
          <table:table-cell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5.9300003051758" calcext:value-type="float">
            <text:p>15.9300003051758</text:p>
          </table:table-cell>
          <table:table-cell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5.9399995803833" calcext:value-type="float">
            <text:p>15.9399995803833</text:p>
          </table:table-cell>
          <table:table-cell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5.6899995803833" calcext:value-type="float">
            <text:p>15.6899995803833</text:p>
          </table:table-cell>
          <table:table-cell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5.7299995422363" calcext:value-type="float">
            <text:p>15.7299995422363</text:p>
          </table:table-cell>
          <table:table-cell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5.6300001144409" calcext:value-type="float">
            <text:p>15.6300001144409</text:p>
          </table:table-cell>
          <table:table-cell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5.5799999237061" calcext:value-type="float">
            <text:p>15.5799999237061</text:p>
          </table:table-cell>
          <table:table-cell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5.6000003814697" calcext:value-type="float">
            <text:p>15.6000003814697</text:p>
          </table:table-cell>
          <table:table-cell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5.5699996948242" calcext:value-type="float">
            <text:p>15.5699996948242</text:p>
          </table:table-cell>
          <table:table-cell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.5799999237061" calcext:value-type="float">
            <text:p>15.5799999237061</text:p>
          </table:table-cell>
          <table:table-cell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.7199997901917" calcext:value-type="float">
            <text:p>15.7199997901917</text:p>
          </table:table-cell>
          <table:table-cell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.8500003814697" calcext:value-type="float">
            <text:p>15.8500003814697</text:p>
          </table:table-cell>
          <table:table-cell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.8199996948242" calcext:value-type="float">
            <text:p>15.8199996948242</text:p>
          </table:table-cell>
          <table:table-cell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.5650000572205" calcext:value-type="float">
            <text:p>15.5650000572205</text:p>
          </table:table-cell>
          <table:table-cell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.0349998474121" calcext:value-type="float">
            <text:p>15.0349998474121</text:p>
          </table:table-cell>
          <table:table-cell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4.9899997711182" calcext:value-type="float">
            <text:p>14.9899997711182</text:p>
          </table:table-cell>
          <table:table-cell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5.0200004577637" calcext:value-type="float">
            <text:p>15.0200004577637</text:p>
          </table:table-cell>
          <table:table-cell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15.1350002288818" calcext:value-type="float">
            <text:p>15.1350002288818</text:p>
          </table:table-cell>
          <table:table-cell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.1800003051758" calcext:value-type="float">
            <text:p>15.1800003051758</text:p>
          </table:table-cell>
          <table:table-cell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.2399997711182" calcext:value-type="float">
            <text:p>15.2399997711182</text:p>
          </table:table-cell>
          <table:table-cell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5.2750000953674" calcext:value-type="float">
            <text:p>15.2750000953674</text:p>
          </table:table-cell>
          <table:table-cell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5.3400001525879" calcext:value-type="float">
            <text:p>15.3400001525879</text:p>
          </table:table-cell>
          <table:table-cell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5.289999961853" calcext:value-type="float">
            <text:p>15.289999961853</text:p>
          </table:table-cell>
          <table:table-cell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5.1599998474121" calcext:value-type="float">
            <text:p>15.1599998474121</text:p>
          </table:table-cell>
          <table:table-cell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5.2600002288818" calcext:value-type="float">
            <text:p>15.2600002288818</text:p>
          </table:table-cell>
          <table:table-cell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5.2200002670288" calcext:value-type="float">
            <text:p>15.2200002670288</text:p>
          </table:table-cell>
          <table:table-cell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5.1400003433228" calcext:value-type="float">
            <text:p>15.1400003433228</text:p>
          </table:table-cell>
          <table:table-cell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4.8500003814697" calcext:value-type="float">
            <text:p>14.8500003814697</text:p>
          </table:table-cell>
          <table:table-cell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4.9899997711182" calcext:value-type="float">
            <text:p>14.9899997711182</text:p>
          </table:table-cell>
          <table:table-cell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5.039999961853" calcext:value-type="float">
            <text:p>15.039999961853</text:p>
          </table:table-cell>
          <table:table-cell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5.2399997711182" calcext:value-type="float">
            <text:p>15.2399997711182</text:p>
          </table:table-cell>
          <table:table-cell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5.210000038147" calcext:value-type="float">
            <text:p>15.210000038147</text:p>
          </table:table-cell>
          <table:table-cell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5.25" calcext:value-type="float">
            <text:p>15.25</text:p>
          </table:table-cell>
          <table:table-cell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5.2299995422363" calcext:value-type="float">
            <text:p>15.2299995422363</text:p>
          </table:table-cell>
          <table:table-cell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15.3450002670288" calcext:value-type="float">
            <text:p>15.345000267028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5.3699998855591" calcext:value-type="float">
            <text:p>15.3699998855591</text:p>
          </table:table-cell>
          <table:table-cell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5.4399995803833" calcext:value-type="float">
            <text:p>15.4399995803833</text:p>
          </table:table-cell>
          <table:table-cell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5.4399995803833" calcext:value-type="float">
            <text:p>15.4399995803833</text:p>
          </table:table-cell>
          <table:table-cell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5.5500001907349" calcext:value-type="float">
            <text:p>15.5500001907349</text:p>
          </table:table-cell>
          <table:table-cell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5.5299997329712" calcext:value-type="float">
            <text:p>15.5299997329712</text:p>
          </table:table-cell>
          <table:table-cell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5.4700002670288" calcext:value-type="float">
            <text:p>15.4700002670288</text:p>
          </table:table-cell>
          <table:table-cell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5.5600004196167" calcext:value-type="float">
            <text:p>15.5600004196167</text:p>
          </table:table-cell>
          <table:table-cell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5.6499996185303" calcext:value-type="float">
            <text:p>15.6499996185303</text:p>
          </table:table-cell>
          <table:table-cell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5.6800003051758" calcext:value-type="float">
            <text:p>15.6800003051758</text:p>
          </table:table-cell>
          <table:table-cell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5.6800003051758" calcext:value-type="float">
            <text:p>15.6800003051758</text:p>
          </table:table-cell>
          <table:table-cell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5.7399997711182" calcext:value-type="float">
            <text:p>15.7399997711182</text:p>
          </table:table-cell>
          <table:table-cell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15.7649998664856" calcext:value-type="float">
            <text:p>15.7649998664856</text:p>
          </table:table-cell>
          <table:table-cell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5.9200000762939" calcext:value-type="float">
            <text:p>15.9200000762939</text:p>
          </table:table-cell>
          <table:table-cell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5.9700002670288" calcext:value-type="float">
            <text:p>15.9700002670288</text:p>
          </table:table-cell>
          <table:table-cell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5.9399995803833" calcext:value-type="float">
            <text:p>15.9399995803833</text:p>
          </table:table-cell>
          <table:table-cell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5.8900003433228" calcext:value-type="float">
            <text:p>15.8900003433228</text:p>
          </table:table-cell>
          <table:table-cell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5.8999996185303" calcext:value-type="float">
            <text:p>15.8999996185303</text:p>
          </table:table-cell>
          <table:table-cell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5.960000038147" calcext:value-type="float">
            <text:p>15.960000038147</text:p>
          </table:table-cell>
          <table:table-cell/>
        </table:table-row>
        <table:table-row table:style-name="ro1">
          <table:table-cell table:style-name="ce19" office:value-type="date" office:date-value="2025-10-20" calcext:value-type="date">
            <text:p>2025-10-20</text:p>
          </table:table-cell>
          <table:table-cell table:style-name="ce32" office:value-type="float" office:value="16.0300006866455" calcext:value-type="float">
            <text:p>16.0300006866455</text:p>
          </table:table-cell>
          <table:table-cell table:formula="of:=COM.MICROSOFT.FORECAST.ETS([.A95];[.B$2:.B$95];[.A$2:.A$95];1;1;1)" office:value-type="float" office:value="15.960000038147" calcext:value-type="float">
            <text:p>15.960000038147</text:p>
          </table:table-cell>
        </table:table-row>
        <table:table-row table:style-name="ro1">
          <table:table-cell table:style-name="ce19" office:value-type="date" office:date-value="2025-10-27" calcext:value-type="date">
            <text:p>2025-10-27</text:p>
          </table:table-cell>
          <table:table-cell table:style-name="ce32" office:value-type="float" office:value="16.0499992370605" calcext:value-type="float">
            <text:p>16.0499992370605</text:p>
          </table:table-cell>
          <table:table-cell table:formula="of:=COM.MICROSOFT.FORECAST.ETS([.A96];[.B$2:.B$95];[.A$2:.A$95];1;1;1)" office:value-type="float" office:value="15.9013115331993" calcext:value-type="float">
            <text:p>15.9013115331993</text:p>
          </table:table-cell>
        </table:table-row>
        <table:table-row table:style-name="ro1">
          <table:table-cell table:style-name="ce19" office:value-type="date" office:date-value="2025-11-03" calcext:value-type="date">
            <text:p>2025-11-03</text:p>
          </table:table-cell>
          <table:table-cell table:style-name="ce32" office:value-type="float" office:value="15.960000038147" calcext:value-type="float">
            <text:p>15.960000038147</text:p>
          </table:table-cell>
          <table:table-cell table:formula="of:=COM.MICROSOFT.FORECAST.ETS([.A97];[.B$2:.B$95];[.A$2:.A$95];1;1;1)" office:value-type="float" office:value="16.0257353253434" calcext:value-type="float">
            <text:p>16.0257353253434</text:p>
          </table:table-cell>
        </table:table-row>
        <table:table-row table:style-name="ro1">
          <table:table-cell table:style-name="ce19" office:value-type="date" office:date-value="2025-11-10" calcext:value-type="date">
            <text:p>2025-11-10</text:p>
          </table:table-cell>
          <table:table-cell table:style-name="ce32" office:value-type="float" office:value="16" calcext:value-type="float">
            <text:p>16</text:p>
          </table:table-cell>
          <table:table-cell table:formula="of:=COM.MICROSOFT.FORECAST.ETS([.A98];[.B$2:.B$95];[.A$2:.A$95];1;1;1)" office:value-type="float" office:value="16.0428402978669" calcext:value-type="float">
            <text:p>16.0428402978669</text:p>
          </table:table-cell>
        </table:table-row>
        <table:table-row table:style-name="ro1">
          <table:table-cell table:style-name="ce19" office:value-type="date" office:date-value="2025-11-17" calcext:value-type="date">
            <text:p>2025-11-17</text:p>
          </table:table-cell>
          <table:table-cell table:style-name="ce32" office:value-type="float" office:value="15.8900003433228" calcext:value-type="float">
            <text:p>15.8900003433228</text:p>
          </table:table-cell>
          <table:table-cell table:formula="of:=COM.MICROSOFT.FORECAST.ETS([.A99];[.B$2:.B$95];[.A$2:.A$95];1;1;1)" office:value-type="float" office:value="16.1214519242797" calcext:value-type="float">
            <text:p>16.1214519242797</text:p>
          </table:table-cell>
        </table:table-row>
        <table:table-row table:style-name="ro1">
          <table:table-cell table:style-name="ce19" office:value-type="date" office:date-value="2025-11-24" calcext:value-type="date">
            <text:p>2025-11-24</text:p>
          </table:table-cell>
          <table:table-cell table:style-name="ce32" office:value-type="float" office:value="16.039999961853" calcext:value-type="float">
            <text:p>16.039999961853</text:p>
          </table:table-cell>
          <table:table-cell table:formula="of:=COM.MICROSOFT.FORECAST.ETS([.A100];[.B$2:.B$95];[.A$2:.A$95];1;1;1)" office:value-type="float" office:value="16.041437204734" calcext:value-type="float">
            <text:p>16.041437204734</text:p>
          </table:table-cell>
        </table:table-row>
        <table:table-row table:style-name="ro1">
          <table:table-cell table:style-name="ce19" office:value-type="date" office:date-value="2025-12-01" calcext:value-type="date">
            <text:p>2025-12-01</text:p>
          </table:table-cell>
          <table:table-cell table:style-name="ce32" office:value-type="float" office:value="16.0200004577637" calcext:value-type="float">
            <text:p>16.0200004577637</text:p>
          </table:table-cell>
          <table:table-cell table:formula="of:=COM.MICROSOFT.FORECAST.ETS([.A101];[.B$2:.B$95];[.A$2:.A$95];1;1;1)" office:value-type="float" office:value="15.9761361146493" calcext:value-type="float">
            <text:p>15.9761361146493</text:p>
          </table:table-cell>
        </table:table-row>
        <table:table-row table:style-name="ro1">
          <table:table-cell table:style-name="ce19" office:value-type="date" office:date-value="2025-12-08" calcext:value-type="date">
            <text:p>2025-12-08</text:p>
          </table:table-cell>
          <table:table-cell table:style-name="ce32" office:value-type="float" office:value="16" calcext:value-type="float">
            <text:p>16</text:p>
          </table:table-cell>
          <table:table-cell table:formula="of:=COM.MICROSOFT.FORECAST.ETS([.A102];[.B$2:.B$95];[.A$2:.A$95];1;1;1)" office:value-type="float" office:value="15.9542321054535" calcext:value-type="float">
            <text:p>15.9542321054535</text:p>
          </table:table-cell>
        </table:table-row>
        <table:table-row table:style-name="ro1">
          <table:table-cell table:style-name="ce19" office:value-type="date" office:date-value="2025-12-15" calcext:value-type="date">
            <text:p>2025-12-15</text:p>
          </table:table-cell>
          <table:table-cell table:style-name="ce32" office:value-type="float" office:value="16.0100002288818" calcext:value-type="float">
            <text:p>16.0100002288818</text:p>
          </table:table-cell>
          <table:table-cell table:formula="of:=COM.MICROSOFT.FORECAST.ETS([.A103];[.B$2:.B$95];[.A$2:.A$95];1;1;1)" office:value-type="float" office:value="15.9520234688296" calcext:value-type="float">
            <text:p>15.9520234688296</text:p>
          </table:table-cell>
        </table:table-row>
        <table:table-row table:style-name="ro1">
          <table:table-cell table:style-name="ce19" office:value-type="date" office:date-value="2025-12-22" calcext:value-type="date">
            <text:p>2025-12-22</text:p>
          </table:table-cell>
          <table:table-cell table:style-name="ce32" office:value-type="float" office:value="15.8000001907349" calcext:value-type="float">
            <text:p>15.8000001907349</text:p>
          </table:table-cell>
          <table:table-cell table:formula="of:=COM.MICROSOFT.FORECAST.ETS([.A104];[.B$2:.B$95];[.A$2:.A$95];1;1;1)" office:value-type="float" office:value="16.0228907963053" calcext:value-type="float">
            <text:p>16.0228907963053</text:p>
          </table:table-cell>
        </table:table-row>
        <table:table-row table:style-name="ro1">
          <table:table-cell table:style-name="ce19" office:value-type="date" office:date-value="2025-12-29" calcext:value-type="date">
            <text:p>2025-12-29</text:p>
          </table:table-cell>
          <table:table-cell table:style-name="ce32" office:value-type="float" office:value="15.7900004386902" calcext:value-type="float">
            <text:p>15.7900004386902</text:p>
          </table:table-cell>
          <table:table-cell table:formula="of:=COM.MICROSOFT.FORECAST.ETS([.A105];[.B$2:.B$95];[.A$2:.A$95];1;1;1)" office:value-type="float" office:value="16.0549432815278" calcext:value-type="float">
            <text:p>16.0549432815278</text:p>
          </table:table-cell>
        </table:table-row>
        <table:table-row table:style-name="ro1">
          <table:table-cell table:style-name="ce20" office:value-type="date" office:date-value="2026-01-05" calcext:value-type="date">
            <text:p>2026-01-05</text:p>
          </table:table-cell>
          <table:table-cell table:style-name="ce34" office:value-type="float" office:value="15.8599996566772" calcext:value-type="float">
            <text:p>15.8599996566772</text:p>
          </table:table-cell>
          <table:table-cell table:formula="of:=COM.MICROSOFT.FORECAST.ETS([.A106];[.B$2:.B$95];[.A$2:.A$95];1;1;1)" office:value-type="float" office:value="16.0148987169986" calcext:value-type="float">
            <text:p>16.0148987169986</text:p>
          </table:table-cell>
        </table:table-row>
      </table:table>
      <table:table table:name="Average" table:style-name="ta1">
        <table:shapes>
          <draw:frame draw:z-index="0" draw:style-name="gr1" draw:text-style-name="P1" svg:width="6.5382in" svg:height="4.3445in" svg:x="5.0118in" svg:y="0.9445in">
            <draw:object draw:notify-on-update-of-ranges="Average.A2:Average.A107 Average.B1:Average.B1 Average.B2:Average.B107 Average.C1:Average.C1 Average.C2:Average.C107 Average.D1:Average.D1 Average.D2:Average.D107 Average.E1:Average.E1 Average.E2:Average.E107 Average.F1:Average.F1 Average.F2:Average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ce25"/>
        <table:table-column table:style-name="co2" table:number-columns-repeated="2" table:default-cell-style-name="ce25"/>
        <table:table-column table:style-name="co2" table:number-columns-repeated="4" table:default-cell-style-name="Default"/>
        <table:table-row table:style-name="ro1">
          <table:table-cell table:style-name="ce13" office:value-type="string" calcext:value-type="string">
            <text:p>Week </text:p>
          </table:table-cell>
          <table:table-cell table:style-name="ce36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style-name="ce14" office:value-type="date" office:date-value="2024-01-01" calcext:value-type="date">
            <text:p>2024-01-01</text:p>
          </table:table-cell>
          <table:table-cell table:style-name="ce26" office:value-type="float" office:value="15.0425000190735" calcext:value-type="float">
            <text:p>15.0425000190735</text:p>
          </table:table-cell>
          <table:table-cell table:number-columns-repeated="4"/>
          <table:table-cell table:style-name="ce44" office:value-type="string" calcext:value-type="string">
            <text:p>Alpha </text:p>
          </table:table-cell>
          <table:table-cell/>
        </table:table-row>
        <table:table-row table:style-name="ro1">
          <table:table-cell table:style-name="ce15" office:value-type="date" office:date-value="2024-01-08" calcext:value-type="date">
            <text:p>2024-01-08</text:p>
          </table:table-cell>
          <table:table-cell table:style-name="ce28" office:value-type="float" office:value="15.0679998397827" calcext:value-type="float">
            <text:p>15.067999839782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1-15" calcext:value-type="date">
            <text:p>2024-01-15</text:p>
          </table:table-cell>
          <table:table-cell table:style-name="ce28" office:value-type="float" office:value="14.9875001907349" calcext:value-type="float">
            <text:p>14.987500190734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1-22" calcext:value-type="date">
            <text:p>2024-01-22</text:p>
          </table:table-cell>
          <table:table-cell table:style-name="ce28" office:value-type="float" office:value="15.0239999771118" calcext:value-type="float">
            <text:p>15.023999977111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1-29" calcext:value-type="date">
            <text:p>2024-01-29</text:p>
          </table:table-cell>
          <table:table-cell table:style-name="ce28" office:value-type="float" office:value="15.1440000534058" calcext:value-type="float">
            <text:p>15.14400005340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2-05" calcext:value-type="date">
            <text:p>2024-02-05</text:p>
          </table:table-cell>
          <table:table-cell table:style-name="ce28" office:value-type="float" office:value="15.0819999694824" calcext:value-type="float">
            <text:p>15.081999969482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2-12" calcext:value-type="date">
            <text:p>2024-02-12</text:p>
          </table:table-cell>
          <table:table-cell table:style-name="ce28" office:value-type="float" office:value="15.0420000076294" calcext:value-type="float">
            <text:p>15.042000007629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2-19" calcext:value-type="date">
            <text:p>2024-02-19</text:p>
          </table:table-cell>
          <table:table-cell table:style-name="ce28" office:value-type="float" office:value="15.0725002288818" calcext:value-type="float">
            <text:p>15.072500228881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2-26" calcext:value-type="date">
            <text:p>2024-02-26</text:p>
          </table:table-cell>
          <table:table-cell table:style-name="ce28" office:value-type="float" office:value="15.1240001678467" calcext:value-type="float">
            <text:p>15.12400016784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3-04" calcext:value-type="date">
            <text:p>2024-03-04</text:p>
          </table:table-cell>
          <table:table-cell table:style-name="ce28" office:value-type="float" office:value="15.2440000534058" calcext:value-type="float">
            <text:p>15.24400005340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3-11" calcext:value-type="date">
            <text:p>2024-03-11</text:p>
          </table:table-cell>
          <table:table-cell table:style-name="ce28" office:value-type="float" office:value="15.2360000610352" calcext:value-type="float">
            <text:p>15.236000061035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3-18" calcext:value-type="date">
            <text:p>2024-03-18</text:p>
          </table:table-cell>
          <table:table-cell table:style-name="ce28" office:value-type="float" office:value="15.2380001068115" calcext:value-type="float">
            <text:p>15.238000106811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3-25" calcext:value-type="date">
            <text:p>2024-03-25</text:p>
          </table:table-cell>
          <table:table-cell table:style-name="ce28" office:value-type="float" office:value="15.2549998760223" calcext:value-type="float">
            <text:p>15.254999876022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4-01" calcext:value-type="date">
            <text:p>2024-04-01</text:p>
          </table:table-cell>
          <table:table-cell table:style-name="ce28" office:value-type="float" office:value="15.1380001068115" calcext:value-type="float">
            <text:p>15.138000106811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4-08" calcext:value-type="date">
            <text:p>2024-04-08</text:p>
          </table:table-cell>
          <table:table-cell table:style-name="ce28" office:value-type="float" office:value="15.0560001373291" calcext:value-type="float">
            <text:p>15.056000137329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4-15" calcext:value-type="date">
            <text:p>2024-04-15</text:p>
          </table:table-cell>
          <table:table-cell table:style-name="ce28" office:value-type="float" office:value="14.8720001220703" calcext:value-type="float">
            <text:p>14.872000122070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4-22" calcext:value-type="date">
            <text:p>2024-04-22</text:p>
          </table:table-cell>
          <table:table-cell table:style-name="ce28" office:value-type="float" office:value="14.9019998550415" calcext:value-type="float">
            <text:p>14.901999855041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4-29" calcext:value-type="date">
            <text:p>2024-04-29</text:p>
          </table:table-cell>
          <table:table-cell table:style-name="ce28" office:value-type="float" office:value="14.9559999465942" calcext:value-type="float">
            <text:p>14.955999946594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5-06" calcext:value-type="date">
            <text:p>2024-05-06</text:p>
          </table:table-cell>
          <table:table-cell table:style-name="ce28" office:value-type="float" office:value="15.1180002212524" calcext:value-type="float">
            <text:p>15.118000221252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5-13" calcext:value-type="date">
            <text:p>2024-05-13</text:p>
          </table:table-cell>
          <table:table-cell table:style-name="ce28" office:value-type="float" office:value="15.2099998474121" calcext:value-type="float">
            <text:p>15.209999847412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5-20" calcext:value-type="date">
            <text:p>2024-05-20</text:p>
          </table:table-cell>
          <table:table-cell table:style-name="ce28" office:value-type="float" office:value="15.1959999084473" calcext:value-type="float">
            <text:p>15.195999908447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5-27" calcext:value-type="date">
            <text:p>2024-05-27</text:p>
          </table:table-cell>
          <table:table-cell table:style-name="ce28" office:value-type="float" office:value="15.1125001907349" calcext:value-type="float">
            <text:p>15.112500190734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6-03" calcext:value-type="date">
            <text:p>2024-06-03</text:p>
          </table:table-cell>
          <table:table-cell table:style-name="ce28" office:value-type="float" office:value="15.2680000305176" calcext:value-type="float">
            <text:p>15.268000030517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6-10" calcext:value-type="date">
            <text:p>2024-06-10</text:p>
          </table:table-cell>
          <table:table-cell table:style-name="ce28" office:value-type="float" office:value="15.2979999542236" calcext:value-type="float">
            <text:p>15.297999954223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6-17" calcext:value-type="date">
            <text:p>2024-06-17</text:p>
          </table:table-cell>
          <table:table-cell table:style-name="ce28" office:value-type="float" office:value="15.375" calcext:value-type="float">
            <text:p>15.37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6-24" calcext:value-type="date">
            <text:p>2024-06-24</text:p>
          </table:table-cell>
          <table:table-cell table:style-name="ce28" office:value-type="float" office:value="15.3240001678467" calcext:value-type="float">
            <text:p>15.32400016784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7-01" calcext:value-type="date">
            <text:p>2024-07-01</text:p>
          </table:table-cell>
          <table:table-cell table:style-name="ce28" office:value-type="float" office:value="15.1874997615814" calcext:value-type="float">
            <text:p>15.187499761581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7-08" calcext:value-type="date">
            <text:p>2024-07-08</text:p>
          </table:table-cell>
          <table:table-cell table:style-name="ce28" office:value-type="float" office:value="15.3560001373291" calcext:value-type="float">
            <text:p>15.356000137329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7-15" calcext:value-type="date">
            <text:p>2024-07-15</text:p>
          </table:table-cell>
          <table:table-cell table:style-name="ce28" office:value-type="float" office:value="15.4219999313355" calcext:value-type="float">
            <text:p>15.421999931335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7-22" calcext:value-type="date">
            <text:p>2024-07-22</text:p>
          </table:table-cell>
          <table:table-cell table:style-name="ce28" office:value-type="float" office:value="15.3440000534058" calcext:value-type="float">
            <text:p>15.34400005340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7-29" calcext:value-type="date">
            <text:p>2024-07-29</text:p>
          </table:table-cell>
          <table:table-cell table:style-name="ce28" office:value-type="float" office:value="15.4700000762939" calcext:value-type="float">
            <text:p>15.470000076293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8-05" calcext:value-type="date">
            <text:p>2024-08-05</text:p>
          </table:table-cell>
          <table:table-cell table:style-name="ce28" office:value-type="float" office:value="15.4420001983643" calcext:value-type="float">
            <text:p>15.442000198364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8-12" calcext:value-type="date">
            <text:p>2024-08-12</text:p>
          </table:table-cell>
          <table:table-cell table:style-name="ce28" office:value-type="float" office:value="15.5960000991821" calcext:value-type="float">
            <text:p>15.596000099182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8-19" calcext:value-type="date">
            <text:p>2024-08-19</text:p>
          </table:table-cell>
          <table:table-cell table:style-name="ce28" office:value-type="float" office:value="15.7339998245239" calcext:value-type="float">
            <text:p>15.733999824523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8-26" calcext:value-type="date">
            <text:p>2024-08-26</text:p>
          </table:table-cell>
          <table:table-cell table:style-name="ce28" office:value-type="float" office:value="15.7439998626709" calcext:value-type="float">
            <text:p>15.743999862670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9-02" calcext:value-type="date">
            <text:p>2024-09-02</text:p>
          </table:table-cell>
          <table:table-cell table:style-name="ce28" office:value-type="float" office:value="15.7474999427795" calcext:value-type="float">
            <text:p>15.747499942779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9-09" calcext:value-type="date">
            <text:p>2024-09-09</text:p>
          </table:table-cell>
          <table:table-cell table:style-name="ce28" office:value-type="float" office:value="15.8459999084473" calcext:value-type="float">
            <text:p>15.845999908447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9-16" calcext:value-type="date">
            <text:p>2024-09-16</text:p>
          </table:table-cell>
          <table:table-cell table:style-name="ce28" office:value-type="float" office:value="15.9260000228882" calcext:value-type="float">
            <text:p>15.926000022888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9-23" calcext:value-type="date">
            <text:p>2024-09-23</text:p>
          </table:table-cell>
          <table:table-cell table:style-name="ce28" office:value-type="float" office:value="15.9340000152588" calcext:value-type="float">
            <text:p>15.934000015258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09-30" calcext:value-type="date">
            <text:p>2024-09-30</text:p>
          </table:table-cell>
          <table:table-cell table:style-name="ce28" office:value-type="float" office:value="15.8219999313355" calcext:value-type="float">
            <text:p>15.821999931335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0-07" calcext:value-type="date">
            <text:p>2024-10-07</text:p>
          </table:table-cell>
          <table:table-cell table:style-name="ce28" office:value-type="float" office:value="15.6959997177124" calcext:value-type="float">
            <text:p>15.695999717712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0-14" calcext:value-type="date">
            <text:p>2024-10-14</text:p>
          </table:table-cell>
          <table:table-cell table:style-name="ce28" office:value-type="float" office:value="15.7360000610352" calcext:value-type="float">
            <text:p>15.736000061035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0-21" calcext:value-type="date">
            <text:p>2024-10-21</text:p>
          </table:table-cell>
          <table:table-cell table:style-name="ce28" office:value-type="float" office:value="15.6240001678467" calcext:value-type="float">
            <text:p>15.62400016784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0-28" calcext:value-type="date">
            <text:p>2024-10-28</text:p>
          </table:table-cell>
          <table:table-cell table:style-name="ce28" office:value-type="float" office:value="15.5659999847412" calcext:value-type="float">
            <text:p>15.565999984741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1-04" calcext:value-type="date">
            <text:p>2024-11-04</text:p>
          </table:table-cell>
          <table:table-cell table:style-name="ce28" office:value-type="float" office:value="15.6120000839233" calcext:value-type="float">
            <text:p>15.612000083923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1-11" calcext:value-type="date">
            <text:p>2024-11-11</text:p>
          </table:table-cell>
          <table:table-cell table:style-name="ce28" office:value-type="float" office:value="15.5879999160767" calcext:value-type="float">
            <text:p>15.58799991607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1-18" calcext:value-type="date">
            <text:p>2024-11-18</text:p>
          </table:table-cell>
          <table:table-cell table:style-name="ce28" office:value-type="float" office:value="15.5859998703003" calcext:value-type="float">
            <text:p>15.585999870300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1-25" calcext:value-type="date">
            <text:p>2024-11-25</text:p>
          </table:table-cell>
          <table:table-cell table:style-name="ce28" office:value-type="float" office:value="15.7349998950958" calcext:value-type="float">
            <text:p>15.73499989509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2-02" calcext:value-type="date">
            <text:p>2024-12-02</text:p>
          </table:table-cell>
          <table:table-cell table:style-name="ce28" office:value-type="float" office:value="15.8440000534058" calcext:value-type="float">
            <text:p>15.84400005340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2-09" calcext:value-type="date">
            <text:p>2024-12-09</text:p>
          </table:table-cell>
          <table:table-cell table:style-name="ce28" office:value-type="float" office:value="15.7940000534058" calcext:value-type="float">
            <text:p>15.794000053405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2-16" calcext:value-type="date">
            <text:p>2024-12-16</text:p>
          </table:table-cell>
          <table:table-cell table:style-name="ce28" office:value-type="float" office:value="15.6140003204346" calcext:value-type="float">
            <text:p>15.614000320434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2-23" calcext:value-type="date">
            <text:p>2024-12-23</text:p>
          </table:table-cell>
          <table:table-cell table:style-name="ce28" office:value-type="float" office:value="15.5675001144409" calcext:value-type="float">
            <text:p>15.567500114440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4-12-30" calcext:value-type="date">
            <text:p>2024-12-30</text:p>
          </table:table-cell>
          <table:table-cell table:style-name="ce28" office:value-type="float" office:value="15.0374999046326" calcext:value-type="float">
            <text:p>15.037499904632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1-06" calcext:value-type="date">
            <text:p>2025-01-06</text:p>
          </table:table-cell>
          <table:table-cell table:style-name="ce28" office:value-type="float" office:value="14.9800000190735" calcext:value-type="float">
            <text:p>14.980000019073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1-13" calcext:value-type="date">
            <text:p>2025-01-13</text:p>
          </table:table-cell>
          <table:table-cell table:style-name="ce28" office:value-type="float" office:value="14.9740001678467" calcext:value-type="float">
            <text:p>14.97400016784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1-20" calcext:value-type="date">
            <text:p>2025-01-20</text:p>
          </table:table-cell>
          <table:table-cell table:style-name="ce28" office:value-type="float" office:value="15.1325001716614" calcext:value-type="float">
            <text:p>15.132500171661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1-27" calcext:value-type="date">
            <text:p>2025-01-27</text:p>
          </table:table-cell>
          <table:table-cell table:style-name="ce28" office:value-type="float" office:value="15.1780000686646" calcext:value-type="float">
            <text:p>15.178000068664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2-03" calcext:value-type="date">
            <text:p>2025-02-03</text:p>
          </table:table-cell>
          <table:table-cell table:style-name="ce28" office:value-type="float" office:value="15.239999961853" calcext:value-type="float">
            <text:p>15.23999996185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2-10" calcext:value-type="date">
            <text:p>2025-02-10</text:p>
          </table:table-cell>
          <table:table-cell table:style-name="ce28" office:value-type="float" office:value="15.2500001907349" calcext:value-type="float">
            <text:p>15.250000190734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2-17" calcext:value-type="date">
            <text:p>2025-02-17</text:p>
          </table:table-cell>
          <table:table-cell table:style-name="ce28" office:value-type="float" office:value="15.272500038147" calcext:value-type="float">
            <text:p>15.27250003814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2-24" calcext:value-type="date">
            <text:p>2025-02-24</text:p>
          </table:table-cell>
          <table:table-cell table:style-name="ce28" office:value-type="float" office:value="15.3359998703003" calcext:value-type="float">
            <text:p>15.335999870300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3-03" calcext:value-type="date">
            <text:p>2025-03-03</text:p>
          </table:table-cell>
          <table:table-cell table:style-name="ce28" office:value-type="float" office:value="15.2859998703003" calcext:value-type="float">
            <text:p>15.285999870300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3-10" calcext:value-type="date">
            <text:p>2025-03-10</text:p>
          </table:table-cell>
          <table:table-cell table:style-name="ce28" office:value-type="float" office:value="15.173999786377" calcext:value-type="float">
            <text:p>15.17399978637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3-17" calcext:value-type="date">
            <text:p>2025-03-17</text:p>
          </table:table-cell>
          <table:table-cell table:style-name="ce28" office:value-type="float" office:value="15.2579998016357" calcext:value-type="float">
            <text:p>15.257999801635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3-24" calcext:value-type="date">
            <text:p>2025-03-24</text:p>
          </table:table-cell>
          <table:table-cell table:style-name="ce28" office:value-type="float" office:value="15.2160001754761" calcext:value-type="float">
            <text:p>15.216000175476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3-31" calcext:value-type="date">
            <text:p>2025-03-31</text:p>
          </table:table-cell>
          <table:table-cell table:style-name="ce28" office:value-type="float" office:value="15.1220001220703" calcext:value-type="float">
            <text:p>15.122000122070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4-07" calcext:value-type="date">
            <text:p>2025-04-07</text:p>
          </table:table-cell>
          <table:table-cell table:style-name="ce28" office:value-type="float" office:value="14.8520002365112" calcext:value-type="float">
            <text:p>14.852000236511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4-14" calcext:value-type="date">
            <text:p>2025-04-14</text:p>
          </table:table-cell>
          <table:table-cell table:style-name="ce28" office:value-type="float" office:value="14.9874999523163" calcext:value-type="float">
            <text:p>14.987499952316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4-21" calcext:value-type="date">
            <text:p>2025-04-21</text:p>
          </table:table-cell>
          <table:table-cell table:style-name="ce28" office:value-type="float" office:value="15.05" calcext:value-type="float">
            <text:p>15.0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4-28" calcext:value-type="date">
            <text:p>2025-04-28</text:p>
          </table:table-cell>
          <table:table-cell table:style-name="ce28" office:value-type="float" office:value="15.2379999160767" calcext:value-type="float">
            <text:p>15.237999916076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5-05" calcext:value-type="date">
            <text:p>2025-05-05</text:p>
          </table:table-cell>
          <table:table-cell table:style-name="ce28" office:value-type="float" office:value="15.2079999923706" calcext:value-type="float">
            <text:p>15.207999992370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5-12" calcext:value-type="date">
            <text:p>2025-05-12</text:p>
          </table:table-cell>
          <table:table-cell table:style-name="ce28" office:value-type="float" office:value="15.260000038147" calcext:value-type="float">
            <text:p>15.26000003814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5-19" calcext:value-type="date">
            <text:p>2025-05-19</text:p>
          </table:table-cell>
          <table:table-cell table:style-name="ce28" office:value-type="float" office:value="15.2559999465942" calcext:value-type="float">
            <text:p>15.2559999465942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5-26" calcext:value-type="date">
            <text:p>2025-05-26</text:p>
          </table:table-cell>
          <table:table-cell table:style-name="ce28" office:value-type="float" office:value="15.3400001525879" calcext:value-type="float">
            <text:p>15.340000152587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6-02" calcext:value-type="date">
            <text:p>2025-06-02</text:p>
          </table:table-cell>
          <table:table-cell table:style-name="ce28" office:value-type="float" office:value="15.3840000152588" calcext:value-type="float">
            <text:p>15.384000015258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6-09" calcext:value-type="date">
            <text:p>2025-06-09</text:p>
          </table:table-cell>
          <table:table-cell table:style-name="ce28" office:value-type="float" office:value="15.4439998626709" calcext:value-type="float">
            <text:p>15.443999862670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6-16" calcext:value-type="date">
            <text:p>2025-06-16</text:p>
          </table:table-cell>
          <table:table-cell table:style-name="ce28" office:value-type="float" office:value="15.4424996376038" calcext:value-type="float">
            <text:p>15.442499637603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6-23" calcext:value-type="date">
            <text:p>2025-06-23</text:p>
          </table:table-cell>
          <table:table-cell table:style-name="ce28" office:value-type="float" office:value="15.5479997634888" calcext:value-type="float">
            <text:p>15.5479997634888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6-30" calcext:value-type="date">
            <text:p>2025-06-30</text:p>
          </table:table-cell>
          <table:table-cell table:style-name="ce28" office:value-type="float" office:value="15.5324997901917" calcext:value-type="float">
            <text:p>15.532499790191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7-07" calcext:value-type="date">
            <text:p>2025-07-07</text:p>
          </table:table-cell>
          <table:table-cell table:style-name="ce28" office:value-type="float" office:value="15.48600025177" calcext:value-type="float">
            <text:p>15.4860002517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7-14" calcext:value-type="date">
            <text:p>2025-07-14</text:p>
          </table:table-cell>
          <table:table-cell table:style-name="ce28" office:value-type="float" office:value="15.460000038147" calcext:value-type="float">
            <text:p>15.46000003814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7-21" calcext:value-type="date">
            <text:p>2025-07-21</text:p>
          </table:table-cell>
          <table:table-cell table:style-name="ce28" office:value-type="float" office:value="15.560000038147" calcext:value-type="float">
            <text:p>15.56000003814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7-28" calcext:value-type="date">
            <text:p>2025-07-28</text:p>
          </table:table-cell>
          <table:table-cell table:style-name="ce28" office:value-type="float" office:value="15.5640001296997" calcext:value-type="float">
            <text:p>15.5640001296997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8-04" calcext:value-type="date">
            <text:p>2025-08-04</text:p>
          </table:table-cell>
          <table:table-cell table:style-name="ce28" office:value-type="float" office:value="15.65" calcext:value-type="float">
            <text:p>15.65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8-11" calcext:value-type="date">
            <text:p>2025-08-11</text:p>
          </table:table-cell>
          <table:table-cell table:style-name="ce28" office:value-type="float" office:value="15.6960000991821" calcext:value-type="float">
            <text:p>15.6960000991821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8-18" calcext:value-type="date">
            <text:p>2025-08-18</text:p>
          </table:table-cell>
          <table:table-cell table:style-name="ce28" office:value-type="float" office:value="15.6920000076294" calcext:value-type="float">
            <text:p>15.692000007629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8-25" calcext:value-type="date">
            <text:p>2025-08-25</text:p>
          </table:table-cell>
          <table:table-cell table:style-name="ce28" office:value-type="float" office:value="15.739999961853" calcext:value-type="float">
            <text:p>15.73999996185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9-01" calcext:value-type="date">
            <text:p>2025-09-01</text:p>
          </table:table-cell>
          <table:table-cell table:style-name="ce28" office:value-type="float" office:value="15.7699997425079" calcext:value-type="float">
            <text:p>15.7699997425079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9-08" calcext:value-type="date">
            <text:p>2025-09-08</text:p>
          </table:table-cell>
          <table:table-cell table:style-name="ce28" office:value-type="float" office:value="15.9280000686646" calcext:value-type="float">
            <text:p>15.928000068664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9-15" calcext:value-type="date">
            <text:p>2025-09-15</text:p>
          </table:table-cell>
          <table:table-cell table:style-name="ce28" office:value-type="float" office:value="15.9780000686646" calcext:value-type="float">
            <text:p>15.9780000686646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9-22" calcext:value-type="date">
            <text:p>2025-09-22</text:p>
          </table:table-cell>
          <table:table-cell table:style-name="ce28" office:value-type="float" office:value="15.939999961853" calcext:value-type="float">
            <text:p>15.939999961853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09-29" calcext:value-type="date">
            <text:p>2025-09-29</text:p>
          </table:table-cell>
          <table:table-cell table:style-name="ce28" office:value-type="float" office:value="15.8819999694824" calcext:value-type="float">
            <text:p>15.881999969482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10-06" calcext:value-type="date">
            <text:p>2025-10-06</text:p>
          </table:table-cell>
          <table:table-cell table:style-name="ce28" office:value-type="float" office:value="15.8920000076294" calcext:value-type="float">
            <text:p>15.8920000076294</text:p>
          </table:table-cell>
          <table:table-cell table:number-columns-repeated="6"/>
        </table:table-row>
        <table:table-row table:style-name="ro1">
          <table:table-cell table:style-name="ce15" office:value-type="date" office:date-value="2025-10-13" calcext:value-type="date">
            <text:p>2025-10-13</text:p>
          </table:table-cell>
          <table:table-cell table:style-name="ce28" office:value-type="float" office:value="15.9579998016357" calcext:value-type="float">
            <text:p>15.9579998016357</text:p>
          </table:table-cell>
          <table:table-cell table:number-columns-repeated="6"/>
        </table:table-row>
        <table:table-row table:style-name="ro1">
          <table:table-cell table:style-name="ce19" office:value-type="date" office:date-value="2025-10-20" calcext:value-type="date">
            <text:p>2025-10-20</text:p>
          </table:table-cell>
          <table:table-cell table:style-name="ce32" office:value-type="float" office:value="16.0340003967285" calcext:value-type="float">
            <text:p>16.0340003967285</text:p>
          </table:table-cell>
          <table:table-cell table:formula="of:=COM.MICROSOFT.FORECAST.ETS([.A95];[.$B$2:.$B$95];[.$A$2:.A$95];1;1;1)" office:value-type="float" office:value="15.9579998016357" calcext:value-type="float">
            <text:p>15.9579998016357</text:p>
          </table:table-cell>
          <table:table-cell table:formula="of:=COM.MICROSOFT.FORECAST.ETS.CONFINT([.A96];[.B$2:.B$95];[.A$2:.A$95];0.95;1;1;1)" office:value-type="float" office:value="0.190325852481706" calcext:value-type="float">
            <text:p>0.190325852481706</text:p>
          </table:table-cell>
          <table:table-cell table:formula="of:=[.C96]-[.D96]" office:value-type="float" office:value="15.767673949154" calcext:value-type="float">
            <text:p>15.767673949154</text:p>
          </table:table-cell>
          <table:table-cell table:formula="of:=[.C96]+[.D96]" office:value-type="float" office:value="16.1483256541174" calcext:value-type="float">
            <text:p>16.1483256541174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0-27" calcext:value-type="date">
            <text:p>2025-10-27</text:p>
          </table:table-cell>
          <table:table-cell table:style-name="ce32" office:value-type="float" office:value="16.0540000915527" calcext:value-type="float">
            <text:p>16.0540000915527</text:p>
          </table:table-cell>
          <table:table-cell table:formula="of:=COM.MICROSOFT.FORECAST.ETS([.A96];[.$B$2:.$B$95];[.$A$2:.A$95];1;1;1)" office:value-type="float" office:value="15.9210698964031" calcext:value-type="float">
            <text:p>15.9210698964031</text:p>
          </table:table-cell>
          <table:table-cell table:formula="of:=COM.MICROSOFT.FORECAST.ETS.CONFINT([.A97];[.B$2:.B$95];[.A$2:.A$95];0.95;1;1;1)" office:value-type="float" office:value="0.229533985169905" calcext:value-type="float">
            <text:p>0.229533985169905</text:p>
          </table:table-cell>
          <table:table-cell table:formula="of:=[.C97]-[.D97]" office:value-type="float" office:value="15.6915359112332" calcext:value-type="float">
            <text:p>15.6915359112332</text:p>
          </table:table-cell>
          <table:table-cell table:formula="of:=[.C97]+[.D97]" office:value-type="float" office:value="16.150603881573" calcext:value-type="float">
            <text:p>16.150603881573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1-03" calcext:value-type="date">
            <text:p>2025-11-03</text:p>
          </table:table-cell>
          <table:table-cell table:style-name="ce32" office:value-type="float" office:value="15.9680000305176" calcext:value-type="float">
            <text:p>15.9680000305176</text:p>
          </table:table-cell>
          <table:table-cell table:formula="of:=COM.MICROSOFT.FORECAST.ETS([.A97];[.$B$2:.$B$95];[.$A$2:.A$95];1;1;1)" office:value-type="float" office:value="16.0158601065829" calcext:value-type="float">
            <text:p>16.0158601065829</text:p>
          </table:table-cell>
          <table:table-cell table:formula="of:=COM.MICROSOFT.FORECAST.ETS.CONFINT([.A98];[.B$2:.B$95];[.A$2:.A$95];0.95;1;1;1)" office:value-type="float" office:value="0.245949008861054" calcext:value-type="float">
            <text:p>0.245949008861054</text:p>
          </table:table-cell>
          <table:table-cell table:formula="of:=[.C98]-[.D98]" office:value-type="float" office:value="15.7699110977219" calcext:value-type="float">
            <text:p>15.7699110977219</text:p>
          </table:table-cell>
          <table:table-cell table:formula="of:=[.C98]+[.D98]" office:value-type="float" office:value="16.261809115444" calcext:value-type="float">
            <text:p>16.261809115444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1-10" calcext:value-type="date">
            <text:p>2025-11-10</text:p>
          </table:table-cell>
          <table:table-cell table:style-name="ce32" office:value-type="float" office:value="16" calcext:value-type="float">
            <text:p>16</text:p>
          </table:table-cell>
          <table:table-cell table:formula="of:=COM.MICROSOFT.FORECAST.ETS([.A98];[.$B$2:.$B$95];[.$A$2:.A$95];1;1;1)" office:value-type="float" office:value="16.0241301406646" calcext:value-type="float">
            <text:p>16.0241301406646</text:p>
          </table:table-cell>
          <table:table-cell table:formula="of:=COM.MICROSOFT.FORECAST.ETS.CONFINT([.A99];[.B$2:.B$95];[.A$2:.A$95];0.95;1;1;1)" office:value-type="float" office:value="0.285863325537616" calcext:value-type="float">
            <text:p>0.285863325537616</text:p>
          </table:table-cell>
          <table:table-cell table:formula="of:=[.C99]-[.D99]" office:value-type="float" office:value="15.738266815127" calcext:value-type="float">
            <text:p>15.738266815127</text:p>
          </table:table-cell>
          <table:table-cell table:formula="of:=[.C99]+[.D99]" office:value-type="float" office:value="16.3099934662022" calcext:value-type="float">
            <text:p>16.3099934662022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1-17" calcext:value-type="date">
            <text:p>2025-11-17</text:p>
          </table:table-cell>
          <table:table-cell table:style-name="ce32" office:value-type="float" office:value="15.8880001068115" calcext:value-type="float">
            <text:p>15.8880001068115</text:p>
          </table:table-cell>
          <table:table-cell table:formula="of:=COM.MICROSOFT.FORECAST.ETS([.A99];[.$B$2:.$B$95];[.$A$2:.A$95];1;1;1)" office:value-type="float" office:value="16.0710010673416" calcext:value-type="float">
            <text:p>16.0710010673416</text:p>
          </table:table-cell>
          <table:table-cell table:formula="of:=COM.MICROSOFT.FORECAST.ETS.CONFINT([.A100];[.B$2:.B$95];[.A$2:.A$95];0.95;1;1;1)" office:value-type="float" office:value="0.297855944643416" calcext:value-type="float">
            <text:p>0.297855944643416</text:p>
          </table:table-cell>
          <table:table-cell table:formula="of:=[.C100]-[.D100]" office:value-type="float" office:value="15.7731451226982" calcext:value-type="float">
            <text:p>15.7731451226982</text:p>
          </table:table-cell>
          <table:table-cell table:formula="of:=[.C100]+[.D100]" office:value-type="float" office:value="16.368857011985" calcext:value-type="float">
            <text:p>16.368857011985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1-24" calcext:value-type="date">
            <text:p>2025-11-24</text:p>
          </table:table-cell>
          <table:table-cell table:style-name="ce32" office:value-type="float" office:value="16.0249998569489" calcext:value-type="float">
            <text:p>16.0249998569489</text:p>
          </table:table-cell>
          <table:table-cell table:formula="of:=COM.MICROSOFT.FORECAST.ETS([.A100];[.$B$2:.$B$95];[.$A$2:.A$95];1;1;1)" office:value-type="float" office:value="15.975385549183" calcext:value-type="float">
            <text:p>15.975385549183</text:p>
          </table:table-cell>
          <table:table-cell table:formula="of:=COM.MICROSOFT.FORECAST.ETS.CONFINT([.A101];[.B$2:.B$95];[.A$2:.A$95];0.95;1;1;1)" office:value-type="float" office:value="0.32918075273583" calcext:value-type="float">
            <text:p>0.32918075273583</text:p>
          </table:table-cell>
          <table:table-cell table:formula="of:=[.C101]-[.D101]" office:value-type="float" office:value="15.6462047964472" calcext:value-type="float">
            <text:p>15.6462047964472</text:p>
          </table:table-cell>
          <table:table-cell table:formula="of:=[.C101]+[.D101]" office:value-type="float" office:value="16.3045663019188" calcext:value-type="float">
            <text:p>16.3045663019188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2-01" calcext:value-type="date">
            <text:p>2025-12-01</text:p>
          </table:table-cell>
          <table:table-cell table:style-name="ce32" office:value-type="float" office:value="16.0280002593994" calcext:value-type="float">
            <text:p>16.0280002593994</text:p>
          </table:table-cell>
          <table:table-cell table:formula="of:=COM.MICROSOFT.FORECAST.ETS([.A101];[.$B$2:.$B$95];[.$A$2:.A$95];1;1;1)" office:value-type="float" office:value="15.9162597778588" calcext:value-type="float">
            <text:p>15.9162597778588</text:p>
          </table:table-cell>
          <table:table-cell table:formula="of:=COM.MICROSOFT.FORECAST.ETS.CONFINT([.A102];[.B$2:.B$95];[.A$2:.A$95];0.95;1;1;1)" office:value-type="float" office:value="0.373463610460629" calcext:value-type="float">
            <text:p>0.373463610460629</text:p>
          </table:table-cell>
          <table:table-cell table:formula="of:=[.C102]-[.D102]" office:value-type="float" office:value="15.5427961673982" calcext:value-type="float">
            <text:p>15.5427961673982</text:p>
          </table:table-cell>
          <table:table-cell table:formula="of:=[.C102]+[.D102]" office:value-type="float" office:value="16.2897233883194" calcext:value-type="float">
            <text:p>16.2897233883194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2-08" calcext:value-type="date">
            <text:p>2025-12-08</text:p>
          </table:table-cell>
          <table:table-cell table:style-name="ce32" office:value-type="float" office:value="16.0119998931885" calcext:value-type="float">
            <text:p>16.0119998931885</text:p>
          </table:table-cell>
          <table:table-cell table:formula="of:=COM.MICROSOFT.FORECAST.ETS([.A102];[.$B$2:.$B$95];[.$A$2:.A$95];1;1;1)" office:value-type="float" office:value="15.8993759995916" calcext:value-type="float">
            <text:p>15.8993759995916</text:p>
          </table:table-cell>
          <table:table-cell table:formula="of:=COM.MICROSOFT.FORECAST.ETS.CONFINT([.A103];[.B$2:.B$95];[.A$2:.A$95];0.95;1;1;1)" office:value-type="float" office:value="0.349248695610076" calcext:value-type="float">
            <text:p>0.349248695610076</text:p>
          </table:table-cell>
          <table:table-cell table:formula="of:=[.C103]-[.D103]" office:value-type="float" office:value="15.5501273039815" calcext:value-type="float">
            <text:p>15.5501273039815</text:p>
          </table:table-cell>
          <table:table-cell table:formula="of:=[.C103]+[.D103]" office:value-type="float" office:value="16.2486246952017" calcext:value-type="float">
            <text:p>16.2486246952017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2-15" calcext:value-type="date">
            <text:p>2025-12-15</text:p>
          </table:table-cell>
          <table:table-cell table:style-name="ce32" office:value-type="float" office:value="16.0100002288818" calcext:value-type="float">
            <text:p>16.0100002288818</text:p>
          </table:table-cell>
          <table:table-cell table:formula="of:=COM.MICROSOFT.FORECAST.ETS([.A103];[.$B$2:.$B$95];[.$A$2:.A$95];1;1;1)" office:value-type="float" office:value="15.8987818084589" calcext:value-type="float">
            <text:p>15.8987818084589</text:p>
          </table:table-cell>
          <table:table-cell table:formula="of:=COM.MICROSOFT.FORECAST.ETS.CONFINT([.A104];[.B$2:.B$95];[.A$2:.A$95];0.95;1;1;1)" office:value-type="float" office:value="0.356792965468411" calcext:value-type="float">
            <text:p>0.356792965468411</text:p>
          </table:table-cell>
          <table:table-cell table:formula="of:=[.C104]-[.D104]" office:value-type="float" office:value="15.5419888429905" calcext:value-type="float">
            <text:p>15.5419888429905</text:p>
          </table:table-cell>
          <table:table-cell table:formula="of:=[.C104]+[.D104]" office:value-type="float" office:value="16.2555747739273" calcext:value-type="float">
            <text:p>16.2555747739273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2-22" calcext:value-type="date">
            <text:p>2025-12-22</text:p>
          </table:table-cell>
          <table:table-cell table:style-name="ce32" office:value-type="float" office:value="15.8550000190735" calcext:value-type="float">
            <text:p>15.8550000190735</text:p>
          </table:table-cell>
          <table:table-cell table:formula="of:=COM.MICROSOFT.FORECAST.ETS([.A104];[.$B$2:.$B$95];[.$A$2:.A$95];1;1;1)" office:value-type="float" office:value="15.98433746545" calcext:value-type="float">
            <text:p>15.98433746545</text:p>
          </table:table-cell>
          <table:table-cell table:formula="of:=COM.MICROSOFT.FORECAST.ETS.CONFINT([.A105];[.B$2:.B$95];[.A$2:.A$95];0.95;1;1;1)" office:value-type="float" office:value="0.427086149234707" calcext:value-type="float">
            <text:p>0.427086149234707</text:p>
          </table:table-cell>
          <table:table-cell table:formula="of:=[.C105]-[.D105]" office:value-type="float" office:value="15.5572513162153" calcext:value-type="float">
            <text:p>15.5572513162153</text:p>
          </table:table-cell>
          <table:table-cell table:formula="of:=[.C105]+[.D105]" office:value-type="float" office:value="16.4114236146847" calcext:value-type="float">
            <text:p>16.4114236146847</text:p>
          </table:table-cell>
          <table:table-cell table:number-columns-repeated="2"/>
        </table:table-row>
        <table:table-row table:style-name="ro1">
          <table:table-cell table:style-name="ce19" office:value-type="date" office:date-value="2025-12-29" calcext:value-type="date">
            <text:p>2025-12-29</text:p>
          </table:table-cell>
          <table:table-cell table:style-name="ce32" office:value-type="float" office:value="15.7900004386902" calcext:value-type="float">
            <text:p>15.7900004386902</text:p>
          </table:table-cell>
          <table:table-cell table:formula="of:=COM.MICROSOFT.FORECAST.ETS([.A105];[.$B$2:.$B$95];[.$A$2:.A$95];1;1;1)" office:value-type="float" office:value="16.0098228849575" calcext:value-type="float">
            <text:p>16.0098228849575</text:p>
          </table:table-cell>
          <table:table-cell table:formula="of:=COM.MICROSOFT.FORECAST.ETS.CONFINT([.A106];[.B$2:.B$95];[.A$2:.A$95];0.95;1;1;1)" office:value-type="float" office:value="0.406368082381015" calcext:value-type="float">
            <text:p>0.406368082381015</text:p>
          </table:table-cell>
          <table:table-cell table:formula="of:=[.C106]-[.D106]" office:value-type="float" office:value="15.6034548025765" calcext:value-type="float">
            <text:p>15.6034548025765</text:p>
          </table:table-cell>
          <table:table-cell table:formula="of:=[.C106]+[.D106]" office:value-type="float" office:value="16.4161909673385" calcext:value-type="float">
            <text:p>16.4161909673385</text:p>
          </table:table-cell>
          <table:table-cell table:number-columns-repeated="2"/>
        </table:table-row>
        <table:table-row table:style-name="ro1">
          <table:table-cell table:style-name="ce20" office:value-type="date" office:date-value="2026-01-05" calcext:value-type="date">
            <text:p>2026-01-05</text:p>
          </table:table-cell>
          <table:table-cell table:style-name="ce34" office:value-type="float" office:value="15.8559999465942" calcext:value-type="float">
            <text:p>15.8559999465942</text:p>
          </table:table-cell>
          <table:table-cell table:formula="of:=COM.MICROSOFT.FORECAST.ETS([.A106];[.$B$2:.$B$95];[.$A$2:.A$95];1;1;1)" office:value-type="float" office:value="15.9554784416802" calcext:value-type="float">
            <text:p>15.9554784416802</text:p>
          </table:table-cell>
          <table:table-cell table:formula="of:=COM.MICROSOFT.FORECAST.ETS.CONFINT([.A107];[.B$2:.B$95];[.A$2:.A$95];0.95;1;1;1)" office:value-type="float" office:value="0.449774346159426" calcext:value-type="float">
            <text:p>0.449774346159426</text:p>
          </table:table-cell>
          <table:table-cell table:formula="of:=[.C107]-[.D107]" office:value-type="float" office:value="15.5057040955208" calcext:value-type="float">
            <text:p>15.5057040955208</text:p>
          </table:table-cell>
          <table:table-cell table:formula="of:=[.C107]+[.D107]" office:value-type="float" office:value="16.4052527878396" calcext:value-type="float">
            <text:p>16.4052527878396</text:p>
          </table:table-cell>
          <table:table-cell table:number-columns-repeated="2"/>
        </table:table-row>
        <table:table-row table:style-name="ro1">
          <table:table-cell table:style-name="ce22" table:formula="of:=[.A107]+7" office:value-type="date" office:date-value="2026-01-12" calcext:value-type="date">
            <text:p>2026-01-12</text:p>
          </table:table-cell>
          <table:table-cell table:style-name="ce24"/>
          <table:table-cell table:formula="of:=COM.MICROSOFT.FORECAST.ETS([.A107];[.$B$2:.$B$107];[.$A$2:.A$107];1;1;1)" office:value-type="float" office:value="15.8559999465942" calcext:value-type="float">
            <text:p>15.8559999465942</text:p>
          </table:table-cell>
          <table:table-cell table:formula="of:=COM.MICROSOFT.FORECAST.ETS.CONFINT([.A108];[.B$2:.B$95];[.A$2:.A$95];0.95;1;1;1)" office:value-type="float" office:value="0.462427952815776" calcext:value-type="float">
            <text:p>0.462427952815776</text:p>
          </table:table-cell>
          <table:table-cell table:formula="of:=[.C108]-[.D108]" office:value-type="float" office:value="15.3935719937784" calcext:value-type="float">
            <text:p>15.3935719937784</text:p>
          </table:table-cell>
          <table:table-cell table:formula="of:=[.C108]+[.D108]" office:value-type="float" office:value="16.31842789941" calcext:value-type="float">
            <text:p>16.31842789941</text:p>
          </table:table-cell>
          <table:table-cell table:number-columns-repeated="2"/>
        </table:table-row>
        <table:table-row table:style-name="ro1">
          <table:table-cell table:style-name="ce22" table:formula="of:=[.A108]+7" office:value-type="date" office:date-value="2026-01-19" calcext:value-type="date">
            <text:p>2026-01-19</text:p>
          </table:table-cell>
          <table:table-cell table:style-name="ce24"/>
          <table:table-cell table:formula="of:=COM.MICROSOFT.FORECAST.ETS([.A108];[.$B$2:.$B$107];[.$A$2:.A$107];1;1;1)" office:value-type="float" office:value="15.9760000228882" calcext:value-type="float">
            <text:p>15.9760000228882</text:p>
          </table:table-cell>
          <table:table-cell table:formula="of:=COM.MICROSOFT.FORECAST.ETS.CONFINT([.A109];[.B$2:.B$95];[.A$2:.A$95];0.95;1;1;1)" office:value-type="float" office:value="0.481006578219137" calcext:value-type="float">
            <text:p>0.481006578219137</text:p>
          </table:table-cell>
          <table:table-cell table:formula="of:=[.C109]-[.D109]" office:value-type="float" office:value="15.494993444669" calcext:value-type="float">
            <text:p>15.494993444669</text:p>
          </table:table-cell>
          <table:table-cell table:formula="of:=[.C109]+[.D109]" office:value-type="float" office:value="16.4570066011073" calcext:value-type="float">
            <text:p>16.4570066011073</text:p>
          </table:table-cell>
          <table:table-cell table:number-columns-repeated="2"/>
        </table:table-row>
        <table:table-row table:style-name="ro1">
          <table:table-cell table:style-name="ce22" table:formula="of:=[.A109]+7" office:value-type="date" office:date-value="2026-01-26" calcext:value-type="date">
            <text:p>2026-01-26</text:p>
          </table:table-cell>
          <table:table-cell table:style-name="ce24"/>
          <table:table-cell table:formula="of:=COM.MICROSOFT.FORECAST.ETS([.A109];[.$B$2:.$B$107];[.$A$2:.A$107];1;1;1)" office:value-type="float" office:value="15.9139999389648" calcext:value-type="float">
            <text:p>15.9139999389648</text:p>
          </table:table-cell>
          <table:table-cell table:formula="of:=COM.MICROSOFT.FORECAST.ETS.CONFINT([.A110];[.B$2:.B$95];[.A$2:.A$95];0.95;1;1;1)" office:value-type="float" office:value="0.492666156940913" calcext:value-type="float">
            <text:p>0.492666156940913</text:p>
          </table:table-cell>
          <table:table-cell table:formula="of:=[.C110]-[.D110]" office:value-type="float" office:value="15.4213337820239" calcext:value-type="float">
            <text:p>15.4213337820239</text:p>
          </table:table-cell>
          <table:table-cell table:formula="of:=[.C110]+[.D110]" office:value-type="float" office:value="16.4066660959057" calcext:value-type="float">
            <text:p>16.4066660959057</text:p>
          </table:table-cell>
          <table:table-cell table:number-columns-repeated="2"/>
        </table:table-row>
        <table:table-row table:style-name="ro1">
          <table:table-cell table:style-name="ce22" table:formula="of:=[.A110]+7" office:value-type="date" office:date-value="2026-02-02" calcext:value-type="date">
            <text:p>2026-02-02</text:p>
          </table:table-cell>
          <table:table-cell table:style-name="ce24"/>
          <table:table-cell table:formula="of:=COM.MICROSOFT.FORECAST.ETS([.A110];[.$B$2:.$B$107];[.$A$2:.A$107];1;1;1)" office:value-type="float" office:value="15.8739999771119" calcext:value-type="float">
            <text:p>15.8739999771119</text:p>
          </table:table-cell>
          <table:table-cell table:formula="of:=COM.MICROSOFT.FORECAST.ETS.CONFINT([.A111];[.B$2:.B$95];[.A$2:.A$95];0.95;1;1;1)" office:value-type="float" office:value="0.50773043200374" calcext:value-type="float">
            <text:p>0.50773043200374</text:p>
          </table:table-cell>
          <table:table-cell table:formula="of:=[.C111]-[.D111]" office:value-type="float" office:value="15.3662695451081" calcext:value-type="float">
            <text:p>15.3662695451081</text:p>
          </table:table-cell>
          <table:table-cell table:formula="of:=[.C111]+[.D111]" office:value-type="float" office:value="16.3817304091156" calcext:value-type="float">
            <text:p>16.3817304091156</text:p>
          </table:table-cell>
          <table:table-cell table:number-columns-repeated="2"/>
        </table:table-row>
        <table:table-row table:style-name="ro1">
          <table:table-cell table:style-name="ce22" table:formula="of:=[.A111]+7" office:value-type="date" office:date-value="2026-02-09" calcext:value-type="date">
            <text:p>2026-02-09</text:p>
          </table:table-cell>
          <table:table-cell table:style-name="ce24"/>
          <table:table-cell table:formula="of:=COM.MICROSOFT.FORECAST.ETS([.A111];[.$B$2:.$B$107];[.$A$2:.A$107];1;1;1)" office:value-type="float" office:value="15.9045001983642" calcext:value-type="float">
            <text:p>15.9045001983642</text:p>
          </table:table-cell>
          <table:table-cell table:formula="of:=COM.MICROSOFT.FORECAST.ETS.CONFINT([.A112];[.B$2:.B$95];[.A$2:.A$95];0.95;1;1;1)" office:value-type="float" office:value="0.518252903312302" calcext:value-type="float">
            <text:p>0.518252903312302</text:p>
          </table:table-cell>
          <table:table-cell table:formula="of:=[.C112]-[.D112]" office:value-type="float" office:value="15.3862472950519" calcext:value-type="float">
            <text:p>15.3862472950519</text:p>
          </table:table-cell>
          <table:table-cell table:formula="of:=[.C112]+[.D112]" office:value-type="float" office:value="16.4227531016766" calcext:value-type="float">
            <text:p>16.4227531016766</text:p>
          </table:table-cell>
          <table:table-cell table:number-columns-repeated="2"/>
        </table:table-row>
        <table:table-row table:style-name="ro1">
          <table:table-cell table:style-name="ce22" table:formula="of:=[.A112]+7" office:value-type="date" office:date-value="2026-02-16" calcext:value-type="date">
            <text:p>2026-02-16</text:p>
          </table:table-cell>
          <table:table-cell table:style-name="ce24"/>
          <table:table-cell table:formula="of:=COM.MICROSOFT.FORECAST.ETS([.A112];[.$B$2:.$B$107];[.$A$2:.A$107];1;1;1)" office:value-type="float" office:value="15.9560001373292" calcext:value-type="float">
            <text:p>15.9560001373292</text:p>
          </table:table-cell>
          <table:table-cell table:formula="of:=COM.MICROSOFT.FORECAST.ETS.CONFINT([.A113];[.B$2:.B$95];[.A$2:.A$95];0.95;1;1;1)" office:value-type="float" office:value="0.56235891196075" calcext:value-type="float">
            <text:p>0.56235891196075</text:p>
          </table:table-cell>
          <table:table-cell table:formula="of:=[.C113]-[.D113]" office:value-type="float" office:value="15.3936412253684" calcext:value-type="float">
            <text:p>15.3936412253684</text:p>
          </table:table-cell>
          <table:table-cell table:formula="of:=[.C113]+[.D113]" office:value-type="float" office:value="16.51835904929" calcext:value-type="float">
            <text:p>16.51835904929</text:p>
          </table:table-cell>
          <table:table-cell table:number-columns-repeated="2"/>
        </table:table-row>
        <table:table-row table:style-name="ro1">
          <table:table-cell table:style-name="ce22" table:formula="of:=[.A113]+7" office:value-type="date" office:date-value="2026-02-23" calcext:value-type="date">
            <text:p>2026-02-23</text:p>
          </table:table-cell>
          <table:table-cell table:style-name="ce24"/>
          <table:table-cell table:formula="of:=COM.MICROSOFT.FORECAST.ETS([.A113];[.$B$2:.$B$107];[.$A$2:.A$107];1;1;1)" office:value-type="float" office:value="16.0760000228884" calcext:value-type="float">
            <text:p>16.0760000228884</text:p>
          </table:table-cell>
          <table:table-cell table:formula="of:=COM.MICROSOFT.FORECAST.ETS.CONFINT([.A114];[.B$2:.B$95];[.A$2:.A$95];0.95;1;1;1)" office:value-type="float" office:value="0.559060969110835" calcext:value-type="float">
            <text:p>0.559060969110835</text:p>
          </table:table-cell>
          <table:table-cell table:formula="of:=[.C114]-[.D114]" office:value-type="float" office:value="15.5169390537775" calcext:value-type="float">
            <text:p>15.5169390537775</text:p>
          </table:table-cell>
          <table:table-cell table:formula="of:=[.C114]+[.D114]" office:value-type="float" office:value="16.6350609919992" calcext:value-type="float">
            <text:p>16.6350609919992</text:p>
          </table:table-cell>
          <table:table-cell table:number-columns-repeated="2"/>
        </table:table-row>
        <table:table-row table:style-name="ro1">
          <table:table-cell table:style-name="ce22" table:formula="of:=[.A114]+7" office:value-type="date" office:date-value="2026-03-02" calcext:value-type="date">
            <text:p>2026-03-02</text:p>
          </table:table-cell>
          <table:table-cell table:style-name="ce24"/>
          <table:table-cell table:formula="of:=COM.MICROSOFT.FORECAST.ETS([.A114];[.$B$2:.$B$107];[.$A$2:.A$107];1;1;1)" office:value-type="float" office:value="16.0680000305178" calcext:value-type="float">
            <text:p>16.0680000305178</text:p>
          </table:table-cell>
          <table:table-cell table:formula="of:=COM.MICROSOFT.FORECAST.ETS.CONFINT([.A115];[.B$2:.B$95];[.A$2:.A$95];0.95;1;1;1)" office:value-type="float" office:value="0.572079507372823" calcext:value-type="float">
            <text:p>0.572079507372823</text:p>
          </table:table-cell>
          <table:table-cell table:formula="of:=[.C115]-[.D115]" office:value-type="float" office:value="15.495920523145" calcext:value-type="float">
            <text:p>15.495920523145</text:p>
          </table:table-cell>
          <table:table-cell table:formula="of:=[.C115]+[.D115]" office:value-type="float" office:value="16.6400795378906" calcext:value-type="float">
            <text:p>16.6400795378906</text:p>
          </table:table-cell>
          <table:table-cell table:number-columns-repeated="2"/>
        </table:table-row>
        <table:table-row table:style-name="ro1">
          <table:table-cell table:style-name="ce22" table:formula="of:=[.A115]+7" office:value-type="date" office:date-value="2026-03-09" calcext:value-type="date">
            <text:p>2026-03-09</text:p>
          </table:table-cell>
          <table:table-cell table:style-name="ce24"/>
          <table:table-cell table:formula="of:=COM.MICROSOFT.FORECAST.ETS([.A115];[.$B$2:.$B$107];[.$A$2:.A$107];1;1;1)" office:value-type="float" office:value="16.0700000762941" calcext:value-type="float">
            <text:p>16.0700000762941</text:p>
          </table:table-cell>
          <table:table-cell table:formula="of:=COM.MICROSOFT.FORECAST.ETS.CONFINT([.A116];[.B$2:.B$95];[.A$2:.A$95];0.95;1;1;1)" office:value-type="float" office:value="0.537663630471631" calcext:value-type="float">
            <text:p>0.537663630471631</text:p>
          </table:table-cell>
          <table:table-cell table:formula="of:=[.C116]-[.D116]" office:value-type="float" office:value="15.5323364458224" calcext:value-type="float">
            <text:p>15.5323364458224</text:p>
          </table:table-cell>
          <table:table-cell table:formula="of:=[.C116]+[.D116]" office:value-type="float" office:value="16.6076637067657" calcext:value-type="float">
            <text:p>16.6076637067657</text:p>
          </table:table-cell>
          <table:table-cell table:number-columns-repeated="2"/>
        </table:table-row>
        <table:table-row table:style-name="ro1">
          <table:table-cell table:style-name="ce22" table:formula="of:=[.A116]+7" office:value-type="date" office:date-value="2026-03-16" calcext:value-type="date">
            <text:p>2026-03-16</text:p>
          </table:table-cell>
          <table:table-cell table:style-name="ce24"/>
          <table:table-cell table:formula="of:=COM.MICROSOFT.FORECAST.ETS([.A116];[.$B$2:.$B$107];[.$A$2:.A$107];1;1;1)" office:value-type="float" office:value="16.0869998455049" calcext:value-type="float">
            <text:p>16.0869998455049</text:p>
          </table:table-cell>
          <table:table-cell table:formula="of:=COM.MICROSOFT.FORECAST.ETS.CONFINT([.A117];[.B$2:.B$95];[.A$2:.A$95];0.95;1;1;1)" office:value-type="float" office:value="0.618756905023187" calcext:value-type="float">
            <text:p>0.618756905023187</text:p>
          </table:table-cell>
          <table:table-cell table:formula="of:=[.C117]-[.D117]" office:value-type="float" office:value="15.4682429404817" calcext:value-type="float">
            <text:p>15.4682429404817</text:p>
          </table:table-cell>
          <table:table-cell table:formula="of:=[.C117]+[.D117]" office:value-type="float" office:value="16.7057567505281" calcext:value-type="float">
            <text:p>16.7057567505281</text:p>
          </table:table-cell>
          <table:table-cell table:number-columns-repeated="2"/>
        </table:table-row>
        <table:table-row table:style-name="ro1">
          <table:table-cell table:style-name="ce22" table:formula="of:=[.A117]+7" office:value-type="date" office:date-value="2026-03-23" calcext:value-type="date">
            <text:p>2026-03-23</text:p>
          </table:table-cell>
          <table:table-cell table:style-name="ce24"/>
          <table:table-cell table:formula="of:=COM.MICROSOFT.FORECAST.ETS([.A117];[.$B$2:.$B$107];[.$A$2:.A$107];1;1;1)" office:value-type="float" office:value="15.970000076294" calcext:value-type="float">
            <text:p>15.970000076294</text:p>
          </table:table-cell>
          <table:table-cell table:formula="of:=COM.MICROSOFT.FORECAST.ETS.CONFINT([.A118];[.B$2:.B$95];[.A$2:.A$95];0.95;1;1;1)" office:value-type="float" office:value="0.591639141408535" calcext:value-type="float">
            <text:p>0.591639141408535</text:p>
          </table:table-cell>
          <table:table-cell table:formula="of:=[.C118]-[.D118]" office:value-type="float" office:value="15.3783609348855" calcext:value-type="float">
            <text:p>15.3783609348855</text:p>
          </table:table-cell>
          <table:table-cell table:formula="of:=[.C118]+[.D118]" office:value-type="float" office:value="16.5616392177025" calcext:value-type="float">
            <text:p>16.5616392177025</text:p>
          </table:table-cell>
          <table:table-cell table:number-columns-repeated="2"/>
        </table:table-row>
        <table:table-row table:style-name="ro1">
          <table:table-cell table:style-name="ce22" table:formula="of:=[.A118]+7" office:value-type="date" office:date-value="2026-03-30" calcext:value-type="date">
            <text:p>2026-03-30</text:p>
          </table:table-cell>
          <table:table-cell table:style-name="ce24"/>
          <table:table-cell table:formula="of:=COM.MICROSOFT.FORECAST.ETS([.A118];[.$B$2:.$B$107];[.$A$2:.A$107];1;1;1)" office:value-type="float" office:value="15.8880001068116" calcext:value-type="float">
            <text:p>15.8880001068116</text:p>
          </table:table-cell>
          <table:table-cell table:formula="of:=COM.MICROSOFT.FORECAST.ETS.CONFINT([.A119];[.B$2:.B$95];[.A$2:.A$95];0.95;1;1;1)" office:value-type="float" office:value="0.631133080612212" calcext:value-type="float">
            <text:p>0.631133080612212</text:p>
          </table:table-cell>
          <table:table-cell table:formula="of:=[.C119]-[.D119]" office:value-type="float" office:value="15.2568670261994" calcext:value-type="float">
            <text:p>15.2568670261994</text:p>
          </table:table-cell>
          <table:table-cell table:formula="of:=[.C119]+[.D119]" office:value-type="float" office:value="16.5191331874238" calcext:value-type="float">
            <text:p>16.5191331874238</text:p>
          </table:table-cell>
          <table:table-cell table:number-columns-repeated="2"/>
        </table:table-row>
        <table:table-row table:style-name="ro1" table:number-rows-repeated="10484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an 2026 Forecast" table:style-name="ta1">
        <table:shapes>
          <draw:frame draw:z-index="0" draw:style-name="gr1" draw:text-style-name="P1" svg:width="5.8004in" svg:height="3.2732in" svg:x="8.9803in" svg:y="0.1665in">
            <draw:object draw:notify-on-update-of-ranges="'Jan 2026 Forecast'.A2:'Jan 2026 Forecast'.A119 'Jan 2026 Forecast'.B1:'Jan 2026 Forecast'.B1 'Jan 2026 Forecast'.B2:'Jan 2026 Forecast'.B119 'Jan 2026 Forecast'.C1:'Jan 2026 Forecast'.C1 'Jan 2026 Forecast'.C2:'Jan 2026 Forecast'.C119 'Jan 2026 Forecast'.E1:'Jan 2026 Forecast'.E1 'Jan 2026 Forecast'.E2:'Jan 2026 Forecast'.E119 'Jan 2026 Forecast'.F1:'Jan 2026 Forecast'.F1 'Jan 2026 Forecast'.F2:'Jan 2026 Forecast'.F1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18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ly Avg</text:p>
          </table:table-cell>
          <table:table-cell table:style-name="ce25" office:value-type="string" calcext:value-type="string">
            <text:p>Forecast</text:p>
          </table:table-cell>
          <table:table-cell table:style-name="ce25" office:value-type="string" calcext:value-type="string">
            <text:p>Confidenc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style-name="ce4" office:value-type="string" calcext:value-type="string">
            <text:p>Stats</text:p>
          </table:table-cell>
          <table:table-cell table:style-name="ce4" office:value-type="string" calcext:value-type="string">
            <text:p>Value</text:p>
          </table:table-cell>
        </table:table-row>
        <table:table-row table:style-name="ro1">
          <table:table-cell table:style-name="ce17" office:value-type="date" office:date-value="2024-01-01" calcext:value-type="date">
            <text:p>2024-01-01</text:p>
          </table:table-cell>
          <table:table-cell office:value-type="float" office:value="15.0425000190735" calcext:value-type="float">
            <text:p>15.0425000190735</text:p>
          </table:table-cell>
          <table:table-cell table:number-columns-repeated="4"/>
          <table:table-cell table:style-name="ce4" office:value-type="string" calcext:value-type="string">
            <text:p>Alpha</text:p>
          </table:table-cell>
          <table:table-cell table:style-name="ce48" table:formula="of:=COM.MICROSOFT.FORECAST.ETS.STAT([.B$2:.B$107];[.A$2:.A$107];1;1;1;1)" office:value-type="float" office:value="1" calcext:value-type="float">
            <text:p>1.000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5.0679998397827" calcext:value-type="float">
            <text:p>15.0679998397827</text:p>
          </table:table-cell>
          <table:table-cell table:number-columns-repeated="4"/>
          <table:table-cell table:style-name="ce47" office:value-type="string" calcext:value-type="string">
            <text:p>MASE) </text:p>
          </table:table-cell>
          <table:table-cell table:style-name="ce48" table:formula="of:=COM.MICROSOFT.FORECAST.ETS.STAT([.B$2:.B$107];[.A$2:.A$107];4;1;1;1)" office:value-type="float" office:value="0.51013337459721" calcext:value-type="float">
            <text:p>0.510</text:p>
          </table:table-cell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4.9875001907349" calcext:value-type="float">
            <text:p>14.9875001907349</text:p>
          </table:table-cell>
          <table:table-cell table:number-columns-repeated="4"/>
          <table:table-cell table:style-name="ce47" office:value-type="string" calcext:value-type="string">
            <text:p>MAE </text:p>
          </table:table-cell>
          <table:table-cell table:style-name="ce48" table:formula="of:=COM.MICROSOFT.FORECAST.ETS.STAT([.B$2:.B$107];[.A$2:.A$107];6;1;1;1)" office:value-type="float" office:value="0.0381618926638877" calcext:value-type="float">
            <text:p>0.038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5.0239999771118" calcext:value-type="float">
            <text:p>15.0239999771118</text:p>
          </table:table-cell>
          <table:table-cell table:number-columns-repeated="4"/>
          <table:table-cell table:style-name="ce47" office:value-type="string" calcext:value-type="string">
            <text:p>RMSE </text:p>
          </table:table-cell>
          <table:table-cell table:style-name="ce48" table:formula="of:=COM.MICROSOFT.FORECAST.ETS.STAT([.B$2:.B$107];[.A$2:.A$107];7;1;1;1)" office:value-type="float" office:value="0.0680112567973921" calcext:value-type="float">
            <text:p>0.068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5.1440000534058" calcext:value-type="float">
            <text:p>15.1440000534058</text:p>
          </table:table-cell>
          <table:table-cell table:number-columns-repeated="5"/>
          <table:table-cell table:style-name="ce49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5.0819999694824" calcext:value-type="float">
            <text:p>15.0819999694824</text:p>
          </table:table-cell>
          <table:table-cell table:number-columns-repeated="6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5.0420000076294" calcext:value-type="float">
            <text:p>15.0420000076294</text:p>
          </table:table-cell>
          <table:table-cell table:number-columns-repeated="6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5.0725002288818" calcext:value-type="float">
            <text:p>15.0725002288818</text:p>
          </table:table-cell>
          <table:table-cell table:number-columns-repeated="6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5.1240001678467" calcext:value-type="float">
            <text:p>15.1240001678467</text:p>
          </table:table-cell>
          <table:table-cell table:number-columns-repeated="6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5.2440000534058" calcext:value-type="float">
            <text:p>15.2440000534058</text:p>
          </table:table-cell>
          <table:table-cell table:number-columns-repeated="6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5.2360000610352" calcext:value-type="float">
            <text:p>15.2360000610352</text:p>
          </table:table-cell>
          <table:table-cell table:number-columns-repeated="6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5.2380001068115" calcext:value-type="float">
            <text:p>15.2380001068115</text:p>
          </table:table-cell>
          <table:table-cell table:number-columns-repeated="6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5.2549998760223" calcext:value-type="float">
            <text:p>15.2549998760223</text:p>
          </table:table-cell>
          <table:table-cell table:number-columns-repeated="6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.1380001068115" calcext:value-type="float">
            <text:p>15.1380001068115</text:p>
          </table:table-cell>
          <table:table-cell table:number-columns-repeated="6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.0560001373291" calcext:value-type="float">
            <text:p>15.0560001373291</text:p>
          </table:table-cell>
          <table:table-cell table:number-columns-repeated="6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.8720001220703" calcext:value-type="float">
            <text:p>14.8720001220703</text:p>
          </table:table-cell>
          <table:table-cell table:number-columns-repeated="6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.9019998550415" calcext:value-type="float">
            <text:p>14.9019998550415</text:p>
          </table:table-cell>
          <table:table-cell table:number-columns-repeated="6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.9559999465942" calcext:value-type="float">
            <text:p>14.9559999465942</text:p>
          </table:table-cell>
          <table:table-cell table:number-columns-repeated="6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5.1180002212524" calcext:value-type="float">
            <text:p>15.1180002212524</text:p>
          </table:table-cell>
          <table:table-cell table:number-columns-repeated="6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15.2099998474121" calcext:value-type="float">
            <text:p>15.2099998474121</text:p>
          </table:table-cell>
          <table:table-cell table:number-columns-repeated="6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5.1959999084473" calcext:value-type="float">
            <text:p>15.1959999084473</text:p>
          </table:table-cell>
          <table:table-cell table:number-columns-repeated="6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5.1125001907349" calcext:value-type="float">
            <text:p>15.1125001907349</text:p>
          </table:table-cell>
          <table:table-cell table:number-columns-repeated="6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5.2680000305176" calcext:value-type="float">
            <text:p>15.2680000305176</text:p>
          </table:table-cell>
          <table:table-cell table:number-columns-repeated="6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5.2979999542236" calcext:value-type="float">
            <text:p>15.2979999542236</text:p>
          </table:table-cell>
          <table:table-cell table:number-columns-repeated="6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5.375" calcext:value-type="float">
            <text:p>15.375</text:p>
          </table:table-cell>
          <table:table-cell table:number-columns-repeated="6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5.3240001678467" calcext:value-type="float">
            <text:p>15.3240001678467</text:p>
          </table:table-cell>
          <table:table-cell table:number-columns-repeated="6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15.1874997615814" calcext:value-type="float">
            <text:p>15.1874997615814</text:p>
          </table:table-cell>
          <table:table-cell table:number-columns-repeated="6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15.3560001373291" calcext:value-type="float">
            <text:p>15.3560001373291</text:p>
          </table:table-cell>
          <table:table-cell table:number-columns-repeated="6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5.4219999313355" calcext:value-type="float">
            <text:p>15.4219999313355</text:p>
          </table:table-cell>
          <table:table-cell table:number-columns-repeated="6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15.3440000534058" calcext:value-type="float">
            <text:p>15.3440000534058</text:p>
          </table:table-cell>
          <table:table-cell table:number-columns-repeated="6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15.4700000762939" calcext:value-type="float">
            <text:p>15.4700000762939</text:p>
          </table:table-cell>
          <table:table-cell table:number-columns-repeated="6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15.4420001983643" calcext:value-type="float">
            <text:p>15.4420001983643</text:p>
          </table:table-cell>
          <table:table-cell table:number-columns-repeated="6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15.5960000991821" calcext:value-type="float">
            <text:p>15.5960000991821</text:p>
          </table:table-cell>
          <table:table-cell table:number-columns-repeated="6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15.7339998245239" calcext:value-type="float">
            <text:p>15.7339998245239</text:p>
          </table:table-cell>
          <table:table-cell table:number-columns-repeated="6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15.7439998626709" calcext:value-type="float">
            <text:p>15.7439998626709</text:p>
          </table:table-cell>
          <table:table-cell table:number-columns-repeated="6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15.7474999427795" calcext:value-type="float">
            <text:p>15.7474999427795</text:p>
          </table:table-cell>
          <table:table-cell table:number-columns-repeated="6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15.8459999084473" calcext:value-type="float">
            <text:p>15.8459999084473</text:p>
          </table:table-cell>
          <table:table-cell table:number-columns-repeated="6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5.9260000228882" calcext:value-type="float">
            <text:p>15.9260000228882</text:p>
          </table:table-cell>
          <table:table-cell table:number-columns-repeated="6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15.9340000152588" calcext:value-type="float">
            <text:p>15.9340000152588</text:p>
          </table:table-cell>
          <table:table-cell table:number-columns-repeated="6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15.8219999313355" calcext:value-type="float">
            <text:p>15.8219999313355</text:p>
          </table:table-cell>
          <table:table-cell table:number-columns-repeated="6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15.6959997177124" calcext:value-type="float">
            <text:p>15.6959997177124</text:p>
          </table:table-cell>
          <table:table-cell table:number-columns-repeated="6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15.7360000610352" calcext:value-type="float">
            <text:p>15.7360000610352</text:p>
          </table:table-cell>
          <table:table-cell table:number-columns-repeated="6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15.6240001678467" calcext:value-type="float">
            <text:p>15.6240001678467</text:p>
          </table:table-cell>
          <table:table-cell table:number-columns-repeated="6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15.5659999847412" calcext:value-type="float">
            <text:p>15.5659999847412</text:p>
          </table:table-cell>
          <table:table-cell table:number-columns-repeated="6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15.6120000839233" calcext:value-type="float">
            <text:p>15.6120000839233</text:p>
          </table:table-cell>
          <table:table-cell table:number-columns-repeated="6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15.5879999160767" calcext:value-type="float">
            <text:p>15.5879999160767</text:p>
          </table:table-cell>
          <table:table-cell table:number-columns-repeated="6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15.5859998703003" calcext:value-type="float">
            <text:p>15.5859998703003</text:p>
          </table:table-cell>
          <table:table-cell table:number-columns-repeated="6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15.7349998950958" calcext:value-type="float">
            <text:p>15.7349998950958</text:p>
          </table:table-cell>
          <table:table-cell table:number-columns-repeated="6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15.8440000534058" calcext:value-type="float">
            <text:p>15.8440000534058</text:p>
          </table:table-cell>
          <table:table-cell table:number-columns-repeated="6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15.7940000534058" calcext:value-type="float">
            <text:p>15.7940000534058</text:p>
          </table:table-cell>
          <table:table-cell table:number-columns-repeated="6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5.6140003204346" calcext:value-type="float">
            <text:p>15.6140003204346</text:p>
          </table:table-cell>
          <table:table-cell table:number-columns-repeated="6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15.5675001144409" calcext:value-type="float">
            <text:p>15.5675001144409</text:p>
          </table:table-cell>
          <table:table-cell table:number-columns-repeated="6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15.0374999046326" calcext:value-type="float">
            <text:p>15.0374999046326</text:p>
          </table:table-cell>
          <table:table-cell table:number-columns-repeated="6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14.9800000190735" calcext:value-type="float">
            <text:p>14.9800000190735</text:p>
          </table:table-cell>
          <table:table-cell table:number-columns-repeated="6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14.9740001678467" calcext:value-type="float">
            <text:p>14.9740001678467</text:p>
          </table:table-cell>
          <table:table-cell table:number-columns-repeated="6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15.1325001716614" calcext:value-type="float">
            <text:p>15.1325001716614</text:p>
          </table:table-cell>
          <table:table-cell table:number-columns-repeated="6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15.1780000686646" calcext:value-type="float">
            <text:p>15.1780000686646</text:p>
          </table:table-cell>
          <table:table-cell table:number-columns-repeated="6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15.239999961853" calcext:value-type="float">
            <text:p>15.239999961853</text:p>
          </table:table-cell>
          <table:table-cell table:number-columns-repeated="6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15.2500001907349" calcext:value-type="float">
            <text:p>15.2500001907349</text:p>
          </table:table-cell>
          <table:table-cell table:number-columns-repeated="6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5.272500038147" calcext:value-type="float">
            <text:p>15.272500038147</text:p>
          </table:table-cell>
          <table:table-cell table:number-columns-repeated="6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15.3359998703003" calcext:value-type="float">
            <text:p>15.3359998703003</text:p>
          </table:table-cell>
          <table:table-cell table:number-columns-repeated="6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15.2859998703003" calcext:value-type="float">
            <text:p>15.2859998703003</text:p>
          </table:table-cell>
          <table:table-cell table:number-columns-repeated="6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15.173999786377" calcext:value-type="float">
            <text:p>15.173999786377</text:p>
          </table:table-cell>
          <table:table-cell table:number-columns-repeated="6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5.2579998016357" calcext:value-type="float">
            <text:p>15.2579998016357</text:p>
          </table:table-cell>
          <table:table-cell table:number-columns-repeated="6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15.2160001754761" calcext:value-type="float">
            <text:p>15.2160001754761</text:p>
          </table:table-cell>
          <table:table-cell table:number-columns-repeated="6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15.1220001220703" calcext:value-type="float">
            <text:p>15.1220001220703</text:p>
          </table:table-cell>
          <table:table-cell table:number-columns-repeated="6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14.8520002365112" calcext:value-type="float">
            <text:p>14.8520002365112</text:p>
          </table:table-cell>
          <table:table-cell table:number-columns-repeated="6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14.9874999523163" calcext:value-type="float">
            <text:p>14.9874999523163</text:p>
          </table:table-cell>
          <table:table-cell table:number-columns-repeated="6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15.05" calcext:value-type="float">
            <text:p>15.05</text:p>
          </table:table-cell>
          <table:table-cell table:number-columns-repeated="6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15.2379999160767" calcext:value-type="float">
            <text:p>15.2379999160767</text:p>
          </table:table-cell>
          <table:table-cell table:number-columns-repeated="6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15.2079999923706" calcext:value-type="float">
            <text:p>15.2079999923706</text:p>
          </table:table-cell>
          <table:table-cell table:number-columns-repeated="6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15.260000038147" calcext:value-type="float">
            <text:p>15.260000038147</text:p>
          </table:table-cell>
          <table:table-cell table:number-columns-repeated="6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15.2559999465942" calcext:value-type="float">
            <text:p>15.2559999465942</text:p>
          </table:table-cell>
          <table:table-cell table:number-columns-repeated="6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15.3400001525879" calcext:value-type="float">
            <text:p>15.3400001525879</text:p>
          </table:table-cell>
          <table:table-cell table:number-columns-repeated="6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15.3840000152588" calcext:value-type="float">
            <text:p>15.3840000152588</text:p>
          </table:table-cell>
          <table:table-cell table:number-columns-repeated="6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15.4439998626709" calcext:value-type="float">
            <text:p>15.4439998626709</text:p>
          </table:table-cell>
          <table:table-cell table:number-columns-repeated="6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15.4424996376038" calcext:value-type="float">
            <text:p>15.4424996376038</text:p>
          </table:table-cell>
          <table:table-cell table:number-columns-repeated="6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15.5479997634888" calcext:value-type="float">
            <text:p>15.5479997634888</text:p>
          </table:table-cell>
          <table:table-cell table:number-columns-repeated="6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15.5324997901917" calcext:value-type="float">
            <text:p>15.5324997901917</text:p>
          </table:table-cell>
          <table:table-cell table:number-columns-repeated="6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15.48600025177" calcext:value-type="float">
            <text:p>15.48600025177</text:p>
          </table:table-cell>
          <table:table-cell table:number-columns-repeated="6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15.460000038147" calcext:value-type="float">
            <text:p>15.460000038147</text:p>
          </table:table-cell>
          <table:table-cell table:number-columns-repeated="6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15.560000038147" calcext:value-type="float">
            <text:p>15.560000038147</text:p>
          </table:table-cell>
          <table:table-cell table:number-columns-repeated="6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15.5640001296997" calcext:value-type="float">
            <text:p>15.5640001296997</text:p>
          </table:table-cell>
          <table:table-cell table:number-columns-repeated="6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15.65" calcext:value-type="float">
            <text:p>15.6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15.6960000991821" calcext:value-type="float">
            <text:p>15.6960000991821</text:p>
          </table:table-cell>
          <table:table-cell table:number-columns-repeated="6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15.6920000076294" calcext:value-type="float">
            <text:p>15.6920000076294</text:p>
          </table:table-cell>
          <table:table-cell table:number-columns-repeated="6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15.739999961853" calcext:value-type="float">
            <text:p>15.739999961853</text:p>
          </table:table-cell>
          <table:table-cell table:number-columns-repeated="6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15.7699997425079" calcext:value-type="float">
            <text:p>15.7699997425079</text:p>
          </table:table-cell>
          <table:table-cell table:number-columns-repeated="6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15.9280000686646" calcext:value-type="float">
            <text:p>15.9280000686646</text:p>
          </table:table-cell>
          <table:table-cell table:number-columns-repeated="6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15.9780000686646" calcext:value-type="float">
            <text:p>15.9780000686646</text:p>
          </table:table-cell>
          <table:table-cell table:number-columns-repeated="6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15.939999961853" calcext:value-type="float">
            <text:p>15.939999961853</text:p>
          </table:table-cell>
          <table:table-cell table:number-columns-repeated="6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15.8819999694824" calcext:value-type="float">
            <text:p>15.8819999694824</text:p>
          </table:table-cell>
          <table:table-cell table:number-columns-repeated="6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15.8920000076294" calcext:value-type="float">
            <text:p>15.8920000076294</text:p>
          </table:table-cell>
          <table:table-cell table:number-columns-repeated="6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15.9579998016357" calcext:value-type="float">
            <text:p>15.9579998016357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0-20" calcext:value-type="date">
            <text:p>2025-10-20</text:p>
          </table:table-cell>
          <table:table-cell office:value-type="float" office:value="16.0340003967285" calcext:value-type="float">
            <text:p>16.0340003967285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0-27" calcext:value-type="date">
            <text:p>2025-10-27</text:p>
          </table:table-cell>
          <table:table-cell office:value-type="float" office:value="16.0540000915527" calcext:value-type="float">
            <text:p>16.0540000915527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1-03" calcext:value-type="date">
            <text:p>2025-11-03</text:p>
          </table:table-cell>
          <table:table-cell office:value-type="float" office:value="15.9680000305176" calcext:value-type="float">
            <text:p>15.9680000305176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1-10" calcext:value-type="date">
            <text:p>2025-11-1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1-17" calcext:value-type="date">
            <text:p>2025-11-17</text:p>
          </table:table-cell>
          <table:table-cell office:value-type="float" office:value="15.8880001068115" calcext:value-type="float">
            <text:p>15.8880001068115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1-24" calcext:value-type="date">
            <text:p>2025-11-24</text:p>
          </table:table-cell>
          <table:table-cell office:value-type="float" office:value="16.0249998569489" calcext:value-type="float">
            <text:p>16.0249998569489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2-01" calcext:value-type="date">
            <text:p>2025-12-01</text:p>
          </table:table-cell>
          <table:table-cell office:value-type="float" office:value="16.0280002593994" calcext:value-type="float">
            <text:p>16.0280002593994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2-08" calcext:value-type="date">
            <text:p>2025-12-08</text:p>
          </table:table-cell>
          <table:table-cell office:value-type="float" office:value="16.0119998931885" calcext:value-type="float">
            <text:p>16.0119998931885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2-15" calcext:value-type="date">
            <text:p>2025-12-15</text:p>
          </table:table-cell>
          <table:table-cell office:value-type="float" office:value="16.0100002288818" calcext:value-type="float">
            <text:p>16.0100002288818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2-22" calcext:value-type="date">
            <text:p>2025-12-22</text:p>
          </table:table-cell>
          <table:table-cell office:value-type="float" office:value="15.8550000190735" calcext:value-type="float">
            <text:p>15.8550000190735</text:p>
          </table:table-cell>
          <table:table-cell table:number-columns-repeated="6"/>
        </table:table-row>
        <table:table-row table:style-name="ro1">
          <table:table-cell table:style-name="ce23" office:value-type="date" office:date-value="2025-12-29" calcext:value-type="date">
            <text:p>2025-12-29</text:p>
          </table:table-cell>
          <table:table-cell office:value-type="float" office:value="15.7900004386902" calcext:value-type="float">
            <text:p>15.7900004386902</text:p>
          </table:table-cell>
          <table:table-cell table:number-columns-repeated="6"/>
        </table:table-row>
        <table:table-row table:style-name="ro1">
          <table:table-cell table:style-name="ce27" office:value-type="date" office:date-value="2026-01-05" calcext:value-type="date">
            <text:p>2026-01-05</text:p>
          </table:table-cell>
          <table:table-cell office:value-type="float" office:value="15.8559999465942" calcext:value-type="float">
            <text:p>15.8559999465942</text:p>
          </table:table-cell>
          <table:table-cell table:number-columns-repeated="6"/>
        </table:table-row>
        <table:table-row table:style-name="ro1">
          <table:table-cell table:style-name="ce22" table:formula="of:=[.A107]+7" office:value-type="date" office:date-value="2026-01-12" calcext:value-type="date">
            <text:p>2026-01-12</text:p>
          </table:table-cell>
          <table:table-cell/>
          <table:table-cell office:value-type="float" office:value="15.8559999465942" calcext:value-type="float">
            <text:p>15.8559999465942</text:p>
          </table:table-cell>
          <table:table-cell office:value-type="float" office:value="0.474145795256224" calcext:value-type="float">
            <text:p>0.474145795256224</text:p>
          </table:table-cell>
          <table:table-cell office:value-type="float" office:value="15.381854151338" calcext:value-type="float">
            <text:p>15.381854151338</text:p>
          </table:table-cell>
          <table:table-cell office:value-type="float" office:value="16.3301457418504" calcext:value-type="float">
            <text:p>16.3301457418504</text:p>
          </table:table-cell>
          <table:table-cell table:number-columns-repeated="2"/>
        </table:table-row>
        <table:table-row table:style-name="ro1">
          <table:table-cell table:style-name="ce22" table:formula="of:=[.A108]+7" office:value-type="date" office:date-value="2026-01-19" calcext:value-type="date">
            <text:p>2026-01-19</text:p>
          </table:table-cell>
          <table:table-cell/>
          <table:table-cell office:value-type="float" office:value="15.9760000228882" calcext:value-type="float">
            <text:p>15.9760000228882</text:p>
          </table:table-cell>
          <table:table-cell office:value-type="float" office:value="0.490957254076292" calcext:value-type="float">
            <text:p>0.490957254076292</text:p>
          </table:table-cell>
          <table:table-cell office:value-type="float" office:value="15.4850427688119" calcext:value-type="float">
            <text:p>15.4850427688119</text:p>
          </table:table-cell>
          <table:table-cell office:value-type="float" office:value="16.4669572769645" calcext:value-type="float">
            <text:p>16.4669572769645</text:p>
          </table:table-cell>
          <table:table-cell table:number-columns-repeated="2"/>
        </table:table-row>
        <table:table-row table:style-name="ro1">
          <table:table-cell table:style-name="ce22" table:formula="of:=[.A109]+7" office:value-type="date" office:date-value="2026-01-26" calcext:value-type="date">
            <text:p>2026-01-26</text:p>
          </table:table-cell>
          <table:table-cell/>
          <table:table-cell office:value-type="float" office:value="15.9139999389648" calcext:value-type="float">
            <text:p>15.9139999389648</text:p>
          </table:table-cell>
          <table:table-cell office:value-type="float" office:value="0.468870124313824" calcext:value-type="float">
            <text:p>0.468870124313824</text:p>
          </table:table-cell>
          <table:table-cell office:value-type="float" office:value="15.445129814651" calcext:value-type="float">
            <text:p>15.445129814651</text:p>
          </table:table-cell>
          <table:table-cell office:value-type="float" office:value="16.3828700632786" calcext:value-type="float">
            <text:p>16.3828700632786</text:p>
          </table:table-cell>
          <table:table-cell table:number-columns-repeated="2"/>
        </table:table-row>
        <table:table-row table:style-name="ro1">
          <table:table-cell table:style-name="ce22" table:formula="of:=[.A110]+7" office:value-type="date" office:date-value="2026-02-02" calcext:value-type="date">
            <text:p>2026-02-02</text:p>
          </table:table-cell>
          <table:table-cell/>
          <table:table-cell office:value-type="float" office:value="15.8739999771119" calcext:value-type="float">
            <text:p>15.8739999771119</text:p>
          </table:table-cell>
          <table:table-cell office:value-type="float" office:value="0.496214190126164" calcext:value-type="float">
            <text:p>0.496214190126164</text:p>
          </table:table-cell>
          <table:table-cell office:value-type="float" office:value="15.3777857869857" calcext:value-type="float">
            <text:p>15.3777857869857</text:p>
          </table:table-cell>
          <table:table-cell office:value-type="float" office:value="16.370214167238" calcext:value-type="float">
            <text:p>16.370214167238</text:p>
          </table:table-cell>
          <table:table-cell table:number-columns-repeated="2"/>
        </table:table-row>
        <table:table-row table:style-name="ro1">
          <table:table-cell table:style-name="ce22" table:formula="of:=[.A111]+7" office:value-type="date" office:date-value="2026-02-09" calcext:value-type="date">
            <text:p>2026-02-09</text:p>
          </table:table-cell>
          <table:table-cell/>
          <table:table-cell office:value-type="float" office:value="15.9045001983642" calcext:value-type="float">
            <text:p>15.9045001983642</text:p>
          </table:table-cell>
          <table:table-cell office:value-type="float" office:value="0.542576607612148" calcext:value-type="float">
            <text:p>0.542576607612148</text:p>
          </table:table-cell>
          <table:table-cell office:value-type="float" office:value="15.3619235907521" calcext:value-type="float">
            <text:p>15.3619235907521</text:p>
          </table:table-cell>
          <table:table-cell office:value-type="float" office:value="16.4470768059764" calcext:value-type="float">
            <text:p>16.4470768059764</text:p>
          </table:table-cell>
          <table:table-cell table:number-columns-repeated="2"/>
        </table:table-row>
        <table:table-row table:style-name="ro1">
          <table:table-cell table:style-name="ce22" table:formula="of:=[.A112]+7" office:value-type="date" office:date-value="2026-02-16" calcext:value-type="date">
            <text:p>2026-02-16</text:p>
          </table:table-cell>
          <table:table-cell/>
          <table:table-cell office:value-type="float" office:value="15.9560001373292" calcext:value-type="float">
            <text:p>15.9560001373292</text:p>
          </table:table-cell>
          <table:table-cell office:value-type="float" office:value="0.600656676065906" calcext:value-type="float">
            <text:p>0.600656676065906</text:p>
          </table:table-cell>
          <table:table-cell office:value-type="float" office:value="15.3553434612633" calcext:value-type="float">
            <text:p>15.3553434612633</text:p>
          </table:table-cell>
          <table:table-cell office:value-type="float" office:value="16.5566568133951" calcext:value-type="float">
            <text:p>16.5566568133951</text:p>
          </table:table-cell>
          <table:table-cell table:number-columns-repeated="2"/>
        </table:table-row>
        <table:table-row table:style-name="ro1">
          <table:table-cell table:style-name="ce22" table:formula="of:=[.A113]+7" office:value-type="date" office:date-value="2026-02-23" calcext:value-type="date">
            <text:p>2026-02-23</text:p>
          </table:table-cell>
          <table:table-cell/>
          <table:table-cell office:value-type="float" office:value="16.0760000228884" calcext:value-type="float">
            <text:p>16.0760000228884</text:p>
          </table:table-cell>
          <table:table-cell office:value-type="float" office:value="0.574268564009891" calcext:value-type="float">
            <text:p>0.574268564009891</text:p>
          </table:table-cell>
          <table:table-cell office:value-type="float" office:value="15.5017314588785" calcext:value-type="float">
            <text:p>15.5017314588785</text:p>
          </table:table-cell>
          <table:table-cell office:value-type="float" office:value="16.6502685868983" calcext:value-type="float">
            <text:p>16.6502685868983</text:p>
          </table:table-cell>
          <table:table-cell table:number-columns-repeated="2"/>
        </table:table-row>
        <table:table-row table:style-name="ro1">
          <table:table-cell table:style-name="ce22" table:formula="of:=[.A114]+7" office:value-type="date" office:date-value="2026-03-02" calcext:value-type="date">
            <text:p>2026-03-02</text:p>
          </table:table-cell>
          <table:table-cell/>
          <table:table-cell office:value-type="float" office:value="16.0680000305178" calcext:value-type="float">
            <text:p>16.0680000305178</text:p>
          </table:table-cell>
          <table:table-cell office:value-type="float" office:value="0.575034978325466" calcext:value-type="float">
            <text:p>0.575034978325466</text:p>
          </table:table-cell>
          <table:table-cell office:value-type="float" office:value="15.4929650521923" calcext:value-type="float">
            <text:p>15.4929650521923</text:p>
          </table:table-cell>
          <table:table-cell office:value-type="float" office:value="16.6430350088433" calcext:value-type="float">
            <text:p>16.6430350088433</text:p>
          </table:table-cell>
          <table:table-cell table:number-columns-repeated="2"/>
        </table:table-row>
        <table:table-row table:style-name="ro1">
          <table:table-cell table:style-name="ce22" table:formula="of:=[.A115]+7" office:value-type="date" office:date-value="2026-03-09" calcext:value-type="date">
            <text:p>2026-03-09</text:p>
          </table:table-cell>
          <table:table-cell/>
          <table:table-cell office:value-type="float" office:value="16.0700000762941" calcext:value-type="float">
            <text:p>16.0700000762941</text:p>
          </table:table-cell>
          <table:table-cell office:value-type="float" office:value="0.55986518118246" calcext:value-type="float">
            <text:p>0.55986518118246</text:p>
          </table:table-cell>
          <table:table-cell office:value-type="float" office:value="15.5101348951116" calcext:value-type="float">
            <text:p>15.5101348951116</text:p>
          </table:table-cell>
          <table:table-cell office:value-type="float" office:value="16.6298652574765" calcext:value-type="float">
            <text:p>16.6298652574765</text:p>
          </table:table-cell>
          <table:table-cell table:number-columns-repeated="2"/>
        </table:table-row>
        <table:table-row table:style-name="ro1">
          <table:table-cell table:style-name="ce22" table:formula="of:=[.A116]+7" office:value-type="date" office:date-value="2026-03-16" calcext:value-type="date">
            <text:p>2026-03-16</text:p>
          </table:table-cell>
          <table:table-cell/>
          <table:table-cell office:value-type="float" office:value="16.0869998455049" calcext:value-type="float">
            <text:p>16.0869998455049</text:p>
          </table:table-cell>
          <table:table-cell office:value-type="float" office:value="0.56600144209159" calcext:value-type="float">
            <text:p>0.56600144209159</text:p>
          </table:table-cell>
          <table:table-cell office:value-type="float" office:value="15.5209984034133" calcext:value-type="float">
            <text:p>15.5209984034133</text:p>
          </table:table-cell>
          <table:table-cell office:value-type="float" office:value="16.6530012875965" calcext:value-type="float">
            <text:p>16.6530012875965</text:p>
          </table:table-cell>
          <table:table-cell table:number-columns-repeated="2"/>
        </table:table-row>
        <table:table-row table:style-name="ro1">
          <table:table-cell table:style-name="ce22" table:formula="of:=[.A117]+7" office:value-type="date" office:date-value="2026-03-23" calcext:value-type="date">
            <text:p>2026-03-23</text:p>
          </table:table-cell>
          <table:table-cell/>
          <table:table-cell office:value-type="float" office:value="15.970000076294" calcext:value-type="float">
            <text:p>15.970000076294</text:p>
          </table:table-cell>
          <table:table-cell office:value-type="float" office:value="0.642131378831195" calcext:value-type="float">
            <text:p>0.642131378831195</text:p>
          </table:table-cell>
          <table:table-cell office:value-type="float" office:value="15.3278686974628" calcext:value-type="float">
            <text:p>15.3278686974628</text:p>
          </table:table-cell>
          <table:table-cell office:value-type="float" office:value="16.6121314551252" calcext:value-type="float">
            <text:p>16.6121314551252</text:p>
          </table:table-cell>
          <table:table-cell table:number-columns-repeated="2"/>
        </table:table-row>
        <table:table-row table:style-name="ro1">
          <table:table-cell table:style-name="ce22" table:formula="of:=[.A118]+7" office:value-type="date" office:date-value="2026-03-30" calcext:value-type="date">
            <text:p>2026-03-30</text:p>
          </table:table-cell>
          <table:table-cell/>
          <table:table-cell office:value-type="float" office:value="15.8880001068116" calcext:value-type="float">
            <text:p>15.8880001068116</text:p>
          </table:table-cell>
          <table:table-cell office:value-type="float" office:value="0.558642850691701" calcext:value-type="float">
            <text:p>0.558642850691701</text:p>
          </table:table-cell>
          <table:table-cell office:value-type="float" office:value="15.3293572561199" calcext:value-type="float">
            <text:p>15.3293572561199</text:p>
          </table:table-cell>
          <table:table-cell office:value-type="float" office:value="16.4466429575033" calcext:value-type="float">
            <text:p>16.4466429575033</text:p>
          </table:table-cell>
          <table:table-cell table:number-columns-repeated="2"/>
        </table:table-row>
      </table:table>
      <table:table table:name="Sheet5" table:style-name="ta1">
        <table:table-column table:style-name="co2" table:default-cell-style-name="Default"/>
        <table:table-row table:style-name="ro1" table:number-rows-repeated="40">
          <table:table-cell/>
        </table:table-row>
        <table:table-row table:style-name="ro1">
          <table:table-cell table:style-name="ce44" office:value-type="float" office:value="118" calcext:value-type="float">
            <text:p>118</text:p>
          </table:table-cell>
        </table:table-row>
      </table:table>
      <table:named-expressions>
        <table:named-range table:name="timeline" table:base-cell-address="$VAXIS.$B$2" table:cell-range-address="$VAXIS.$A$2:.$A$478"/>
        <table:named-range table:name="values" table:base-cell-address="$VAXIS.$C$478" table:cell-range-address="$VAXIS.$B$1:.$B$478"/>
      </table:named-expressions>
      <table:database-ranges>
        <table:database-range table:name="__Anonymous_Sheet_DB__0" table:target-range-address="VAXIS.A1:VAXIS.B509"/>
      </table:database-ranges>
      <table:data-pilot-tables>
        <table:data-pilot-table table:name="DataPilot1" table:application-data="" table:target-range-address="Average.A1:Average.B107" table:buttons="Average.A1" table:grand-total="column" table:show-filter-button="false" table:drill-down-on-double-click="false">
          <table:source-cell-range table:cell-range-address="VAXIS.A1:VAXIS.B50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ooo:display-name="=FORECAST.ETS.ADD(A107,B$2:B$107,A$2:A$107,1,1,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14.7600002288818" table:display="true" table:show-details="true"/>
                <table:data-pilot-member table:name="14.8400001525879" table:display="true" table:show-details="true"/>
                <table:data-pilot-member table:name="14.8500003814697" table:display="true" table:show-details="true"/>
                <table:data-pilot-member table:name="14.8599996566772" table:display="true" table:show-details="true"/>
                <table:data-pilot-member table:name="14.8699998855591" table:display="true" table:show-details="true"/>
                <table:data-pilot-member table:name="14.8800001144409" table:display="true" table:show-details="true"/>
                <table:data-pilot-member table:name="14.8900003433228" table:display="true" table:show-details="true"/>
                <table:data-pilot-member table:name="14.8999996185303" table:display="true" table:show-details="true"/>
                <table:data-pilot-member table:name="14.9099998474121" table:display="true" table:show-details="true"/>
                <table:data-pilot-member table:name="14.9300003051758" table:display="true" table:show-details="true"/>
                <table:data-pilot-member table:name="14.960000038147" table:display="true" table:show-details="true"/>
                <table:data-pilot-member table:name="14.9700002670288" table:display="true" table:show-details="true"/>
                <table:data-pilot-member table:name="14.9899997711182" table:display="true" table:show-details="true"/>
                <table:data-pilot-member table:name="15" table:display="true" table:show-details="true"/>
                <table:data-pilot-member table:name="15.0100002288818" table:display="true" table:show-details="true"/>
                <table:data-pilot-member table:name="15.0200004577637" table:display="true" table:show-details="true"/>
                <table:data-pilot-member table:name="15.0299997329712" table:display="true" table:show-details="true"/>
                <table:data-pilot-member table:name="15.039999961853" table:display="true" table:show-details="true"/>
                <table:data-pilot-member table:name="15.0500001907349" table:display="true" table:show-details="true"/>
                <table:data-pilot-member table:name="15.0600004196167" table:display="true" table:show-details="true"/>
                <table:data-pilot-member table:name="15.0699996948242" table:display="true" table:show-details="true"/>
                <table:data-pilot-member table:name="15.0799999237061" table:display="true" table:show-details="true"/>
                <table:data-pilot-member table:name="15.0900001525879" table:display="true" table:show-details="true"/>
                <table:data-pilot-member table:name="15.1000003814697" table:display="true" table:show-details="true"/>
                <table:data-pilot-member table:name="15.1099996566772" table:display="true" table:show-details="true"/>
                <table:data-pilot-member table:name="15.1199998855591" table:display="true" table:show-details="true"/>
                <table:data-pilot-member table:name="15.1300001144409" table:display="true" table:show-details="true"/>
                <table:data-pilot-member table:name="15.1400003433228" table:display="true" table:show-details="true"/>
                <table:data-pilot-member table:name="15.1499996185303" table:display="true" table:show-details="true"/>
                <table:data-pilot-member table:name="15.1599998474121" table:display="true" table:show-details="true"/>
                <table:data-pilot-member table:name="15.1700000762939" table:display="true" table:show-details="true"/>
                <table:data-pilot-member table:name="15.1800003051758" table:display="true" table:show-details="true"/>
                <table:data-pilot-member table:name="15.1899995803833" table:display="true" table:show-details="true"/>
                <table:data-pilot-member table:name="15.1999998092651" table:display="true" table:show-details="true"/>
                <table:data-pilot-member table:name="15.210000038147" table:display="true" table:show-details="true"/>
                <table:data-pilot-member table:name="15.2200002670288" table:display="true" table:show-details="true"/>
                <table:data-pilot-member table:name="15.2299995422363" table:display="true" table:show-details="true"/>
                <table:data-pilot-member table:name="15.2399997711182" table:display="true" table:show-details="true"/>
                <table:data-pilot-member table:name="15.25" table:display="true" table:show-details="true"/>
                <table:data-pilot-member table:name="15.2600002288818" table:display="true" table:show-details="true"/>
                <table:data-pilot-member table:name="15.2700004577637" table:display="true" table:show-details="true"/>
                <table:data-pilot-member table:name="15.2799997329712" table:display="true" table:show-details="true"/>
                <table:data-pilot-member table:name="15.289999961853" table:display="true" table:show-details="true"/>
                <table:data-pilot-member table:name="15.3000001907349" table:display="true" table:show-details="true"/>
                <table:data-pilot-member table:name="15.3100004196167" table:display="true" table:show-details="true"/>
                <table:data-pilot-member table:name="15.3199996948242" table:display="true" table:show-details="true"/>
                <table:data-pilot-member table:name="15.3299999237061" table:display="true" table:show-details="true"/>
                <table:data-pilot-member table:name="15.3400001525879" table:display="true" table:show-details="true"/>
                <table:data-pilot-member table:name="15.3500003814697" table:display="true" table:show-details="true"/>
                <table:data-pilot-member table:name="15.3599996566772" table:display="true" table:show-details="true"/>
                <table:data-pilot-member table:name="15.3699998855591" table:display="true" table:show-details="true"/>
                <table:data-pilot-member table:name="15.3800001144409" table:display="true" table:show-details="true"/>
                <table:data-pilot-member table:name="15.3900003433228" table:display="true" table:show-details="true"/>
                <table:data-pilot-member table:name="15.3999996185303" table:display="true" table:show-details="true"/>
                <table:data-pilot-member table:name="15.4099998474121" table:display="true" table:show-details="true"/>
                <table:data-pilot-member table:name="15.4200000762939" table:display="true" table:show-details="true"/>
                <table:data-pilot-member table:name="15.4300003051758" table:display="true" table:show-details="true"/>
                <table:data-pilot-member table:name="15.4399995803833" table:display="true" table:show-details="true"/>
                <table:data-pilot-member table:name="15.4499998092651" table:display="true" table:show-details="true"/>
                <table:data-pilot-member table:name="15.460000038147" table:display="true" table:show-details="true"/>
                <table:data-pilot-member table:name="15.4700002670288" table:display="true" table:show-details="true"/>
                <table:data-pilot-member table:name="15.4799995422363" table:display="true" table:show-details="true"/>
                <table:data-pilot-member table:name="15.4899997711182" table:display="true" table:show-details="true"/>
                <table:data-pilot-member table:name="15.5" table:display="true" table:show-details="true"/>
                <table:data-pilot-member table:name="15.5100002288818" table:display="true" table:show-details="true"/>
                <table:data-pilot-member table:name="15.5200004577637" table:display="true" table:show-details="true"/>
                <table:data-pilot-member table:name="15.5299997329712" table:display="true" table:show-details="true"/>
                <table:data-pilot-member table:name="15.539999961853" table:display="true" table:show-details="true"/>
                <table:data-pilot-member table:name="15.5500001907349" table:display="true" table:show-details="true"/>
                <table:data-pilot-member table:name="15.5600004196167" table:display="true" table:show-details="true"/>
                <table:data-pilot-member table:name="15.5699996948242" table:display="true" table:show-details="true"/>
                <table:data-pilot-member table:name="15.5799999237061" table:display="true" table:show-details="true"/>
                <table:data-pilot-member table:name="15.5900001525879" table:display="true" table:show-details="true"/>
                <table:data-pilot-member table:name="15.6000003814697" table:display="true" table:show-details="true"/>
                <table:data-pilot-member table:name="15.6099996566772" table:display="true" table:show-details="true"/>
                <table:data-pilot-member table:name="15.6199998855591" table:display="true" table:show-details="true"/>
                <table:data-pilot-member table:name="15.6300001144409" table:display="true" table:show-details="true"/>
                <table:data-pilot-member table:name="15.6400003433228" table:display="true" table:show-details="true"/>
                <table:data-pilot-member table:name="15.6499996185303" table:display="true" table:show-details="true"/>
                <table:data-pilot-member table:name="15.6599998474121" table:display="true" table:show-details="true"/>
                <table:data-pilot-member table:name="15.6800003051758" table:display="true" table:show-details="true"/>
                <table:data-pilot-member table:name="15.6899995803833" table:display="true" table:show-details="true"/>
                <table:data-pilot-member table:name="15.6999998092651" table:display="true" table:show-details="true"/>
                <table:data-pilot-member table:name="15.710000038147" table:display="true" table:show-details="true"/>
                <table:data-pilot-member table:name="15.7200002670288" table:display="true" table:show-details="true"/>
                <table:data-pilot-member table:name="15.7299995422363" table:display="true" table:show-details="true"/>
                <table:data-pilot-member table:name="15.7399997711182" table:display="true" table:show-details="true"/>
                <table:data-pilot-member table:name="15.75" table:display="true" table:show-details="true"/>
                <table:data-pilot-member table:name="15.7600002288818" table:display="true" table:show-details="true"/>
                <table:data-pilot-member table:name="15.7700004577637" table:display="true" table:show-details="true"/>
                <table:data-pilot-member table:name="15.7799997329712" table:display="true" table:show-details="true"/>
                <table:data-pilot-member table:name="15.789999961853" table:display="true" table:show-details="true"/>
                <table:data-pilot-member table:name="15.8000001907349" table:display="true" table:show-details="true"/>
                <table:data-pilot-member table:name="15.8100004196167" table:display="true" table:show-details="true"/>
                <table:data-pilot-member table:name="15.8199996948242" table:display="true" table:show-details="true"/>
                <table:data-pilot-member table:name="15.8299999237061" table:display="true" table:show-details="true"/>
                <table:data-pilot-member table:name="15.8400001525879" table:display="true" table:show-details="true"/>
                <table:data-pilot-member table:name="15.8500003814697" table:display="true" table:show-details="true"/>
                <table:data-pilot-member table:name="15.8599996566772" table:display="true" table:show-details="true"/>
                <table:data-pilot-member table:name="15.8699998855591" table:display="true" table:show-details="true"/>
                <table:data-pilot-member table:name="15.8800001144409" table:display="true" table:show-details="true"/>
                <table:data-pilot-member table:name="15.8900003433228" table:display="true" table:show-details="true"/>
                <table:data-pilot-member table:name="15.8999996185303" table:display="true" table:show-details="true"/>
                <table:data-pilot-member table:name="15.9099998474121" table:display="true" table:show-details="true"/>
                <table:data-pilot-member table:name="15.9200000762939" table:display="true" table:show-details="true"/>
                <table:data-pilot-member table:name="15.9300003051758" table:display="true" table:show-details="true"/>
                <table:data-pilot-member table:name="15.9399995803833" table:display="true" table:show-details="true"/>
                <table:data-pilot-member table:name="15.9499998092651" table:display="true" table:show-details="true"/>
                <table:data-pilot-member table:name="15.960000038147" table:display="true" table:show-details="true"/>
                <table:data-pilot-member table:name="15.9700002670288" table:display="true" table:show-details="true"/>
                <table:data-pilot-member table:name="15.9799995422363" table:display="true" table:show-details="true"/>
                <table:data-pilot-member table:name="15.9899997711182" table:display="true" table:show-details="true"/>
                <table:data-pilot-member table:name="16" table:display="true" table:show-details="true"/>
                <table:data-pilot-member table:name="16.0100002288818" table:display="true" table:show-details="true"/>
                <table:data-pilot-member table:name="16.0200004577637" table:display="true" table:show-details="true"/>
                <table:data-pilot-member table:name="16.0300006866455" table:display="true" table:show-details="true"/>
                <table:data-pilot-member table:name="16.0400009155273" table:display="true" table:show-details="true"/>
                <table:data-pilot-member table:name="16.0499992370605" table:display="true" table:show-details="true"/>
                <table:data-pilot-member table:name="16.0599994659424" table:display="true" table:show-details="true"/>
                <table:data-pilot-member table:name="16.0900001525879" table:display="true" table:show-details="true"/>
                <table:data-pilot-member table:name="16.1100006103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Median.A1:Median.B107" table:buttons="Median.A1" table:grand-total="column" table:show-filter-button="false" table:drill-down-on-double-click="false">
          <table:source-cell-range table:cell-range-address="VAXIS.A1:VAXIS.B50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ooo:display-name="=FORECAST.ETS.ADD(A95,B$2:B$95,A$2:A$95,1,1,1)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median">
            <table:data-pilot-level table:show-empty="false" calcext:repeat-item-labels="false">
              <table:data-pilot-members>
                <table:data-pilot-member table:name="14.7600002288818" table:display="true" table:show-details="true"/>
                <table:data-pilot-member table:name="14.8400001525879" table:display="true" table:show-details="true"/>
                <table:data-pilot-member table:name="14.8500003814697" table:display="true" table:show-details="true"/>
                <table:data-pilot-member table:name="14.8599996566772" table:display="true" table:show-details="true"/>
                <table:data-pilot-member table:name="14.8699998855591" table:display="true" table:show-details="true"/>
                <table:data-pilot-member table:name="14.8800001144409" table:display="true" table:show-details="true"/>
                <table:data-pilot-member table:name="14.8900003433228" table:display="true" table:show-details="true"/>
                <table:data-pilot-member table:name="14.8999996185303" table:display="true" table:show-details="true"/>
                <table:data-pilot-member table:name="14.9099998474121" table:display="true" table:show-details="true"/>
                <table:data-pilot-member table:name="14.9300003051758" table:display="true" table:show-details="true"/>
                <table:data-pilot-member table:name="14.960000038147" table:display="true" table:show-details="true"/>
                <table:data-pilot-member table:name="14.9700002670288" table:display="true" table:show-details="true"/>
                <table:data-pilot-member table:name="14.9899997711182" table:display="true" table:show-details="true"/>
                <table:data-pilot-member table:name="15" table:display="true" table:show-details="true"/>
                <table:data-pilot-member table:name="15.0100002288818" table:display="true" table:show-details="true"/>
                <table:data-pilot-member table:name="15.0200004577637" table:display="true" table:show-details="true"/>
                <table:data-pilot-member table:name="15.0299997329712" table:display="true" table:show-details="true"/>
                <table:data-pilot-member table:name="15.039999961853" table:display="true" table:show-details="true"/>
                <table:data-pilot-member table:name="15.0500001907349" table:display="true" table:show-details="true"/>
                <table:data-pilot-member table:name="15.0600004196167" table:display="true" table:show-details="true"/>
                <table:data-pilot-member table:name="15.0699996948242" table:display="true" table:show-details="true"/>
                <table:data-pilot-member table:name="15.0799999237061" table:display="true" table:show-details="true"/>
                <table:data-pilot-member table:name="15.0900001525879" table:display="true" table:show-details="true"/>
                <table:data-pilot-member table:name="15.1000003814697" table:display="true" table:show-details="true"/>
                <table:data-pilot-member table:name="15.1099996566772" table:display="true" table:show-details="true"/>
                <table:data-pilot-member table:name="15.1199998855591" table:display="true" table:show-details="true"/>
                <table:data-pilot-member table:name="15.1300001144409" table:display="true" table:show-details="true"/>
                <table:data-pilot-member table:name="15.1400003433228" table:display="true" table:show-details="true"/>
                <table:data-pilot-member table:name="15.1499996185303" table:display="true" table:show-details="true"/>
                <table:data-pilot-member table:name="15.1599998474121" table:display="true" table:show-details="true"/>
                <table:data-pilot-member table:name="15.1700000762939" table:display="true" table:show-details="true"/>
                <table:data-pilot-member table:name="15.1800003051758" table:display="true" table:show-details="true"/>
                <table:data-pilot-member table:name="15.1899995803833" table:display="true" table:show-details="true"/>
                <table:data-pilot-member table:name="15.1999998092651" table:display="true" table:show-details="true"/>
                <table:data-pilot-member table:name="15.210000038147" table:display="true" table:show-details="true"/>
                <table:data-pilot-member table:name="15.2200002670288" table:display="true" table:show-details="true"/>
                <table:data-pilot-member table:name="15.2299995422363" table:display="true" table:show-details="true"/>
                <table:data-pilot-member table:name="15.2399997711182" table:display="true" table:show-details="true"/>
                <table:data-pilot-member table:name="15.25" table:display="true" table:show-details="true"/>
                <table:data-pilot-member table:name="15.2600002288818" table:display="true" table:show-details="true"/>
                <table:data-pilot-member table:name="15.2700004577637" table:display="true" table:show-details="true"/>
                <table:data-pilot-member table:name="15.2799997329712" table:display="true" table:show-details="true"/>
                <table:data-pilot-member table:name="15.289999961853" table:display="true" table:show-details="true"/>
                <table:data-pilot-member table:name="15.3000001907349" table:display="true" table:show-details="true"/>
                <table:data-pilot-member table:name="15.3100004196167" table:display="true" table:show-details="true"/>
                <table:data-pilot-member table:name="15.3199996948242" table:display="true" table:show-details="true"/>
                <table:data-pilot-member table:name="15.3299999237061" table:display="true" table:show-details="true"/>
                <table:data-pilot-member table:name="15.3400001525879" table:display="true" table:show-details="true"/>
                <table:data-pilot-member table:name="15.3500003814697" table:display="true" table:show-details="true"/>
                <table:data-pilot-member table:name="15.3599996566772" table:display="true" table:show-details="true"/>
                <table:data-pilot-member table:name="15.3699998855591" table:display="true" table:show-details="true"/>
                <table:data-pilot-member table:name="15.3800001144409" table:display="true" table:show-details="true"/>
                <table:data-pilot-member table:name="15.3900003433228" table:display="true" table:show-details="true"/>
                <table:data-pilot-member table:name="15.3999996185303" table:display="true" table:show-details="true"/>
                <table:data-pilot-member table:name="15.4099998474121" table:display="true" table:show-details="true"/>
                <table:data-pilot-member table:name="15.4200000762939" table:display="true" table:show-details="true"/>
                <table:data-pilot-member table:name="15.4300003051758" table:display="true" table:show-details="true"/>
                <table:data-pilot-member table:name="15.4399995803833" table:display="true" table:show-details="true"/>
                <table:data-pilot-member table:name="15.4499998092651" table:display="true" table:show-details="true"/>
                <table:data-pilot-member table:name="15.460000038147" table:display="true" table:show-details="true"/>
                <table:data-pilot-member table:name="15.4700002670288" table:display="true" table:show-details="true"/>
                <table:data-pilot-member table:name="15.4799995422363" table:display="true" table:show-details="true"/>
                <table:data-pilot-member table:name="15.4899997711182" table:display="true" table:show-details="true"/>
                <table:data-pilot-member table:name="15.5" table:display="true" table:show-details="true"/>
                <table:data-pilot-member table:name="15.5100002288818" table:display="true" table:show-details="true"/>
                <table:data-pilot-member table:name="15.5200004577637" table:display="true" table:show-details="true"/>
                <table:data-pilot-member table:name="15.5299997329712" table:display="true" table:show-details="true"/>
                <table:data-pilot-member table:name="15.539999961853" table:display="true" table:show-details="true"/>
                <table:data-pilot-member table:name="15.5500001907349" table:display="true" table:show-details="true"/>
                <table:data-pilot-member table:name="15.5600004196167" table:display="true" table:show-details="true"/>
                <table:data-pilot-member table:name="15.5699996948242" table:display="true" table:show-details="true"/>
                <table:data-pilot-member table:name="15.5799999237061" table:display="true" table:show-details="true"/>
                <table:data-pilot-member table:name="15.5900001525879" table:display="true" table:show-details="true"/>
                <table:data-pilot-member table:name="15.6000003814697" table:display="true" table:show-details="true"/>
                <table:data-pilot-member table:name="15.6099996566772" table:display="true" table:show-details="true"/>
                <table:data-pilot-member table:name="15.6199998855591" table:display="true" table:show-details="true"/>
                <table:data-pilot-member table:name="15.6300001144409" table:display="true" table:show-details="true"/>
                <table:data-pilot-member table:name="15.6400003433228" table:display="true" table:show-details="true"/>
                <table:data-pilot-member table:name="15.6499996185303" table:display="true" table:show-details="true"/>
                <table:data-pilot-member table:name="15.6599998474121" table:display="true" table:show-details="true"/>
                <table:data-pilot-member table:name="15.6800003051758" table:display="true" table:show-details="true"/>
                <table:data-pilot-member table:name="15.6899995803833" table:display="true" table:show-details="true"/>
                <table:data-pilot-member table:name="15.6999998092651" table:display="true" table:show-details="true"/>
                <table:data-pilot-member table:name="15.710000038147" table:display="true" table:show-details="true"/>
                <table:data-pilot-member table:name="15.7200002670288" table:display="true" table:show-details="true"/>
                <table:data-pilot-member table:name="15.7299995422363" table:display="true" table:show-details="true"/>
                <table:data-pilot-member table:name="15.7399997711182" table:display="true" table:show-details="true"/>
                <table:data-pilot-member table:name="15.75" table:display="true" table:show-details="true"/>
                <table:data-pilot-member table:name="15.7600002288818" table:display="true" table:show-details="true"/>
                <table:data-pilot-member table:name="15.7700004577637" table:display="true" table:show-details="true"/>
                <table:data-pilot-member table:name="15.7799997329712" table:display="true" table:show-details="true"/>
                <table:data-pilot-member table:name="15.789999961853" table:display="true" table:show-details="true"/>
                <table:data-pilot-member table:name="15.8000001907349" table:display="true" table:show-details="true"/>
                <table:data-pilot-member table:name="15.8100004196167" table:display="true" table:show-details="true"/>
                <table:data-pilot-member table:name="15.8199996948242" table:display="true" table:show-details="true"/>
                <table:data-pilot-member table:name="15.8299999237061" table:display="true" table:show-details="true"/>
                <table:data-pilot-member table:name="15.8400001525879" table:display="true" table:show-details="true"/>
                <table:data-pilot-member table:name="15.8500003814697" table:display="true" table:show-details="true"/>
                <table:data-pilot-member table:name="15.8599996566772" table:display="true" table:show-details="true"/>
                <table:data-pilot-member table:name="15.8699998855591" table:display="true" table:show-details="true"/>
                <table:data-pilot-member table:name="15.8800001144409" table:display="true" table:show-details="true"/>
                <table:data-pilot-member table:name="15.8900003433228" table:display="true" table:show-details="true"/>
                <table:data-pilot-member table:name="15.8999996185303" table:display="true" table:show-details="true"/>
                <table:data-pilot-member table:name="15.9099998474121" table:display="true" table:show-details="true"/>
                <table:data-pilot-member table:name="15.9200000762939" table:display="true" table:show-details="true"/>
                <table:data-pilot-member table:name="15.9300003051758" table:display="true" table:show-details="true"/>
                <table:data-pilot-member table:name="15.9399995803833" table:display="true" table:show-details="true"/>
                <table:data-pilot-member table:name="15.9499998092651" table:display="true" table:show-details="true"/>
                <table:data-pilot-member table:name="15.960000038147" table:display="true" table:show-details="true"/>
                <table:data-pilot-member table:name="15.9700002670288" table:display="true" table:show-details="true"/>
                <table:data-pilot-member table:name="15.9799995422363" table:display="true" table:show-details="true"/>
                <table:data-pilot-member table:name="15.9899997711182" table:display="true" table:show-details="true"/>
                <table:data-pilot-member table:name="16" table:display="true" table:show-details="true"/>
                <table:data-pilot-member table:name="16.0100002288818" table:display="true" table:show-details="true"/>
                <table:data-pilot-member table:name="16.0200004577637" table:display="true" table:show-details="true"/>
                <table:data-pilot-member table:name="16.0300006866455" table:display="true" table:show-details="true"/>
                <table:data-pilot-member table:name="16.0400009155273" table:display="true" table:show-details="true"/>
                <table:data-pilot-member table:name="16.0499992370605" table:display="true" table:show-details="true"/>
                <table:data-pilot-member table:name="16.0599994659424" table:display="true" table:show-details="true"/>
                <table:data-pilot-member table:name="16.0900001525879" table:display="true" table:show-details="true"/>
                <table:data-pilot-member table:name="16.1100006103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6:45:18.82658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5:45:10.663163500</meta:creation-date>
    <meta:generator>LibreOffice/25.8.4.2$Windows_X86_64 LibreOffice_project/290daaa01b999472f0c7a3890eb6a550fd74c6df</meta:generator>
    <dc:date>2026-01-13T17:01:20.930674900</dc:date>
    <meta:editing-duration>PT2H54M53S</meta:editing-duration>
    <meta:editing-cycles>35</meta:editing-cycles>
    <meta:document-statistic meta:table-count="5" meta:cell-count="186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3pt" style:font-size-complex="13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.608cm" svg:height="11.036cm" xlink:href=".." xlink:type="simple" chart:class="chart:line" chart:style-name="ch1">
        <chart:title svg:x="6.305cm" svg:y="0.524cm" chart:style-name="ch2">
          <text:p><text:span text:style-name="T1">12 Week Forecast</text:span></text:p>
        </chart:title>
        <chart:subtitle svg:x="6.16cm" svg:y="1.355cm" chart:style-name="ch3">
          <text:p><text:span text:style-name="T2">(Using weekly average)</text:span></text:p>
        </chart:subtitle>
        <chart:legend chart:legend-position="top" svg:x="3.869cm" svg:y="2.223cm" style:legend-expansion="wide" chart:style-name="ch4"/>
        <chart:plot-area chart:style-name="ch5" svg:x="1.343cm" svg:y="3.539cm" svg:width="14.933cm" svg:height="6.296cm">
          <chart:coordinate-region svg:x="2.73cm" svg:y="3.738cm" svg:width="13.546cm" svg:height="4.323cm"/>
          <chart:axis chart:dimension="x" chart:name="primary-x" chart:style-name="ch6" chartooo:axis-type="auto">
            <chartooo:date-scale/>
            <chart:title svg:x="8.416cm" svg:y="10.055cm" chart:style-name="ch3">
              <text:p><text:span text:style-name="T3">Date</text:span></text:p>
            </chart:title>
            <chart:categories table:cell-range-address="Average.A2:Average.A107"/>
          </chart:axis>
          <chart:axis chart:dimension="y" chart:name="primary-y" chart:style-name="ch7">
            <chart:title svg:x="0.451cm" svg:y="7.9cm" chart:style-name="ch8">
              <text:p><text:span text:style-name="T3">Weekly Average</text:span></text:p>
            </chart:title>
            <chart:grid chart:style-name="ch9" chart:class="major"/>
          </chart:axis>
          <chart:series chart:style-name="ch10" chart:values-cell-range-address="Average.B2:Average.B107" chart:label-cell-address="Average.B1:Average.B1" chart:class="chart:line">
            <chart:data-point chart:repeated="106"/>
          </chart:series>
          <chart:series chart:style-name="ch11" chart:values-cell-range-address="Average.C2:Average.C107" chart:label-cell-address="Average.C1:Average.C1" chart:class="chart:line">
            <chart:data-point chart:repeated="106"/>
          </chart:series>
          <chart:series chart:style-name="ch12" chart:values-cell-range-address="Average.D2:Average.D107" chart:label-cell-address="Average.D1:Average.D1" chart:class="chart:line">
            <chart:data-point chart:repeated="106"/>
          </chart:series>
          <chart:series chart:style-name="ch13" chart:values-cell-range-address="Average.E2:Average.E107" chart:label-cell-address="Average.E1:Average.E1" chart:class="chart:line">
            <chart:data-point chart:repeated="106"/>
          </chart:series>
          <chart:series chart:style-name="ch14" chart:values-cell-range-address="Average.F2:Average.F107" chart:label-cell-address="Average.F1:Average.F1" chart:class="chart:line">
            <chart:data-point chart:repeated="10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Average.B1:Average.B1</svg:desc>
                </draw:g>
              </table:table-cell>
              <table:table-cell office:value-type="string">
                <text:p>Forecast</text:p>
                <draw:g>
                  <svg:desc>Average.C1:Average.C1</svg:desc>
                </draw:g>
              </table:table-cell>
              <table:table-cell office:value-type="string">
                <text:p>Confidence</text:p>
                <draw:g>
                  <svg:desc>Average.D1:Average.D1</svg:desc>
                </draw:g>
              </table:table-cell>
              <table:table-cell office:value-type="string">
                <text:p>Lower</text:p>
                <draw:g>
                  <svg:desc>Average.E1:Average.E1</svg:desc>
                </draw:g>
              </table:table-cell>
              <table:table-cell office:value-type="string">
                <text:p>Upper</text:p>
                <draw:g>
                  <svg:desc>Average.F1:Average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Average.A2:Average.A107</svg:desc>
                </draw:g>
              </table:table-cell>
              <table:table-cell office:value-type="float" office:value="15.0425000190735">
                <text:p>15.0425000190735</text:p>
                <draw:g>
                  <svg:desc>Average.B2:Average.B107</svg:desc>
                </draw:g>
              </table:table-cell>
              <table:table-cell office:value-type="float" office:value="NaN">
                <text:p>NaN</text:p>
                <draw:g>
                  <svg:desc>Average.C2:Average.C107</svg:desc>
                </draw:g>
              </table:table-cell>
              <table:table-cell office:value-type="float" office:value="NaN">
                <text:p>NaN</text:p>
                <draw:g>
                  <svg:desc>Average.D2:Average.D107</svg:desc>
                </draw:g>
              </table:table-cell>
              <table:table-cell office:value-type="float" office:value="NaN">
                <text:p>NaN</text:p>
                <draw:g>
                  <svg:desc>Average.E2:Average.E107</svg:desc>
                </draw:g>
              </table:table-cell>
              <table:table-cell office:value-type="float" office:value="NaN">
                <text:p>NaN</text:p>
                <draw:g>
                  <svg:desc>Average.F2:Average.F107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79998397827">
                <text:p>15.067999839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75001907349">
                <text:p>14.987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39999771118">
                <text:p>15.023999977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440000534058">
                <text:p>15.1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819999694824">
                <text:p>15.0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420000076294">
                <text:p>15.0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25002288818">
                <text:p>15.0725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240001678467">
                <text:p>15.1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440000534058">
                <text:p>15.2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360000610352">
                <text:p>15.2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380001068115">
                <text:p>15.2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49998760223">
                <text:p>15.254999876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380001068115">
                <text:p>15.1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560001373291">
                <text:p>15.0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720001220703">
                <text:p>14.87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19998550415">
                <text:p>14.90199985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559999465942">
                <text:p>14.9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80002212524">
                <text:p>15.118000221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099998474121">
                <text:p>15.209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59999084473">
                <text:p>15.19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125001907349">
                <text:p>15.112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80000305176">
                <text:p>15.2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2979999542236">
                <text:p>15.29799995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240001678467">
                <text:p>15.3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874997615814">
                <text:p>15.187499761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560001373291">
                <text:p>15.3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19999313355">
                <text:p>15.4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440000534058">
                <text:p>15.3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4700000762939">
                <text:p>15.47000007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420001983643">
                <text:p>15.44200019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5960000991821">
                <text:p>15.5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339998245239">
                <text:p>15.733999824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439998626709">
                <text:p>15.7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474999427795">
                <text:p>15.747499942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459999084473">
                <text:p>15.84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260000228882">
                <text:p>15.926000022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40000152588">
                <text:p>15.93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219999313355">
                <text:p>15.8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959997177124">
                <text:p>15.6959997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360000610352">
                <text:p>15.7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240001678467">
                <text:p>15.6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659999847412">
                <text:p>15.565999984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120000839233">
                <text:p>15.61200008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879999160767">
                <text:p>15.58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859998703003">
                <text:p>15.5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349998950958">
                <text:p>15.734999895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440000534058">
                <text:p>15.8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7940000534058">
                <text:p>15.79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6140003204346">
                <text:p>15.61400032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75001144409">
                <text:p>15.56750011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74999046326">
                <text:p>15.037499904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00000190735">
                <text:p>14.980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.9740001678467">
                <text:p>14.97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25001716614">
                <text:p>15.132500171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780000686646">
                <text:p>15.1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961853">
                <text:p>15.2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500001907349">
                <text:p>15.2500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2500038147">
                <text:p>15.2725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359998703003">
                <text:p>15.33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59998703003">
                <text:p>15.2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73999786377">
                <text:p>15.17399978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579998016357">
                <text:p>15.2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160001754761">
                <text:p>15.21600017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220001220703">
                <text:p>15.12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20002365112">
                <text:p>14.852000236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74999523163">
                <text:p>14.987499952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79999160767">
                <text:p>15.23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079999923706">
                <text:p>15.20799999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60000038147">
                <text:p>15.2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559999465942">
                <text:p>15.2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840000152588">
                <text:p>15.38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439998626709">
                <text:p>15.4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424996376038">
                <text:p>15.44249963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479997634888">
                <text:p>15.547999763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324997901917">
                <text:p>15.53249979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8600025177">
                <text:p>15.486000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038147">
                <text:p>15.5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40001296997">
                <text:p>15.564000129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960000991821">
                <text:p>15.6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920000076294">
                <text:p>15.6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961853">
                <text:p>15.7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99997425079">
                <text:p>15.769999742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80000686646">
                <text:p>15.92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80000686646">
                <text:p>15.9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961853">
                <text:p>15.9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819999694824">
                <text:p>15.8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20000076294">
                <text:p>15.8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40003967285">
                <text:p>16.0340003967285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0.178048264863143">
                <text:p>0.178048264863143</text:p>
              </table:table-cell>
              <table:table-cell office:value-type="float" office:value="15.7799515367726">
                <text:p>15.7799515367726</text:p>
              </table:table-cell>
              <table:table-cell office:value-type="float" office:value="16.1360480664988">
                <text:p>16.1360480664988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540000915527">
                <text:p>16.0540000915527</text:p>
              </table:table-cell>
              <table:table-cell office:value-type="float" office:value="15.9210698964031">
                <text:p>15.9210698964031</text:p>
              </table:table-cell>
              <table:table-cell office:value-type="float" office:value="0.224948423564818">
                <text:p>0.224948423564818</text:p>
              </table:table-cell>
              <table:table-cell office:value-type="float" office:value="15.6961214728383">
                <text:p>15.6961214728383</text:p>
              </table:table-cell>
              <table:table-cell office:value-type="float" office:value="16.1460183199679">
                <text:p>16.1460183199679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80000305176">
                <text:p>15.9680000305176</text:p>
              </table:table-cell>
              <table:table-cell office:value-type="float" office:value="16.0158601065829">
                <text:p>16.0158601065829</text:p>
              </table:table-cell>
              <table:table-cell office:value-type="float" office:value="0.2552416186644">
                <text:p>0.2552416186644</text:p>
              </table:table-cell>
              <table:table-cell office:value-type="float" office:value="15.7606184879185">
                <text:p>15.7606184879185</text:p>
              </table:table-cell>
              <table:table-cell office:value-type="float" office:value="16.2711017252473">
                <text:p>16.2711017252473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16.0241301406646">
                <text:p>16.0241301406646</text:p>
              </table:table-cell>
              <table:table-cell office:value-type="float" office:value="0.266685905548261">
                <text:p>0.266685905548261</text:p>
              </table:table-cell>
              <table:table-cell office:value-type="float" office:value="15.7574442351163">
                <text:p>15.7574442351163</text:p>
              </table:table-cell>
              <table:table-cell office:value-type="float" office:value="16.2908160462128">
                <text:p>16.2908160462128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880001068115">
                <text:p>15.8880001068115</text:p>
              </table:table-cell>
              <table:table-cell office:value-type="float" office:value="16.0710010673416">
                <text:p>16.0710010673416</text:p>
              </table:table-cell>
              <table:table-cell office:value-type="float" office:value="0.301643191235055">
                <text:p>0.301643191235055</text:p>
              </table:table-cell>
              <table:table-cell office:value-type="float" office:value="15.7693578761065">
                <text:p>15.7693578761065</text:p>
              </table:table-cell>
              <table:table-cell office:value-type="float" office:value="16.3726442585766">
                <text:p>16.3726442585766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249998569489">
                <text:p>16.0249998569489</text:p>
              </table:table-cell>
              <table:table-cell office:value-type="float" office:value="15.975385549183">
                <text:p>15.975385549183</text:p>
              </table:table-cell>
              <table:table-cell office:value-type="float" office:value="0.296241310872105">
                <text:p>0.296241310872105</text:p>
              </table:table-cell>
              <table:table-cell office:value-type="float" office:value="15.6791442383109">
                <text:p>15.6791442383109</text:p>
              </table:table-cell>
              <table:table-cell office:value-type="float" office:value="16.2716268600551">
                <text:p>16.2716268600551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80002593994">
                <text:p>16.0280002593994</text:p>
              </table:table-cell>
              <table:table-cell office:value-type="float" office:value="15.9162597778588">
                <text:p>15.9162597778588</text:p>
              </table:table-cell>
              <table:table-cell office:value-type="float" office:value="0.342932303316296">
                <text:p>0.342932303316296</text:p>
              </table:table-cell>
              <table:table-cell office:value-type="float" office:value="15.5733274745425">
                <text:p>15.5733274745425</text:p>
              </table:table-cell>
              <table:table-cell office:value-type="float" office:value="16.2591920811751">
                <text:p>16.2591920811751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.0119998931885">
                <text:p>16.0119998931885</text:p>
              </table:table-cell>
              <table:table-cell office:value-type="float" office:value="15.8993759995916">
                <text:p>15.8993759995916</text:p>
              </table:table-cell>
              <table:table-cell office:value-type="float" office:value="0.365770271069291">
                <text:p>0.365770271069291</text:p>
              </table:table-cell>
              <table:table-cell office:value-type="float" office:value="15.5336057285223">
                <text:p>15.5336057285223</text:p>
              </table:table-cell>
              <table:table-cell office:value-type="float" office:value="16.2651462706609">
                <text:p>16.2651462706609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15.8987818084589">
                <text:p>15.8987818084589</text:p>
              </table:table-cell>
              <table:table-cell office:value-type="float" office:value="0.375902504023859">
                <text:p>0.375902504023859</text:p>
              </table:table-cell>
              <table:table-cell office:value-type="float" office:value="15.5228793044351">
                <text:p>15.5228793044351</text:p>
              </table:table-cell>
              <table:table-cell office:value-type="float" office:value="16.2746843124828">
                <text:p>16.2746843124828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550000190735">
                <text:p>15.8550000190735</text:p>
              </table:table-cell>
              <table:table-cell office:value-type="float" office:value="15.98433746545">
                <text:p>15.98433746545</text:p>
              </table:table-cell>
              <table:table-cell office:value-type="float" office:value="0.453753508907642">
                <text:p>0.453753508907642</text:p>
              </table:table-cell>
              <table:table-cell office:value-type="float" office:value="15.5305839565423">
                <text:p>15.5305839565423</text:p>
              </table:table-cell>
              <table:table-cell office:value-type="float" office:value="16.4380909743576">
                <text:p>16.4380909743576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16.0098228849575">
                <text:p>16.0098228849575</text:p>
              </table:table-cell>
              <table:table-cell office:value-type="float" office:value="0.448712661425336">
                <text:p>0.448712661425336</text:p>
              </table:table-cell>
              <table:table-cell office:value-type="float" office:value="15.5611102235322">
                <text:p>15.5611102235322</text:p>
              </table:table-cell>
              <table:table-cell office:value-type="float" office:value="16.4585355463829">
                <text:p>16.4585355463829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15.9554784416802">
                <text:p>15.9554784416802</text:p>
              </table:table-cell>
              <table:table-cell office:value-type="float" office:value="0.444332415228477">
                <text:p>0.444332415228477</text:p>
              </table:table-cell>
              <table:table-cell office:value-type="float" office:value="15.5111460264517">
                <text:p>15.5111460264517</text:p>
              </table:table-cell>
              <table:table-cell office:value-type="float" office:value="16.3998108569087">
                <text:p>16.3998108569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19cm" svg:y="3.952cm" style:legend-expansion="high" chart:style-name="ch2"/>
        <chart:plot-area chart:style-name="ch3" svg:x="0.32cm" svg:y="0.18cm" svg:width="11.779cm" svg:height="8.64cm">
          <chart:coordinate-region svg:x="1.706cm" svg:y="0.379cm" svg:width="10.393cm" svg:height="6.667cm"/>
          <chart:axis chart:dimension="x" chart:name="primary-x" chart:style-name="ch4" chartooo:axis-type="auto">
            <chartooo:date-scale/>
            <chart:categories table:cell-range-address="Median.A2:Median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n.B2:Median.B107" chart:label-cell-address="Median.B1:Median.B1" chart:class="chart:line">
            <chart:data-point chart:repeated="106"/>
          </chart:series>
          <chart:series chart:style-name="ch8" chart:values-cell-range-address="Median.C2:Median.C107" chart:label-cell-address="Median.C1:Median.C1" chart:class="chart:line"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- close</text:p>
                <draw:g>
                  <svg:desc>Median.B1:Median.B1</svg:desc>
                </draw:g>
              </table:table-cell>
              <table:table-cell office:value-type="string">
                <text:p>Median</text:p>
                <draw:g>
                  <svg:desc>Median.C1:Median.C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Median.A2:Median.A107</svg:desc>
                </draw:g>
              </table:table-cell>
              <table:table-cell office:value-type="float" office:value="15.0450000762939">
                <text:p>15.0450000762939</text:p>
                <draw:g>
                  <svg:desc>Median.B2:Median.B107</svg:desc>
                </draw:g>
              </table:table-cell>
              <table:table-cell office:value-type="float" office:value="NaN">
                <text:p>NaN</text:p>
                <draw:g>
                  <svg:desc>Median.C2:Median.C107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99996948242">
                <text:p>15.06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50001335144">
                <text:p>14.985000133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99997329712">
                <text:p>15.02999973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300001144409">
                <text:p>15.130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799999237061">
                <text:p>15.0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39999961853">
                <text:p>15.03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00001716614">
                <text:p>15.070000171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000003814697">
                <text:p>15.10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50001144409">
                <text:p>15.255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400003433228">
                <text:p>15.14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100002288818">
                <text:p>15.01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599996566772">
                <text:p>14.859999656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99998474121">
                <text:p>14.909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60000038147">
                <text:p>14.9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99998855591">
                <text:p>15.11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299995422363">
                <text:p>15.2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99998092651">
                <text:p>15.19999980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200003623962">
                <text:p>15.1200003623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3100004196167">
                <text:p>15.31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500003814697">
                <text:p>15.3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999998092651">
                <text:p>15.199999809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00000762939">
                <text:p>15.420000076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300003051758">
                <text:p>15.43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6199998855591">
                <text:p>15.61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299995422363">
                <text:p>15.7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399997711182">
                <text:p>15.7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5">
                <text:p>1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300003051758">
                <text:p>15.93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99995803833">
                <text:p>15.9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899995803833">
                <text:p>15.68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299995422363">
                <text:p>15.7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300001144409">
                <text:p>15.6300001144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799999237061">
                <text:p>15.5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000003814697">
                <text:p>15.60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699996948242">
                <text:p>15.56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799999237061">
                <text:p>15.579999923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199997901917">
                <text:p>15.719999790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500003814697">
                <text:p>15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8199996948242">
                <text:p>15.8199996948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50000572205">
                <text:p>15.565000057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49998474121">
                <text:p>15.034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99997711182">
                <text:p>14.98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5.0200004577637">
                <text:p>15.020000457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50002288818">
                <text:p>15.135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800003051758">
                <text:p>15.1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7711182">
                <text:p>15.2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50000953674">
                <text:p>15.2750000953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9999961853">
                <text:p>15.28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599998474121">
                <text:p>15.159999847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600002288818">
                <text:p>15.26000022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200002670288">
                <text:p>15.22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400003433228">
                <text:p>15.14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00003814697">
                <text:p>14.85000038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99997711182">
                <text:p>14.98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39999961853">
                <text:p>15.03999996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99997711182">
                <text:p>15.2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10000038147">
                <text:p>15.21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5">
                <text:p>1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299995422363">
                <text:p>15.229999542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50002670288">
                <text:p>15.345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699998855591">
                <text:p>15.3699998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399995803833">
                <text:p>15.4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399995803833">
                <text:p>15.4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500001907349">
                <text:p>15.550000190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299997329712">
                <text:p>15.52999973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700002670288">
                <text:p>15.47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00004196167">
                <text:p>15.560000419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499996185303">
                <text:p>15.649999618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800003051758">
                <text:p>15.6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800003051758">
                <text:p>15.680000305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7711182">
                <text:p>15.739999771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49998664856">
                <text:p>15.764999866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00000762939">
                <text:p>15.920000076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00002670288">
                <text:p>15.970000267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5803833">
                <text:p>15.939999580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900003433228">
                <text:p>15.89000034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99996185303">
                <text:p>15.899999618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60000038147">
                <text:p>15.960000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00006866455">
                <text:p>16.0300006866455</text:p>
              </table:table-cell>
              <table:table-cell office:value-type="float" office:value="15.960000038147">
                <text:p>15.960000038147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499992370605">
                <text:p>16.0499992370605</text:p>
              </table:table-cell>
              <table:table-cell office:value-type="float" office:value="15.9013115331993">
                <text:p>15.9013115331993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0000038147">
                <text:p>15.960000038147</text:p>
              </table:table-cell>
              <table:table-cell office:value-type="float" office:value="16.0257353253434">
                <text:p>16.0257353253434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16.0428402978669">
                <text:p>16.0428402978669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900003433228">
                <text:p>15.8900003433228</text:p>
              </table:table-cell>
              <table:table-cell office:value-type="float" office:value="16.1214519242797">
                <text:p>16.1214519242797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39999961853">
                <text:p>16.039999961853</text:p>
              </table:table-cell>
              <table:table-cell office:value-type="float" office:value="16.041437204734">
                <text:p>16.041437204734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00004577637">
                <text:p>16.0200004577637</text:p>
              </table:table-cell>
              <table:table-cell office:value-type="float" office:value="15.9761361146493">
                <text:p>15.976136114649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">
                <text:p>16</text:p>
              </table:table-cell>
              <table:table-cell office:value-type="float" office:value="15.9542321054535">
                <text:p>15.9542321054535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15.9520234688296">
                <text:p>15.952023468829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000001907349">
                <text:p>15.8000001907349</text:p>
              </table:table-cell>
              <table:table-cell office:value-type="float" office:value="16.0228907963053">
                <text:p>16.0228907963053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16.0549432815278">
                <text:p>16.0549432815278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99996566772">
                <text:p>15.8599996566772</text:p>
              </table:table-cell>
              <table:table-cell office:value-type="float" office:value="16.0148987169986">
                <text:p>16.0148987169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width="0.051cm" svg:stroke-color="#ff000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734cm" svg:height="8.315cm" xlink:href=".." xlink:type="simple" chart:class="chart:line" chart:style-name="ch1">
        <chart:title svg:x="3.859cm" svg:y="0.302cm" chart:style-name="ch2">
          <text:p>Weekly Forecast for January 2026</text:p>
        </chart:title>
        <chart:subtitle svg:x="4.705cm" svg:y="1.247cm" chart:style-name="ch2">
          <text:p><text:span text:style-name="T1">(Using weekly average close)</text:span></text:p>
        </chart:subtitle>
        <chart:legend chart:legend-position="top" svg:x="3.366cm" svg:y="2.115cm" style:legend-expansion="wide" chart:style-name="ch3"/>
        <chart:plot-area chart:style-name="ch4" svg:x="1.305cm" svg:y="3.875cm" svg:width="13.135cm" svg:height="3.293cm">
          <chart:coordinate-region svg:x="2.691cm" svg:y="3.875cm" svg:width="11.749cm" svg:height="1.519cm"/>
          <chart:axis chart:dimension="x" chart:name="primary-x" chart:style-name="ch5" chartooo:axis-type="auto">
            <chartooo:date-scale/>
            <chart:title svg:x="7.409cm" svg:y="7.334cm" chart:style-name="ch2">
              <text:p><text:span text:style-name="T2">Week</text:span></text:p>
            </chart:title>
            <chart:categories table:cell-range-address="'Jan 2026 Forecast'.A2:'Jan 2026 Forecast'.A119"/>
          </chart:axis>
          <chart:axis chart:dimension="y" chart:name="primary-y" chart:style-name="ch6">
            <chart:title svg:x="0.451cm" svg:y="6.62cm" chart:style-name="ch7">
              <text:p><text:span text:style-name="T2">Average Close</text:span></text:p>
            </chart:title>
            <chart:grid chart:style-name="ch8" chart:class="major"/>
          </chart:axis>
          <chart:series chart:style-name="ch9" chart:values-cell-range-address="'Jan 2026 Forecast'.B2:'Jan 2026 Forecast'.B119" chart:label-cell-address="'Jan 2026 Forecast'.B1:'Jan 2026 Forecast'.B1" chart:class="chart:line">
            <chart:regression-curve chart:style-name="ch10"/>
            <chart:data-point chart:repeated="118"/>
          </chart:series>
          <chart:series chart:style-name="ch11" chart:values-cell-range-address="'Jan 2026 Forecast'.C2:'Jan 2026 Forecast'.C119" chart:label-cell-address="'Jan 2026 Forecast'.C1:'Jan 2026 Forecast'.C1" chart:class="chart:line">
            <chart:data-point chart:repeated="118"/>
          </chart:series>
          <chart:series chart:style-name="ch12" chart:values-cell-range-address="'Jan 2026 Forecast'.E2:'Jan 2026 Forecast'.E119" chart:label-cell-address="'Jan 2026 Forecast'.E1:'Jan 2026 Forecast'.E1" chart:class="chart:line">
            <chart:data-point chart:repeated="118"/>
          </chart:series>
          <chart:series chart:style-name="ch13" chart:values-cell-range-address="'Jan 2026 Forecast'.F2:'Jan 2026 Forecast'.F119" chart:label-cell-address="'Jan 2026 Forecast'.F1:'Jan 2026 Forecast'.F1" chart:class="chart:line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ly Avg</text:p>
                <draw:g>
                  <svg:desc>'Jan 2026 Forecast'.B1:'Jan 2026 Forecast'.B1</svg:desc>
                </draw:g>
              </table:table-cell>
              <table:table-cell office:value-type="string">
                <text:p>Forecast</text:p>
                <draw:g>
                  <svg:desc>'Jan 2026 Forecast'.C1:'Jan 2026 Forecast'.C1</svg:desc>
                </draw:g>
              </table:table-cell>
              <table:table-cell office:value-type="string">
                <text:p>Lower</text:p>
                <draw:g>
                  <svg:desc>'Jan 2026 Forecast'.E1:'Jan 2026 Forecast'.E1</svg:desc>
                </draw:g>
              </table:table-cell>
              <table:table-cell office:value-type="string">
                <text:p>Upper</text:p>
                <draw:g>
                  <svg:desc>'Jan 2026 Forecast'.F1:'Jan 2026 Forecast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Jan 2026 Forecast'.A2:'Jan 2026 Forecast'.A119</svg:desc>
                </draw:g>
              </table:table-cell>
              <table:table-cell office:value-type="float" office:value="15.0425000190735">
                <text:p>15.0425000190735</text:p>
                <draw:g>
                  <svg:desc>'Jan 2026 Forecast'.B2:'Jan 2026 Forecast'.B119</svg:desc>
                </draw:g>
              </table:table-cell>
              <table:table-cell office:value-type="float" office:value="NaN">
                <text:p>NaN</text:p>
                <draw:g>
                  <svg:desc>'Jan 2026 Forecast'.C2:'Jan 2026 Forecast'.C119</svg:desc>
                </draw:g>
              </table:table-cell>
              <table:table-cell office:value-type="float" office:value="NaN">
                <text:p>NaN</text:p>
                <draw:g>
                  <svg:desc>'Jan 2026 Forecast'.E2:'Jan 2026 Forecast'.E119</svg:desc>
                </draw:g>
              </table:table-cell>
              <table:table-cell office:value-type="float" office:value="NaN">
                <text:p>NaN</text:p>
                <draw:g>
                  <svg:desc>'Jan 2026 Forecast'.F2:'Jan 2026 Forecast'.F119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5.0679998397827">
                <text:p>15.067999839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4.9875001907349">
                <text:p>14.987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5.0239999771118">
                <text:p>15.023999977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5.1440000534058">
                <text:p>15.1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5.0819999694824">
                <text:p>15.0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5.0420000076294">
                <text:p>15.0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5.0725002288818">
                <text:p>15.0725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5.1240001678467">
                <text:p>15.1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5.2440000534058">
                <text:p>15.2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5.2360000610352">
                <text:p>15.2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5.2380001068115">
                <text:p>15.2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5.2549998760223">
                <text:p>15.254999876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5.1380001068115">
                <text:p>15.13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5.0560001373291">
                <text:p>15.0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4.8720001220703">
                <text:p>14.87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4.9019998550415">
                <text:p>14.90199985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.9559999465942">
                <text:p>14.9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5.1180002212524">
                <text:p>15.118000221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5.2099998474121">
                <text:p>15.209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5.1959999084473">
                <text:p>15.19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5.1125001907349">
                <text:p>15.1125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5.2680000305176">
                <text:p>15.2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5.2979999542236">
                <text:p>15.297999954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5.375">
                <text:p>1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5.3240001678467">
                <text:p>15.3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5.1874997615814">
                <text:p>15.187499761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5.3560001373291">
                <text:p>15.3560001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5.4219999313355">
                <text:p>15.4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5.3440000534058">
                <text:p>15.3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5.4700000762939">
                <text:p>15.47000007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5.4420001983643">
                <text:p>15.442000198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5.5960000991821">
                <text:p>15.5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5.7339998245239">
                <text:p>15.733999824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5.7439998626709">
                <text:p>15.7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5.7474999427795">
                <text:p>15.747499942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5.8459999084473">
                <text:p>15.845999908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5.9260000228882">
                <text:p>15.926000022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5.9340000152588">
                <text:p>15.93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5.8219999313355">
                <text:p>15.821999931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5.6959997177124">
                <text:p>15.69599971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5.7360000610352">
                <text:p>15.73600006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5.6240001678467">
                <text:p>15.62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5.5659999847412">
                <text:p>15.565999984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5.6120000839233">
                <text:p>15.61200008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5.5879999160767">
                <text:p>15.58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.5859998703003">
                <text:p>15.5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5.7349998950958">
                <text:p>15.734999895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5.8440000534058">
                <text:p>15.84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.7940000534058">
                <text:p>15.794000053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.6140003204346">
                <text:p>15.61400032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.5675001144409">
                <text:p>15.567500114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.0374999046326">
                <text:p>15.037499904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.9800000190735">
                <text:p>14.980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.9740001678467">
                <text:p>14.9740001678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5.1325001716614">
                <text:p>15.132500171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.1780000686646">
                <text:p>15.1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.239999961853">
                <text:p>15.2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5.2500001907349">
                <text:p>15.250000190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5.272500038147">
                <text:p>15.2725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.3359998703003">
                <text:p>15.33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.2859998703003">
                <text:p>15.285999870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.173999786377">
                <text:p>15.17399978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.2579998016357">
                <text:p>15.2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5.2160001754761">
                <text:p>15.216000175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5.1220001220703">
                <text:p>15.122000122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.8520002365112">
                <text:p>14.852000236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.9874999523163">
                <text:p>14.987499952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5.05">
                <text:p>1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5.2379999160767">
                <text:p>15.237999916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5.2079999923706">
                <text:p>15.20799999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5.260000038147">
                <text:p>15.2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5.2559999465942">
                <text:p>15.2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5.3400001525879">
                <text:p>15.340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5.3840000152588">
                <text:p>15.384000015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5.4439998626709">
                <text:p>15.443999862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5.4424996376038">
                <text:p>15.442499637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5.5479997634888">
                <text:p>15.547999763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5.5324997901917">
                <text:p>15.53249979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5.48600025177">
                <text:p>15.486000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5.460000038147">
                <text:p>15.4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5.560000038147">
                <text:p>15.56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5.5640001296997">
                <text:p>15.564000129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5.6960000991821">
                <text:p>15.696000099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.6920000076294">
                <text:p>15.6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5.739999961853">
                <text:p>15.7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5.7699997425079">
                <text:p>15.769999742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5.9280000686646">
                <text:p>15.92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5.9780000686646">
                <text:p>15.978000068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5.939999961853">
                <text:p>15.93999996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5.8819999694824">
                <text:p>15.881999969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5.8920000076294">
                <text:p>15.89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.9579998016357">
                <text:p>15.957999801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6.0340003967285">
                <text:p>16.034000396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6.0540000915527">
                <text:p>16.054000091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5.9680000305176">
                <text:p>15.968000030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5.8880001068115">
                <text:p>15.888000106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6.0249998569489">
                <text:p>16.024999856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6.0280002593994">
                <text:p>16.028000259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6.0119998931885">
                <text:p>16.011999893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6.0100002288818">
                <text:p>16.010000228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5.8550000190735">
                <text:p>15.85500001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5.7900004386902">
                <text:p>15.790000438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NaN">
                <text:p>NaN</text:p>
              </table:table-cell>
              <table:table-cell office:value-type="float" office:value="15.8559999465942">
                <text:p>15.8559999465942</text:p>
              </table:table-cell>
              <table:table-cell office:value-type="float" office:value="15.381854151338">
                <text:p>15.381854151338</text:p>
              </table:table-cell>
              <table:table-cell office:value-type="float" office:value="16.3301457418504">
                <text:p>16.3301457418504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NaN">
                <text:p>NaN</text:p>
              </table:table-cell>
              <table:table-cell office:value-type="float" office:value="15.9760000228882">
                <text:p>15.9760000228882</text:p>
              </table:table-cell>
              <table:table-cell office:value-type="float" office:value="15.4850427688119">
                <text:p>15.4850427688119</text:p>
              </table:table-cell>
              <table:table-cell office:value-type="float" office:value="16.4669572769645">
                <text:p>16.466957276964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15.9139999389648">
                <text:p>15.9139999389648</text:p>
              </table:table-cell>
              <table:table-cell office:value-type="float" office:value="15.445129814651">
                <text:p>15.445129814651</text:p>
              </table:table-cell>
              <table:table-cell office:value-type="float" office:value="16.3828700632786">
                <text:p>16.3828700632786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5.8739999771119">
                <text:p>15.8739999771119</text:p>
              </table:table-cell>
              <table:table-cell office:value-type="float" office:value="15.3777857869857">
                <text:p>15.3777857869857</text:p>
              </table:table-cell>
              <table:table-cell office:value-type="float" office:value="16.370214167238">
                <text:p>16.370214167238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5.9045001983642">
                <text:p>15.9045001983642</text:p>
              </table:table-cell>
              <table:table-cell office:value-type="float" office:value="15.3619235907521">
                <text:p>15.3619235907521</text:p>
              </table:table-cell>
              <table:table-cell office:value-type="float" office:value="16.4470768059764">
                <text:p>16.4470768059764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5.9560001373292">
                <text:p>15.9560001373292</text:p>
              </table:table-cell>
              <table:table-cell office:value-type="float" office:value="15.3553434612633">
                <text:p>15.3553434612633</text:p>
              </table:table-cell>
              <table:table-cell office:value-type="float" office:value="16.5566568133951">
                <text:p>16.5566568133951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6.0760000228884">
                <text:p>16.0760000228884</text:p>
              </table:table-cell>
              <table:table-cell office:value-type="float" office:value="15.5017314588785">
                <text:p>15.5017314588785</text:p>
              </table:table-cell>
              <table:table-cell office:value-type="float" office:value="16.6502685868983">
                <text:p>16.6502685868983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6.0680000305178">
                <text:p>16.0680000305178</text:p>
              </table:table-cell>
              <table:table-cell office:value-type="float" office:value="15.4929650521923">
                <text:p>15.4929650521923</text:p>
              </table:table-cell>
              <table:table-cell office:value-type="float" office:value="16.6430350088433">
                <text:p>16.6430350088433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6.0700000762941">
                <text:p>16.0700000762941</text:p>
              </table:table-cell>
              <table:table-cell office:value-type="float" office:value="15.5101348951116">
                <text:p>15.5101348951116</text:p>
              </table:table-cell>
              <table:table-cell office:value-type="float" office:value="16.6298652574765">
                <text:p>16.6298652574765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6.0869998455049">
                <text:p>16.0869998455049</text:p>
              </table:table-cell>
              <table:table-cell office:value-type="float" office:value="15.5209984034133">
                <text:p>15.5209984034133</text:p>
              </table:table-cell>
              <table:table-cell office:value-type="float" office:value="16.6530012875965">
                <text:p>16.6530012875965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5.970000076294">
                <text:p>15.970000076294</text:p>
              </table:table-cell>
              <table:table-cell office:value-type="float" office:value="15.3278686974628">
                <text:p>15.3278686974628</text:p>
              </table:table-cell>
              <table:table-cell office:value-type="float" office:value="16.6121314551252">
                <text:p>16.6121314551252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5.8880001068116">
                <text:p>15.8880001068116</text:p>
              </table:table-cell>
              <table:table-cell office:value-type="float" office:value="15.3293572561199">
                <text:p>15.3293572561199</text:p>
              </table:table-cell>
              <table:table-cell office:value-type="float" office:value="16.4466429575033">
                <text:p>16.4466429575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